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oogle Sans" svg:font-family="'Google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swiss" style:font-pitch="variable"/>
    <style:font-face style:name="Lucida Sans Typewriter" svg:font-family="'Lucida Sans Typewriter'" style:font-family-generic="modern" style:font-pitch="fixed"/>
    <style:font-face style:name="Menlo" svg:font-family="Menlo" style:font-family-generic="modern" style:font-pitch="fixed"/>
    <style:font-face style:name="Menlo1" svg:font-family="Menlo" style:font-family-generic="decorative" style:font-pitch="variable"/>
    <style:font-face style:name="NimbusSanL" svg:font-family="NimbusSanL"/>
    <style:font-face style:name="Noto Sans" svg:font-family="'Noto Sans'" style:font-family-generic="roman" style:font-pitch="variable"/>
    <style:font-face style:name="SFTT1095" svg:font-family="SFTT1095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  <style:font-face style:name="Wingdings" svg:font-family="Wingdings" style:font-pitch="variable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ffff00" draw:auto-grow-height="true" draw:auto-grow-width="false" fo:min-height="1.65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00" draw:auto-grow-height="true" draw:auto-grow-width="false" fo:min-height="1.655cm" loext:decorative="false"/>
      <style:paragraph-properties style:writing-mode="lr-tb"/>
    </style:style>
    <style:style style:name="gr4" style:family="graphic" style:parent-style-name="standard" style:list-style-name="L7">
      <style:graphic-properties draw:stroke="none" svg:stroke-width="0cm" draw:fill="solid" draw:fill-color="#ffff00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16">
      <style:graphic-properties draw:stroke="none" svg:stroke-width="0cm" draw:fill="solid" draw:fill-color="#0d0d0d" draw:textarea-horizontal-align="justify" draw:textarea-vertical-align="top" draw:auto-grow-height="false" draw:fit-to-size="false" style:shrink-to-fit="true" fo:min-height="6.424cm" fo:min-width="23.59cm" fo:padding-top="0.127cm" fo:padding-bottom="0.127cm" fo:padding-left="0.254cm" fo:padding-right="0.254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solid" draw:fill-color="#e7e6e6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light2" loext:color-type="theme"/>
      </style:graphic-properties>
      <style:paragraph-properties style:writing-mode="lr-tb"/>
    </style:style>
    <style:style style:name="gr8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ff00" draw:auto-grow-height="true" draw:auto-grow-width="false" fo:min-height="2.29cm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12" style:family="graphic" style:parent-style-name="standard" style:list-style-name="L7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7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18" style:family="graphic" style:parent-style-name="standard" style:list-style-name="L7">
      <style:graphic-properties draw:stroke="solid" svg:stroke-width="0cm" svg:stroke-color="#1d3155" draw:fill="solid" draw:fill-color="#fff2cc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>
          <loext:transformation loext:type="shade" loext:value="1500"/>
        </loext:stroke-complex-color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solid" draw:fill-color="#d9d9d9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22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solid" draw:fill-color="#d9d9d9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24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27" style:family="graphic">
      <style:graphic-properties style:writing-mode="lr-tb" loext:decorative="false"/>
    </style:style>
    <style:style style:name="gr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26cm" svg:stroke-color="#4472c4" draw:marker-end="msArrowOpenEnd_20_9_20_26" draw:marker-end-width="0.385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.001cm" fo:padding-bottom="0.001cm" fo:padding-left="0.256cm" fo:padding-right="0.256cm" fo:wrap-option="wrap" loext:decorative="false">
        <loext:stroke-complex-color loext:theme-type="accent1" loext:color-type="theme"/>
      </style:graphic-properties>
    </style:style>
    <style:style style:name="gr30" style:family="graphic" style:parent-style-name="standard" style:list-style-name="L3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531cm" fo:min-width="14.327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4472c4" draw:marker-end="msArrowOpenEnd_20_9_20_26" draw:marker-end-width="0.385cm" draw:marker-end-center="false" draw:stroke-linejoin="round" draw:fill="none" loext:fill-use-slide-background="false" draw:textarea-horizontal-align="justify" draw:textarea-vertical-align="top" draw:auto-grow-height="false" draw:fit-to-size="false" style:shrink-to-fit="false" fo:padding-top="0cm" fo:padding-bottom="0cm" fo:padding-left="0.256cm" fo:padding-right="0.256cm" fo:wrap-option="wrap" loext:decorative="false">
        <loext:stroke-complex-color loext:theme-type="accent1" loext:color-type="theme"/>
      </style:graphic-properties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5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8" style:family="graphic" style:parent-style-name="standard" style:list-style-name="L40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0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40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40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41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40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47" style:family="graphic" style:parent-style-name="standard" style:list-style-name="L7">
      <style:graphic-properties draw:stroke="none" svg:stroke-width="0cm" draw:fill="solid" draw:fill-color="#fff2cc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48" style:family="graphic" style:parent-style-name="standard" style:list-style-name="L7">
      <style:graphic-properties draw:stroke="none" svg:stroke-width="0.035cm" draw:stroke-linejoin="miter" svg:stroke-linecap="butt" draw:fill="solid" draw:fill-color="#eeeeee" draw:textarea-horizontal-align="justify" draw:textarea-vertical-align="middle" draw:auto-grow-height="false" draw:fit-to-size="false" style:shrink-to-fit="false" fo:min-height="3.658cm" fo:min-width="23.59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5">
      <style:graphic-properties draw:stroke="none" svg:stroke-width="0.035cm" draw:stroke-linejoin="miter" svg:stroke-linecap="butt" draw:fill="solid" draw:fill-color="#0d0d0d" draw:textarea-horizontal-align="justify" draw:textarea-vertical-align="middle" draw:auto-grow-height="false" draw:fit-to-size="false" style:shrink-to-fit="false" fo:min-height="4.87cm" fo:min-width="23.598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50" style:family="graphic" style:parent-style-name="standard" style:list-style-name="L7">
      <style:graphic-properties draw:stroke="solid" svg:stroke-width="0cm" svg:stroke-color="#1d3155" draw:fill="solid" draw:fill-color="#fff2cc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accent1" loext:color-type="theme">
          <loext:transformation loext:type="shade" loext:value="1500"/>
        </loext:stroke-complex-color>
        <loext:fill-complex-color loext:theme-type="accent4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cm" draw:fill="solid" draw:fill-color="#eeeee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25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4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55" style:family="graphic" style:parent-style-name="standard" style:list-style-name="L47">
      <style:graphic-properties draw:stroke="none" svg:stroke-width="0cm" draw:fill="solid" draw:fill-color="#eeeeee" draw:textarea-horizontal-align="justify" draw:textarea-vertical-align="top" draw:auto-grow-height="false" draw:fit-to-size="false" style:shrink-to-fit="true" fo:min-height="9.266cm" fo:min-width="12.16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gr57" style:family="graphic" style:parent-style-name="standard" style:list-style-name="L47">
      <style:graphic-properties draw:stroke="none" svg:stroke-width="0cm" draw:fill="solid" draw:fill-color="#eeeeee" draw:textarea-horizontal-align="justify" draw:textarea-vertical-align="top" draw:auto-grow-height="false" draw:fit-to-size="false" style:shrink-to-fit="true" fo:min-height="10.998cm" fo:min-width="11.8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8" style:family="graphic" style:parent-style-name="standard" style:list-style-name="L25">
      <style:graphic-properties draw:stroke="none" svg:stroke-width="0cm" draw:fill="solid" draw:fill-color="#0d0d0d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Title_20_and_20_Content_5f_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3.829cm" loext:decorative="false"/>
      <style:paragraph-properties style:writing-mode="lr-tb"/>
    </style:style>
    <style:style style:name="pr7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1__5f_Title_20_and_20_Content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le_20_and_20_Content-notes">
      <style:graphic-properties draw:fill-color="#ffffff" fo:min-height="13.829cm" loext:decorative="false"/>
      <style:paragraph-properties style:writing-mode="lr-tb"/>
    </style:style>
    <style:style style:name="pr10" style:family="presentation" style:parent-style-name="Title_20_and_20_Content_5f_-outline1">
      <style:graphic-properties fo:min-height="15.677cm" loext:decorative="false"/>
      <style:paragraph-properties style:writing-mode="lr-tb"/>
    </style:style>
    <style:style style:name="pr11" style:family="presentation" style:parent-style-name="Title_20_and_20_Content_5f_-outline1">
      <style:graphic-properties draw:stroke="none" svg:stroke-width="0cm" draw:fill="solid" draw:fill-color="#eeeee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wo_20_Content_5f_-outline1">
      <style:graphic-properties draw:stroke="none" svg:stroke-width="0cm" draw:fill="solid" draw:fill-color="#0d0d0d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pr15" style:family="presentation" style:parent-style-name="Two_20_Content_5f_-outline1">
      <style:graphic-properties draw:stroke="none" svg:stroke-width="0cm" draw:fill="solid" draw:fill-color="#0d0d0d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loext:fill-complex-color loext:theme-type="dark1" loext:color-type="theme">
          <loext:transformation loext:type="lummod" loext:value="9500"/>
          <loext:transformation loext:type="lumoff" loext:value="500"/>
        </loext:fill-complex-color>
      </style:graphic-properties>
      <style:paragraph-properties style:writing-mode="lr-tb"/>
    </style:style>
    <style:style style:name="pr16" style:family="presentation" style:parent-style-name="Two_20_Content_5f_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wo_20_Content_5f_-notes">
      <style:graphic-properties draw:fill-color="#ffffff" fo:min-height="13.829cm" loext:decorative="false"/>
      <style:paragraph-properties style:writing-mode="lr-tb"/>
    </style:style>
    <style:style style:name="pr18" style:family="presentation" style:parent-style-name="Title_20_and_20_Content_5f_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wo_20_Content_5f_-outline1">
      <style:graphic-properties draw:stroke="none" svg:stroke-width="0cm" draw:fill="solid" draw:fill-color="#f2f2f2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loext:fill-complex-color loext:theme-type="light1" loext:color-type="theme">
          <loext:transformation loext:type="lummod" loext:value="9500"/>
        </loext:fill-complex-color>
      </style:graphic-properties>
      <style:paragraph-properties style:writing-mode="lr-tb"/>
    </style:style>
    <style:style style:name="pr24" style:family="presentation" style:parent-style-name="_31__5f_Title_20_and_20_Content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_31__5f_Title_20_and_20_Content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_31__5f_Title_20_and_20_Content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Two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20_and_20_Content_5f_-notes" style:list-style-name="L5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.243cm" style:use-optimal-column-width="false"/>
    </style:style>
    <style:style style:name="co2" style:family="table-column">
      <style:table-column-properties style:column-width="1.51cm" style:use-optimal-column-width="false"/>
    </style:style>
    <style:style style:name="co3" style:family="table-column">
      <style:table-column-properties style:column-width="2.897cm" style:use-optimal-column-width="false"/>
    </style:style>
    <style:style style:name="co4" style:family="table-column">
      <style:table-column-properties style:column-width="2.478cm" style:use-optimal-column-width="false"/>
    </style:style>
    <style:style style:name="co5" style:family="table-column">
      <style:table-column-properties style:column-width="2.028cm" style:use-optimal-column-width="false"/>
    </style:style>
    <style:style style:name="ro1" style:family="table-row">
      <style:table-row-properties style:row-height="1.167cm" style:use-optimal-row-height="false"/>
    </style:style>
    <style:style style:name="ro2" style:family="table-row">
      <style:table-row-properties style:row-height="1.013cm" style:use-optimal-row-height="false"/>
    </style:style>
    <style:style style:name="ro3" style:family="table-row">
      <style:table-row-properties style:row-height="1.168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eeeee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7.2000007629395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loext:tab-stop-distance="2.54cm">
        <style:tab-stops/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-color="#ffffff"/>
      <style:text-properties fo:font-size="31.8999996185303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style:paragraph-properties fo:margin-left="1.27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-color="#ffffff"/>
      <style:text-properties fo:font-size="22pt"/>
    </style:style>
    <style:style style:name="P18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176cm" fo:margin-bottom="0cm" fo:line-height="12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ff00"/>
      <style:paragraph-properties fo:text-align="center"/>
      <style:text-properties fo:font-weight="bold"/>
    </style:style>
    <style:style style:name="P22" style:family="paragraph">
      <style:paragraph-properties fo:margin-left="0cm" fo:margin-right="0cm" fo:margin-top="0.353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176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solid" draw:fill-color="#ffff00"/>
      <style:paragraph-properties fo:text-align="center"/>
      <style:text-properties fo:font-size="21pt" fo:font-weight="bold" style:font-size-asian="21pt" style:font-size-complex="21pt"/>
    </style:style>
    <style:style style:name="P25" style:family="paragraph">
      <style:paragraph-properties fo:margin-left="0cm" fo:margin-right="0cm" fo:margin-top="0.353cm" fo:margin-bottom="0cm" fo:line-height="11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76cm" fo:margin-bottom="0cm" fo:line-height="11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353cm" fo:margin-bottom="0cm" fo:line-height="11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176cm" fo:margin-bottom="0cm" fo:line-height="11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0.3999996185303pt" fo:background-color="transparent" fo:hyphenate="false"/>
    </style:style>
    <style:style style:name="P30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background-color="transparent" fo:hyphenate="false"/>
    </style:style>
    <style:style style:name="P31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3" style:family="paragraph">
      <style:text-properties style:text-underline-style="none" fo:font-weight="normal" style:font-weight-asian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20.3999996185303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36" style:family="paragraph">
      <style:paragraph-properties fo:margin-left="1.27cm" fo:margin-right="0cm" fo:margin-top="0.176cm" fo:margin-bottom="0cm" fo:line-height="11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loext:graphic-properties draw:fill="solid" draw:fill-color="#eeeeee"/>
      <style:paragraph-properties fo:text-align="start" style:font-independent-line-spacing="true"/>
      <style:text-properties fo:font-size="28pt"/>
    </style:style>
    <style:style style:name="P3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9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1.7000007629395pt" fo:hyphenate="false"/>
    </style:style>
    <style:style style:name="P40" style:family="paragraph">
      <loext:graphic-properties draw:fill="solid" draw:fill-color="#0d0d0d"/>
      <style:paragraph-properties fo:margin-left="0.635cm" fo:margin-right="0cm" fo:margin-top="0.353cm" fo:margin-bottom="0cm" fo:line-height="90%" fo:text-align="start" fo:text-indent="-0.635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31.7000007629395pt" fo:hyphenate="false"/>
    </style:style>
    <style:style style:name="P41" style:family="paragraph">
      <loext:graphic-properties draw:fill="solid" draw:fill-color="#0d0d0d"/>
      <style:paragraph-properties fo:text-align="start" style:font-independent-line-spacing="true"/>
      <style:text-properties fo:font-size="28pt"/>
    </style:style>
    <style:style style:name="P42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1.27cm" fo:margin-right="0cm" fo:margin-top="0.17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2.54cm" fo:margin-right="0cm" fo:margin-top="0.176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20.3999996185303pt" fo:hyphenate="false"/>
    </style:style>
    <style:style style:name="P48" style:family="paragraph">
      <loext:graphic-properties draw:fill="solid" draw:fill-color="#e7e6e6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49" style:family="paragraph">
      <loext:graphic-properties draw:fill="solid" draw:fill-color="#0d0d0d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50" style:family="paragraph">
      <style:paragraph-properties fo:margin-left="0cm" fo:margin-right="0cm" fo:text-indent="0cm" loext:tab-stop-distance="2.54cm">
        <style:tab-stops/>
      </style:paragraph-properties>
    </style:style>
    <style:style style:name="P51" style:family="paragraph">
      <loext:graphic-properties draw:fill="solid" draw:fill-color="#ffff00"/>
      <style:paragraph-properties fo:margin-left="0cm" fo:margin-right="0cm" fo:margin-top="0.353cm" fo:margin-bottom="0cm" fo:line-height="110%" fo:text-align="start" fo:text-indent="0cm" style:punctuation-wrap="hanging" loext:tab-stop-distance="2.54cm">
        <style:tab-stops>
          <style:tab-stop style:position="0cm"/>
        </style:tab-stops>
      </style:paragraph-properties>
      <style:text-properties fo:background-color="transparent" fo:hyphenate="false"/>
    </style:style>
    <style:style style:name="P52" style:family="paragraph">
      <loext:graphic-properties draw:fill="solid" draw:fill-color="#eeeeee"/>
      <style:paragraph-properties fo:text-align="center" style:font-independent-line-spacing="true"/>
      <style:text-properties fo:font-size="44pt"/>
    </style:style>
    <style:style style:name="P53" style:family="paragraph">
      <style:paragraph-properties fo:margin-left="1.27cm" fo:margin-right="0cm" fo:margin-top="0.176cm" fo:margin-bottom="0cm" fo:line-height="12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8pt"/>
    </style:style>
    <style:style style:name="P55" style:family="paragraph">
      <style:paragraph-properties fo:margin-left="2.54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0.161cm" style:type="right"/>
        </style:tab-stops>
      </style:paragraph-properties>
      <style:text-properties fo:hyphenate="false"/>
    </style:style>
    <style:style style:name="P5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59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26.3999996185303pt" style:font-size-asian="14pt" style:font-size-complex="14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26.3999996185303pt" style:font-size-asian="14pt" style:font-size-complex="14pt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63" style:family="paragraph">
      <style:paragraph-properties fo:margin-left="0cm" fo:margin-right="0cm" fo:margin-top="0.141cm" fo:margin-bottom="0cm" fo:line-height="11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loext:graphic-properties draw:fill="solid" draw:fill-color="#fff2cc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65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66" style:family="paragraph">
      <style:paragraph-properties fo:margin-left="0cm" fo:margin-right="0cm" fo:margin-top="0.353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69" style:family="paragraph">
      <style:paragraph-properties fo:margin-left="0.635cm" fo:margin-right="0cm" fo:margin-top="0cm" fo:margin-bottom="0cm" fo:line-height="90%" fo:text-align="center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71" style:family="paragraph">
      <style:paragraph-properties fo:margin-left="3.175cm" fo:margin-right="0cm" fo:margin-top="0.141cm" fo:margin-bottom="0cm" fo:line-height="10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7.2000007629395pt" fo:hyphenate="false"/>
    </style:style>
    <style:style style:name="P72" style:family="paragraph">
      <loext:graphic-properties draw:fill="none"/>
      <style:paragraph-properties fo:margin-left="3.175cm" fo:margin-right="0cm" fo:margin-top="0.141cm" fo:margin-bottom="0cm" fo:line-height="100%" fo:text-align="start" fo:text-indent="-0.635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7.2000007629395pt" fo:hyphenate="false"/>
    </style:style>
    <style:style style:name="P7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.3999996185303pt" fo:hyphenate="false"/>
    </style:style>
    <style:style style:name="P75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6" style:family="paragraph">
      <style:paragraph-properties fo:margin-left="1.27cm" fo:margin-right="0cm" fo:margin-top="0.353cm" fo:margin-bottom="0cm" fo:line-height="90%" fo:text-align="start" fo:text-indent="-1.27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7" style:family="paragraph">
      <style:paragraph-properties fo:margin-left="1.111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margin-top="0.353cm" fo:margin-bottom="0cm" fo:line-height="90%" fo:text-align="start" fo:text-indent="-0.159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1.7000007629395pt" fo:hyphenate="false"/>
    </style:style>
    <style:style style:name="P80" style:family="paragraph">
      <loext:graphic-properties draw:fill="solid" draw:fill-color="#eeeee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31.7000007629395pt" fo:hyphenate="false"/>
    </style:style>
    <style:style style:name="P81" style:family="paragraph">
      <style:paragraph-properties fo:margin-left="0.635cm" fo:margin-right="0cm" fo:margin-top="0.353cm" fo:margin-bottom="0cm" fo:line-height="10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2" style:family="paragraph">
      <style:paragraph-properties fo:margin-left="3.175cm" fo:margin-right="0cm" fo:margin-top="0cm" fo:margin-bottom="0cm" fo:line-height="90%" fo:text-align="start" fo:text-indent="-0.63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17.291cm"/>
        </style:tab-stops>
      </style:paragraph-properties>
      <style:text-properties fo:hyphenate="false"/>
    </style:style>
    <style:style style:name="P84" style:family="paragraph">
      <style:paragraph-properties fo:margin-left="0.657cm" fo:margin-right="0cm" fo:margin-top="0.353cm" fo:margin-bottom="0cm" fo:line-height="90%" fo:text-align="start" fo:text-indent="-0.657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5" style:family="paragraph">
      <style:paragraph-properties fo:margin-left="2.381cm" fo:margin-right="0cm" fo:margin-top="0.176cm" fo:margin-bottom="0cm" fo:line-height="90%" fo:text-align="start" fo:text-indent="-1.27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17.291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size="20pt" fo:font-weight="bold" style:font-size-asian="20pt" style:font-size-complex="2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size="21pt" fo:font-weight="bold" style:font-size-asian="21pt" style:font-size-complex="21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Courier New" style:font-size-complex="26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Courier New" style:font-size-complex="30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0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bold" fo:background-color="transparent" style:font-size-asian="35pt" style:font-style-asian="normal" style:font-weight-asian="bold" style:font-name-complex="Courier New" style:font-size-complex="35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normal" fo:background-color="transparent" style:font-size-asian="35pt" style:font-style-asian="normal" style:font-weight-asian="normal" style:font-name-complex="Courier New" style:font-size-complex="35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normal" fo:background-color="transparent" style:font-size-asian="35pt" style:font-style-asian="normal" style:font-weight-asian="normal" style:font-name-complex="Courier New" style:font-size-complex="35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#eeeeee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normal" fo:background-color="transparent" style:font-size-asian="34pt" style:font-style-asian="normal" style:font-weight-asian="normal" style:font-name-complex="Courier New" style:font-size-complex="34pt" style:font-style-complex="normal" style:font-weight-complex="normal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urier New" fo:font-size="36pt" fo:letter-spacing="normal" fo:language="en" fo:country="US" fo:font-style="normal" style:text-underline-style="none" fo:font-weight="bold" fo:background-color="transparent" style:font-name-asian="ＭＳ Ｐゴシック" style:font-size-asian="36pt" style:font-style-asian="normal" style:font-weight-asian="bold" style:font-name-complex="Courier New" style:font-size-complex="36pt" style:font-style-complex="normal" style:font-weight-complex="bold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normal" fo:background-color="transparent" style:font-name-asian="ＭＳ Ｐゴシック" style:font-size-asian="34pt" style:font-style-asian="normal" style:font-weight-asian="normal" style:font-name-complex="Courier New" style:font-size-complex="34pt" style:font-style-complex="normal" style:font-weight-complex="normal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normal" fo:background-color="transparent" style:font-name-asian="ＭＳ Ｐゴシック" style:font-size-asian="34pt" style:font-style-asian="normal" style:font-weight-asian="normal" style:font-name-complex="Courier New" style:font-size-complex="34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98658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accent1" loext:color-type="theme"/>
      </style:text-properties>
    </style:style>
    <style:style style:name="T50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Menlo" fo:font-size="17pt" fo:letter-spacing="normal" fo:language="en" fo:country="US" fo:font-style="normal" style:text-underline-style="none" fo:font-weight="bold" fo:background-color="transparent" style:font-size-asian="17pt" style:font-style-asian="normal" style:font-weight-asian="bold" style:font-size-complex="17pt" style:font-style-complex="normal" style:font-weight-complex="bold">
        <loext:char-complex-color loext:theme-type="dark1" loext:color-type="theme"/>
      </style:text-properties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cida Sans Typewriter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>
        <loext:char-complex-color loext:theme-type="light1" loext:color-type="theme"/>
      </style:text-properties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name-asian="ＭＳ Ｐゴシック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name-asian="ＭＳ Ｐゴシック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5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59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6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>
        <loext:char-complex-color loext:theme-type="dark1" loext:color-type="theme"/>
      </style:text-properties>
    </style:style>
    <style:style style:name="T6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name-asian="ＭＳ Ｐゴシック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64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name-asian="ＭＳ Ｐゴシック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6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name-asian="ＭＳ Ｐゴシック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6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name-asian="ＭＳ Ｐゴシック" style:font-size-asian="32pt" style:font-style-asian="normal" style:font-weight-asian="bold" style:font-size-complex="32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Courier New" style:font-size-complex="32pt" style:font-style-complex="normal" style:font-weight-complex="normal">
        <loext:char-complex-color loext:theme-type="dark1" loext:color-type="theme"/>
      </style:text-properties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Courier New" style:font-size-complex="32pt" style:font-style-complex="normal" style:font-weight-complex="normal">
        <loext:char-complex-color loext:theme-type="dark1" loext:color-type="theme"/>
      </style:text-properties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7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name-asian="ＭＳ Ｐゴシック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74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7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78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accent1" loext:color-type="theme"/>
      </style:text-properties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80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accent1" loext:color-type="theme"/>
      </style:text-properties>
    </style:style>
    <style:style style:name="T8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urier New" style:font-size-complex="24pt" style:font-style-complex="normal" style:font-weight-complex="normal">
        <loext:char-complex-color loext:theme-type="dark1" loext:color-type="theme"/>
      </style:text-properties>
    </style:style>
    <style:style style:name="T82" style:family="text">
      <style:text-properties fo:font-variant="normal" fo:text-transform="none" fo:color="#2d2db9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ourier New" style:font-size-complex="18pt" style:font-style-complex="normal" style:font-weight-complex="normal">
        <loext:char-complex-color loext:theme-type="dark1" loext:color-type="theme"/>
      </style:text-properties>
    </style:style>
    <style:style style:name="T83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ＭＳ Ｐゴシック" style:font-size-asian="18pt" style:font-style-asian="normal" style:font-weight-asian="normal" style:font-name-complex="Courier New" style:font-size-complex="18pt" style:font-style-complex="normal" style:font-weight-complex="normal">
        <loext:char-complex-color loext:theme-type="accent1" loext:color-type="theme"/>
      </style:text-properties>
    </style:style>
    <style:style style:name="T84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accent1" loext:color-type="theme"/>
      </style:text-properties>
    </style:style>
    <style:style style:name="T85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accent1" loext:color-type="theme"/>
      </style:text-properties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ourier New" style:font-size-complex="20pt" style:font-style-complex="normal" style:font-weight-complex="normal">
        <loext:char-complex-color loext:theme-type="dark1" loext:color-type="theme"/>
      </style:text-properties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1pt" fo:letter-spacing="normal" fo:language="en" fo:country="US" fo:font-style="normal" style:text-underline-style="none" fo:font-weight="normal" fo:background-color="transparent" style:font-size-asian="31pt" style:font-style-asian="normal" style:font-weight-asian="normal" style:font-size-complex="31pt" style:font-style-complex="normal" style:font-weight-complex="normal">
        <loext:char-complex-color loext:theme-type="dark1" loext:color-type="theme"/>
      </style:text-properties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Courier New" style:font-size-complex="26pt" style:font-style-complex="normal" style:font-weight-complex="bold">
        <loext:char-complex-color loext:theme-type="dark1" loext:color-type="theme"/>
      </style:text-properties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1pt" fo:letter-spacing="normal" fo:language="en" fo:country="US" fo:font-style="normal" style:text-underline-style="none" fo:font-weight="normal" fo:background-color="transparent" style:font-size-asian="31pt" style:font-style-asian="normal" style:font-weight-asian="normal" style:font-name-complex="Courier New" style:font-size-complex="31pt" style:font-style-complex="normal" style:font-weight-complex="normal">
        <loext:char-complex-color loext:theme-type="dark1" loext:color-type="theme"/>
      </style:text-properties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Courier New" style:font-size-complex="44pt" style:font-style-complex="normal" style:font-weight-complex="bold">
        <loext:char-complex-color loext:theme-type="dark1" loext:color-type="theme"/>
      </style:text-properties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Courier New" style:font-size-complex="44pt" style:font-style-complex="normal" style:font-weight-complex="bold">
        <loext:char-complex-color loext:theme-type="dark1" loext:color-type="theme"/>
      </style:text-properties>
    </style:style>
    <style:style style:name="T9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9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9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>
        <loext:char-complex-color loext:theme-type="dark1" loext:color-type="theme"/>
      </style:text-properties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>
        <loext:char-complex-color loext:theme-type="dark1" loext:color-type="theme"/>
      </style:text-properties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4pt" fo:letter-spacing="normal" fo:language="en" fo:country="US" fo:font-style="italic" style:text-underline-style="none" fo:font-weight="bold" fo:background-color="transparent" style:font-size-asian="14pt" style:font-style-asian="italic" style:font-weight-asian="bold" style:font-name-complex="Courier New" style:font-size-complex="14pt" style:font-style-complex="italic" style:font-weight-complex="bold">
        <loext:char-complex-color loext:theme-type="dark1" loext:color-type="theme"/>
      </style:text-properties>
    </style:style>
    <style:style style:name="T99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>
        <loext:char-complex-color loext:theme-type="dark1" loext:color-type="theme"/>
      </style:text-properties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4pt" fo:letter-spacing="normal" fo:language="en" fo:country="US" fo:font-style="italic" style:text-underline-style="none" fo:font-weight="bold" fo:background-color="transparent" style:font-size-asian="14pt" style:font-style-asian="italic" style:font-weight-asian="bold" style:font-name-complex="Courier New" style:font-size-complex="14pt" style:font-style-complex="italic" style:font-weight-complex="bold">
        <loext:char-complex-color loext:theme-type="dark1" loext:color-type="theme"/>
      </style:text-properties>
    </style:style>
    <style:style style:name="T102" style:family="text">
      <style:text-properties fo:font-variant="normal" fo:text-transform="none" fo:color="#6b0001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>
        <loext:char-complex-color loext:theme-type="dark1" loext:color-type="theme"/>
      </style:text-properties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Courier New" style:font-size-complex="14pt" style:font-style-complex="normal" style:font-weight-complex="normal">
        <loext:char-complex-color loext:theme-type="dark1" loext:color-type="theme"/>
      </style:text-properties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>
        <loext:char-complex-color loext:theme-type="dark1" loext:color-type="theme"/>
      </style:text-properties>
    </style:style>
    <style:style style:name="T10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>
        <loext:char-complex-color loext:theme-type="dark1" loext:color-type="theme"/>
      </style:text-properties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>
        <loext:char-complex-color loext:theme-type="dark1" loext:color-type="theme"/>
      </style:text-properties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name-complex="Courier New" style:font-size-complex="16pt" style:font-style-complex="italic" style:font-weight-complex="bold">
        <loext:char-complex-color loext:theme-type="dark1" loext:color-type="theme"/>
      </style:text-properties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6pt" fo:letter-spacing="normal" fo:language="en" fo:country="US" fo:font-style="normal" style:text-underline-style="none" fo:font-weight="normal" fo:background-color="transparent" style:font-name-asian="Verdana1" style:font-size-asian="16pt" style:font-style-asian="normal" style:font-weight-asian="normal" style:font-name-complex="Verdana" style:font-size-complex="16pt" style:font-style-complex="normal" style:font-weight-complex="normal">
        <loext:char-complex-color loext:theme-type="dark1" loext:color-type="theme"/>
      </style:text-properties>
    </style:style>
    <style:style style:name="T10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name-asian="Verdana1" style:font-size-asian="16pt" style:font-style-asian="normal" style:font-weight-asian="bold" style:font-name-complex="Courier New" style:font-size-complex="16pt" style:font-style-complex="normal" style:font-weight-complex="bold">
        <loext:char-complex-color loext:theme-type="dark1" loext:color-type="theme"/>
      </style:text-properties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en" fo:country="US" fo:font-style="italic" style:text-underline-style="none" fo:font-weight="bold" fo:background-color="transparent" style:font-name-asian="Verdana1" style:font-size-asian="16pt" style:font-style-asian="italic" style:font-weight-asian="bold" style:font-name-complex="Courier New" style:font-size-complex="16pt" style:font-style-complex="italic" style:font-weight-complex="bold">
        <loext:char-complex-color loext:theme-type="dark1" loext:color-type="theme"/>
      </style:text-properties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6pt" fo:letter-spacing="normal" fo:language="en" fo:country="US" fo:font-style="italic" style:text-underline-style="none" fo:font-weight="normal" fo:background-color="transparent" style:font-name-asian="Verdana1" style:font-size-asian="16pt" style:font-style-asian="italic" style:font-weight-asian="normal" style:font-name-complex="Verdana" style:font-size-complex="16pt" style:font-style-complex="italic" style:font-weight-complex="normal">
        <loext:char-complex-color loext:theme-type="dark1" loext:color-type="theme"/>
      </style:text-properties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3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fo:font-variant="normal" fo:text-transform="none" fo:color="#098658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1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1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/>
      </style:text-properties>
    </style:style>
    <style:style style:name="T11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12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ourier New" style:font-size-complex="20pt" style:font-style-complex="normal" style:font-weight-complex="normal">
        <loext:char-complex-color loext:theme-type="dark1" loext:color-type="theme"/>
      </style:text-properties>
    </style:style>
    <style:style style:name="T12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122" style:family="text">
      <style:text-properties fo:font-variant="normal" fo:text-transform="none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background-color="#ffff38" style:font-name-asian="ＭＳ Ｐゴシック" style:font-size-asian="26pt" style:font-style-asian="normal" style:font-name-complex="Courier New" style:font-size-complex="26pt" style:font-style-complex="normal"/>
    </style:style>
    <style:style style:name="T12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normal" fo:background-color="transparent" style:font-name-asian="ＭＳ Ｐゴシック" style:font-size-asian="26pt" style:font-style-asian="normal" style:font-weight-asian="normal" style:font-name-complex="Courier New" style:font-size-complex="26pt" style:font-style-complex="normal" style:font-weight-complex="normal">
        <loext:char-complex-color loext:theme-type="dark1" loext:color-type="theme"/>
      </style:text-properties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size-asian="21pt" style:font-style-asian="normal" style:font-weight-asian="normal" style:font-name-complex="Courier New" style:font-size-complex="21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2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1pt" fo:letter-spacing="normal" fo:language="en" fo:country="US" fo:font-style="normal" style:text-underline-style="none" fo:font-weight="bold" fo:background-color="transparent" style:font-name-asian="ＭＳ Ｐゴシック" style:font-size-asian="21pt" style:font-style-asian="normal" style:font-weight-asian="bold" style:font-name-complex="Courier New" style:font-size-complex="21pt" style:font-style-complex="normal" style:font-weight-complex="bold">
        <loext:char-complex-color loext:theme-type="dark1" loext:color-type="theme"/>
      </style:text-properties>
    </style:style>
    <style:style style:name="T1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normal" fo:background-color="transparent" style:font-name-asian="ＭＳ Ｐゴシック" style:font-size-asian="21pt" style:font-style-asian="normal" style:font-weight-asian="normal" style:font-name-complex="Courier New" style:font-size-complex="21pt" style:font-style-complex="normal" style:font-weight-complex="normal">
        <loext:char-complex-color loext:theme-type="dark1" loext:color-type="theme"/>
      </style:text-properties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pt" fo:letter-spacing="normal" fo:language="en" fo:country="US" fo:font-style="normal" style:text-underline-style="none" fo:font-weight="bold" fo:background-color="transparent" style:font-name-asian="ＭＳ Ｐゴシック" style:font-size-asian="21pt" style:font-style-asian="normal" style:font-weight-asian="bold" style:font-name-complex="Courier New" style:font-size-complex="21pt" style:font-style-complex="normal" style:font-weight-complex="bold">
        <loext:char-complex-color loext:theme-type="dark1" loext:color-type="theme"/>
      </style:text-properties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3pt" fo:letter-spacing="normal" fo:language="en" fo:country="US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dark1" loext:color-type="theme"/>
      </style:text-properties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9pt" fo:letter-spacing="normal" fo:language="en" fo:country="US" fo:font-style="normal" style:text-underline-style="none" fo:font-weight="normal" fo:background-color="transparent" style:font-size-asian="29pt" style:font-style-asian="normal" style:font-weight-asian="normal" style:font-size-complex="29pt" style:font-style-complex="normal" style:font-weight-complex="normal">
        <loext:char-complex-color loext:theme-type="dark1" loext:color-type="theme"/>
      </style:text-properties>
    </style:style>
    <style:style style:name="T131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9pt" fo:letter-spacing="normal" fo:language="en" fo:country="US" fo:font-style="normal" style:text-underline-style="none" fo:font-weight="bold" fo:background-color="#eeeeee" style:font-size-asian="29pt" style:font-style-asian="normal" style:font-weight-asian="bold" style:font-size-complex="29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9pt" fo:letter-spacing="normal" fo:language="en" fo:country="US" fo:font-style="normal" style:text-underline-style="none" fo:font-weight="bold" fo:background-color="#eeeeee" style:font-size-asian="29pt" style:font-style-asian="normal" style:font-weight-asian="bold" style:font-size-complex="29pt" style:font-style-complex="normal" style:font-weight-complex="bold">
        <loext:char-complex-color loext:theme-type="dark1" loext:color-type="theme"/>
      </style:text-properties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T1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4pt" fo:letter-spacing="normal" fo:language="en" fo:country="US" fo:font-style="normal" style:text-underline-style="none" fo:font-weight="bold" fo:background-color="transparent" style:font-size-asian="34pt" style:font-style-asian="normal" style:font-weight-asian="bold" style:font-size-complex="34pt" style:font-style-complex="normal" style:font-weight-complex="bold">
        <loext:char-complex-color loext:theme-type="dark1" loext:color-type="theme"/>
      </style:text-properties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4pt" fo:letter-spacing="normal" fo:language="en" fo:country="US" fo:font-style="normal" style:text-underline-style="none" fo:font-weight="normal" fo:background-color="transparent" style:font-size-asian="34pt" style:font-style-asian="normal" style:font-weight-asian="normal" style:font-size-complex="34pt" style:font-style-complex="normal" style:font-weight-complex="normal">
        <loext:char-complex-color loext:theme-type="dark1" loext:color-type="theme"/>
      </style:text-properties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4pt" fo:letter-spacing="normal" fo:language="en" fo:country="US" fo:font-style="normal" style:text-underline-style="none" fo:font-weight="bold" fo:background-color="transparent" style:font-size-asian="34pt" style:font-style-asian="normal" style:font-weight-asian="bold" style:font-size-complex="34pt" style:font-style-complex="normal" style:font-weight-complex="bold">
        <loext:char-complex-color loext:theme-type="dark1" loext:color-type="theme"/>
      </style:text-properties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9pt" fo:letter-spacing="normal" fo:language="en" fo:country="US" fo:font-style="normal" style:text-underline-style="none" fo:font-weight="bold" fo:background-color="transparent" style:font-size-asian="29pt" style:font-style-asian="normal" style:font-weight-asian="bold" style:font-size-complex="29pt" style:font-style-complex="normal" style:font-weight-complex="bold">
        <loext:char-complex-color loext:theme-type="dark1" loext:color-type="theme"/>
      </style:text-properties>
    </style:style>
    <style:style style:name="T1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9pt" fo:letter-spacing="normal" fo:language="en" fo:country="US" fo:font-style="normal" style:text-underline-style="none" fo:font-weight="normal" fo:background-color="transparent" style:font-size-asian="29pt" style:font-style-asian="normal" style:font-weight-asian="normal" style:font-size-complex="29pt" style:font-style-complex="normal" style:font-weight-complex="normal">
        <loext:char-complex-color loext:theme-type="dark1" loext:color-type="theme"/>
      </style:text-properties>
    </style:style>
    <style:style style:name="T1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1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3pt" fo:letter-spacing="normal" fo:language="en" fo:country="US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dark1" loext:color-type="theme"/>
      </style:text-properties>
    </style:style>
    <style:style style:name="T1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3pt" fo:letter-spacing="normal" fo:language="en" fo:country="US" fo:font-style="normal" style:text-underline-style="none" fo:font-weight="bold" fo:background-color="#eeeeee" style:font-size-asian="33pt" style:font-style-asian="normal" style:font-weight-asian="bold" style:font-name-complex="Courier New" style:font-size-complex="33pt" style:font-style-complex="normal" style:font-weight-complex="bold">
        <loext:char-complex-color loext:theme-type="dark1" loext:color-type="theme"/>
      </style:text-properties>
    </style:style>
    <style:style style:name="T143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33pt" fo:letter-spacing="normal" fo:language="en" fo:country="US" fo:font-style="normal" style:text-underline-style="none" fo:font-weight="bold" fo:background-color="#eeeeee" style:font-size-asian="33pt" style:font-style-asian="normal" style:font-weight-asian="bold" style:font-name-complex="Courier New" style:font-size-complex="33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3pt" fo:letter-spacing="normal" fo:language="en" fo:country="US" fo:font-style="normal" style:text-underline-style="none" fo:font-weight="bold" fo:background-color="transparent" style:font-size-asian="33pt" style:font-style-asian="normal" style:font-weight-asian="bold" style:font-name-complex="Courier New" style:font-size-complex="33pt" style:font-style-complex="normal" style:font-weight-complex="bold">
        <loext:char-complex-color loext:theme-type="dark1" loext:color-type="theme"/>
      </style:text-properties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name-complex="Courier New" style:font-size-complex="33pt" style:font-style-complex="normal" style:font-weight-complex="normal">
        <loext:char-complex-color loext:theme-type="dark1" loext:color-type="theme"/>
      </style:text-properties>
    </style:style>
    <style:style style:name="T1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name-complex="Courier New" style:font-size-complex="33pt" style:font-style-complex="normal" style:font-weight-complex="normal">
        <loext:char-complex-color loext:theme-type="dark1" loext:color-type="theme"/>
      </style:text-properties>
    </style:style>
    <style:style style:name="T147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Google San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148" style:family="text">
      <style:text-properties fo:font-variant="normal" fo:text-transform="none" fo:color="#040c28" loext:opacity="100%" style:text-outline="false" style:text-line-through-style="none" style:text-line-through-type="none" style:text-position="0% 100%" style:font-name="Google Sans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14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Google Sans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50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Google San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imbusSanL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/>
      </style:text-properties>
    </style:style>
    <style:style style:name="T152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NimbusSanL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/>
      </style:text-properties>
    </style:style>
    <style:style style:name="T15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NimbusSanL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54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NimbusSanL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/>
      </style:text-properties>
    </style:style>
    <style:style style:name="T15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SFTT1095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/>
      </style:text-properties>
    </style:style>
    <style:style style:name="T15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FTT1095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5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SFTT1095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/>
      </style:text-properties>
    </style:style>
    <style:style style:name="T15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59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41pt" fo:letter-spacing="normal" fo:language="en" fo:country="US" fo:font-style="normal" style:text-underline-style="none" fo:font-weight="normal" fo:background-color="transparent" style:font-size-asian="41pt" style:font-style-asian="normal" style:font-weight-asian="normal" style:font-size-complex="41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161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162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/>
      </style:text-properties>
    </style:style>
    <style:style style:name="T1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/>
      </style:text-properties>
    </style:style>
    <style:style style:name="T164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6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/>
      </style:text-properties>
    </style:style>
    <style:style style:name="T166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168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6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1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1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1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4pt" fo:letter-spacing="normal" fo:language="en" fo:country="US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dark1" loext:color-type="theme"/>
      </style:text-properties>
    </style:style>
    <style:style style:name="T1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>
        <loext:char-complex-color loext:theme-type="dark1" loext:color-type="theme"/>
      </style:text-properties>
    </style:style>
    <style:style style:name="T1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" style:font-size-complex="32pt" style:font-style-complex="normal" style:font-weight-complex="bold">
        <loext:char-complex-color loext:theme-type="dark1" loext:color-type="theme"/>
      </style:text-properties>
    </style:style>
    <style:style style:name="T17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7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177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name-asian="ＭＳ Ｐゴシック" style:font-size-asian="26pt" style:font-style-asian="normal" style:font-weight-asian="normal" style:font-name-complex="Courier New" style:font-size-complex="26pt" style:font-style-complex="normal" style:font-weight-complex="normal">
        <loext:char-complex-color loext:theme-type="dark1" loext:color-type="theme"/>
      </style:text-properties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name-complex="Courier New" style:font-size-complex="26pt" style:font-style-complex="normal" style:font-weight-complex="bold">
        <loext:char-complex-color loext:theme-type="dark1" loext:color-type="theme"/>
      </style:text-properties>
    </style:style>
    <style:style style:name="T18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bold" fo:background-color="transparent" style:font-name-asian="ＭＳ Ｐゴシック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18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name-complex="Courier New" style:font-size-complex="26pt" style:font-style-complex="normal" style:font-weight-complex="bold">
        <loext:char-complex-color loext:theme-type="dark1" loext:color-type="theme"/>
      </style:text-properties>
    </style:style>
    <style:style style:name="T182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name-complex="Courier New" style:font-size-complex="26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name-asian="ＭＳ Ｐゴシック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18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bold" fo:background-color="transparent" style:font-name-asian="ＭＳ Ｐゴシック" style:font-size-asian="20pt" style:font-style-asian="italic" style:font-weight-asian="bold" style:font-size-complex="20pt" style:font-style-complex="italic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8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name-asian="ＭＳ Ｐゴシック" style:font-size-asian="20pt" style:font-style-asian="italic" style:font-weight-asian="normal" style:font-size-complex="20pt" style:font-style-complex="italic" style:font-weight-complex="normal">
        <loext:char-complex-color loext:theme-type="accent2" loext:color-type="theme"/>
      </style:text-properties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fo:background-color="transparent" style:font-name-asian="ＭＳ Ｐゴシック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0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1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variant="normal" fo:text-transform="none" fo:color="#098658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T1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T197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" style:font-size-complex="32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9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" style:font-size-complex="32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19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" style:font-size-complex="32pt" style:font-style-complex="normal" style:font-weight-complex="bold">
        <loext:char-complex-color loext:theme-type="dark1" loext:color-type="theme"/>
      </style:text-properties>
    </style:style>
    <style:style style:name="T200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" style:font-size-complex="32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0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0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name-complex="Courier New" style:font-size-complex="32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0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bold" fo:background-color="transparent" style:font-name-asian="ＭＳ Ｐゴシック" style:font-size-asian="32pt" style:font-style-asian="normal" style:font-weight-asian="bold" style:font-name-complex="Courier New" style:font-size-complex="32pt" style:font-style-complex="normal" style:font-weight-complex="bold">
        <loext:char-complex-color loext:theme-type="dark1" loext:color-type="theme"/>
      </style:text-properties>
    </style:style>
    <style:style style:name="T20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6pt" fo:letter-spacing="normal" fo:language="en" fo:country="US" fo:font-style="italic" style:text-underline-style="none" fo:font-weight="normal" fo:background-color="transparent" style:font-name-asian="ＭＳ Ｐゴシック" style:font-size-asian="26pt" style:font-style-asian="italic" style:font-weight-asian="normal" style:font-size-complex="26pt" style:font-style-complex="italic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0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6pt" fo:letter-spacing="normal" fo:language="en" fo:country="US" fo:font-style="italic" style:text-underline-style="none" fo:font-weight="normal" fo:background-color="transparent" style:font-name-asian="ＭＳ Ｐゴシック" style:font-size-asian="26pt" style:font-style-asian="italic" style:font-weight-asian="normal" style:font-size-complex="26pt" style:font-style-complex="italic" style:font-weight-complex="normal">
        <loext:char-complex-color loext:theme-type="dark1" loext:color-type="theme"/>
      </style:text-properties>
    </style:style>
    <style:style style:name="T20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6pt" fo:letter-spacing="normal" fo:language="en" fo:country="US" fo:font-style="italic" style:text-underline-style="none" fo:font-weight="normal" fo:background-color="transparent" style:font-name-asian="ＭＳ Ｐゴシック" style:font-size-asian="26pt" style:font-style-asian="italic" style:font-weight-asian="normal" style:font-size-complex="26pt" style:font-style-complex="italic" style:font-weight-complex="normal">
        <loext:char-complex-color loext:theme-type="accent2" loext:color-type="theme"/>
      </style:text-properties>
    </style:style>
    <style:style style:name="T2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name-asian="ＭＳ Ｐゴシック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2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2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210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normal" fo:background-color="transparent" style:font-name-asian="ＭＳ Ｐゴシック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T2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0pt" fo:letter-spacing="normal" fo:language="en" fo:country="US" fo:font-style="normal" style:text-underline-style="none" fo:font-weight="bold" fo:background-color="transparent" style:font-name-asian="ＭＳ Ｐゴシック" style:font-size-asian="30pt" style:font-style-asian="normal" style:font-weight-asian="bold" style:font-name-complex="Courier New" style:font-size-complex="30pt" style:font-style-complex="normal" style:font-weight-complex="bold">
        <loext:char-complex-color loext:theme-type="dark1" loext:color-type="theme"/>
      </style:text-properties>
    </style:style>
    <style:style style:name="T2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normal" fo:background-color="transparent" style:font-name-asian="ＭＳ Ｐゴシック" style:font-size-asian="30pt" style:font-style-asian="normal" style:font-weight-asian="normal" style:font-name-complex="Courier New" style:font-size-complex="30pt" style:font-style-complex="normal" style:font-weight-complex="normal">
        <loext:char-complex-color loext:theme-type="dark1" loext:color-type="theme"/>
      </style:text-properties>
    </style:style>
    <style:style style:name="T214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30pt" fo:letter-spacing="normal" fo:language="en" fo:country="US" fo:font-style="normal" style:text-underline-style="none" fo:font-weight="bold" fo:background-color="transparent" style:font-name-asian="ＭＳ Ｐゴシック" style:font-size-asian="30pt" style:font-style-asian="normal" style:font-weight-asian="bold" style:font-name-complex="Courier New" style:font-size-complex="30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4pt" fo:letter-spacing="normal" fo:language="en" fo:country="US" fo:font-style="normal" style:text-underline-style="none" fo:font-weight="normal" fo:background-color="transparent" style:font-name-asian="ＭＳ Ｐゴシック" style:font-size-asian="34pt" style:font-style-asian="normal" style:font-weight-asian="normal" style:font-name-complex="Courier New" style:font-size-complex="34pt" style:font-style-complex="normal" style:font-weight-complex="normal">
        <loext:char-complex-color loext:theme-type="dark1" loext:color-type="theme"/>
      </style:text-properties>
    </style:style>
    <style:style style:name="T21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34pt" fo:letter-spacing="normal" fo:language="en" fo:country="US" fo:font-style="normal" style:text-underline-style="none" fo:font-weight="bold" fo:background-color="transparent" style:font-name-asian="ＭＳ Ｐゴシック" style:font-size-asian="34pt" style:font-style-asian="normal" style:font-weight-asian="bold" style:font-name-complex="Courier New" style:font-size-complex="34pt" style:font-style-complex="normal" style:font-weight-complex="bold">
        <loext:char-complex-color loext:theme-type="dark1" loext:color-type="theme"/>
      </style:text-properties>
    </style:style>
    <style:style style:name="T21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34pt" fo:letter-spacing="normal" fo:language="en" fo:country="US" fo:font-style="normal" style:text-underline-style="none" fo:font-weight="bold" fo:background-color="transparent" style:font-name-asian="ＭＳ Ｐゴシック" style:font-size-asian="34pt" style:font-style-asian="normal" style:font-weight-asian="bold" style:font-name-complex="Courier New" style:font-size-complex="34pt" style:font-style-complex="normal" style:font-weight-complex="bold">
        <loext:char-complex-color loext:theme-type="dark1" loext:color-type="theme"/>
      </style:text-properties>
    </style:style>
    <style:style style:name="T2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219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T2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Courier New" style:font-size-complex="44pt" style:font-style-complex="normal" style:font-weight-complex="normal">
        <loext:char-complex-color loext:theme-type="dark1" loext:color-type="theme"/>
      </style:text-properties>
    </style:style>
    <style:style style:name="T222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22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Verdana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2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2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2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>
        <loext:char-complex-color loext:theme-type="dark1" loext:color-type="theme"/>
      </style:text-properties>
    </style:style>
    <style:style style:name="T22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7pt" fo:letter-spacing="normal" fo:language="en" fo:country="US" fo:font-style="normal" style:text-underline-style="none" fo:font-weight="bold" fo:background-color="transparent" style:font-size-asian="17pt" style:font-style-asian="normal" style:font-weight-asian="bold" style:font-name-complex="Courier New" style:font-size-complex="17pt" style:font-style-complex="normal" style:font-weight-complex="bold">
        <loext:char-complex-color loext:theme-type="dark1" loext:color-type="theme"/>
      </style:text-properties>
    </style:style>
    <style:style style:name="T2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name-complex="Courier New" style:font-size-complex="17pt" style:font-style-complex="normal" style:font-weight-complex="normal">
        <loext:char-complex-color loext:theme-type="dark1" loext:color-type="theme"/>
      </style:text-properties>
    </style:style>
    <style:style style:name="T229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Verdana" fo:font-size="17pt" fo:letter-spacing="normal" fo:language="en" fo:country="US" fo:font-style="normal" style:text-underline-style="none" fo:font-weight="bold" fo:background-color="transparent" style:font-size-asian="17pt" style:font-style-asian="normal" style:font-weight-asian="bold" style:font-name-complex="Courier New" style:font-size-complex="17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7pt" fo:letter-spacing="normal" fo:language="en" fo:country="US" fo:font-style="italic" style:text-underline-style="none" fo:font-weight="bold" fo:background-color="transparent" style:font-size-asian="17pt" style:font-style-asian="italic" style:font-weight-asian="bold" style:font-name-complex="Courier New" style:font-size-complex="17pt" style:font-style-complex="italic" style:font-weight-complex="bold">
        <loext:char-complex-color loext:theme-type="dark1" loext:color-type="theme"/>
      </style:text-properties>
    </style:style>
    <style:style style:name="T231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name-complex="Courier New" style:font-size-complex="16pt" style:font-style-complex="italic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32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>
        <loext:char-complex-color loext:theme-type="dark1" loext:color-type="theme"/>
      </style:text-properties>
    </style:style>
    <style:style style:name="T2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name-complex="Courier New" style:font-size-complex="19pt" style:font-style-complex="normal" style:font-weight-complex="normal">
        <loext:char-complex-color loext:theme-type="dark1" loext:color-type="theme"/>
      </style:text-properties>
    </style:style>
    <style:style style:name="T23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 Light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3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37" style:family="text">
      <style:text-properties fo:font-variant="normal" fo:text-transform="none" fo:color="#098658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38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39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2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2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name-complex="Courier New" style:font-size-complex="28pt" style:font-style-complex="italic" style:font-weight-complex="bold">
        <loext:char-complex-color loext:theme-type="dark1" loext:color-type="theme"/>
      </style:text-properties>
    </style:style>
    <style:style style:name="T2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name-complex="Courier New" style:font-size-complex="28pt" style:font-style-complex="italic" style:font-weight-complex="bold">
        <loext:char-complex-color loext:theme-type="dark1" loext:color-type="theme"/>
      </style:text-properties>
    </style:style>
    <style:style style:name="T244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2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24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2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2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2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bold" fo:background-color="transparent" style:font-size-asian="20pt" style:font-style-asian="italic" style:font-weight-asian="bold" style:font-name-complex="Courier New" style:font-size-complex="20pt" style:font-style-complex="italic" style:font-weight-complex="bold">
        <loext:char-complex-color loext:theme-type="dark1" loext:color-type="theme"/>
      </style:text-properties>
    </style:style>
    <style:style style:name="T2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>
        <loext:char-complex-color loext:theme-type="dark1" loext:color-type="theme"/>
      </style:text-properties>
    </style:style>
    <style:style style:name="T2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" style:font-size-complex="20pt" style:font-style-complex="italic" style:font-weight-complex="normal">
        <loext:char-complex-color loext:theme-type="dark1" loext:color-type="theme"/>
      </style:text-properties>
    </style:style>
    <style:style style:name="T2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0pt" fo:letter-spacing="normal" fo:language="en" fo:country="US" fo:font-style="italic" style:text-underline-style="none" fo:font-weight="bold" fo:background-color="transparent" style:font-size-asian="20pt" style:font-style-asian="italic" style:font-weight-asian="bold" style:font-name-complex="Courier New" style:font-size-complex="20pt" style:font-style-complex="italic" style:font-weight-complex="bold">
        <loext:char-complex-color loext:theme-type="dark1" loext:color-type="theme"/>
      </style:text-properties>
    </style:style>
    <style:style style:name="T2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name-complex="Courier New" style:font-size-complex="18pt" style:font-style-complex="italic" style:font-weight-complex="bold">
        <loext:char-complex-color loext:theme-type="dark1" loext:color-type="theme"/>
      </style:text-properties>
    </style:style>
    <style:style style:name="T2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2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>
        <loext:char-complex-color loext:theme-type="dark1" loext:color-type="theme"/>
      </style:text-properties>
    </style:style>
    <style:style style:name="T2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2pt" fo:letter-spacing="normal" fo:language="en" fo:country="US" fo:font-style="italic" style:text-underline-style="none" fo:font-weight="bold" fo:background-color="transparent" style:font-size-asian="22pt" style:font-style-asian="italic" style:font-weight-asian="bold" style:font-name-complex="Courier New" style:font-size-complex="22pt" style:font-style-complex="italic" style:font-weight-complex="bold">
        <loext:char-complex-color loext:theme-type="dark1" loext:color-type="theme"/>
      </style:text-properties>
    </style:style>
    <style:style style:name="T2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 New" style:font-size-complex="18pt" style:font-style-complex="normal" style:font-weight-complex="normal">
        <loext:char-complex-color loext:theme-type="dark1" loext:color-type="theme"/>
      </style:text-properties>
    </style:style>
    <style:style style:name="T258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59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T2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T262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T26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T264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8pt" fo:letter-spacing="normal" fo:language="en" fo:country="US" fo:font-style="normal" style:text-underline-style="none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T26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67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69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Verdan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271" style:family="text">
      <style:text-properties fo:font-variant="normal" fo:text-transform="none" fo:color="#6d6d6d" loext:opacity="100%" style:text-outline="false" style:text-line-through-style="none" style:text-line-through-type="none" style:text-position="0% 100%" style:font-name="Wingding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dark1" loext:color-type="theme"/>
      </style:text-properties>
    </style:style>
    <style:style style:name="T274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98658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8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2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name-complex="Courier New" style:font-size-complex="42pt" style:font-style-complex="normal" style:font-weight-complex="bold">
        <loext:char-complex-color loext:theme-type="dark1" loext:color-type="theme"/>
      </style:text-properties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2pt" fo:letter-spacing="normal" fo:language="en" fo:country="US" fo:font-style="normal" style:text-underline-style="none" fo:font-weight="bold" fo:background-color="transparent" style:font-size-asian="42pt" style:font-style-asian="normal" style:font-weight-asian="bold" style:font-name-complex="Courier New" style:font-size-complex="42pt" style:font-style-complex="normal" style:font-weight-complex="bold">
        <loext:char-complex-color loext:theme-type="dark1" loext:color-type="theme"/>
      </style:text-properties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name-complex="Courier New" style:font-size-complex="42pt" style:font-style-complex="normal" style:font-weight-complex="normal">
        <loext:char-complex-color loext:theme-type="dark1" loext:color-type="theme"/>
      </style:text-properties>
    </style:style>
    <style:style style:name="T283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name-asian="ＭＳ Ｐゴシック" style:font-size-asian="32pt" style:font-style-asian="italic" style:font-weight-asian="normal" style:font-name-complex="Courier New" style:font-size-complex="32pt" style:font-style-complex="italic" style:font-weight-complex="normal">
        <loext:char-complex-color loext:theme-type="accent2" loext:color-type="theme"/>
      </style:text-properties>
    </style:style>
    <style:style style:name="T2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name-asian="ＭＳ Ｐゴシック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28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8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287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8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89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name-asian="ＭＳ Ｐゴシック" style:font-size-asian="28pt" style:font-style-asian="italic" style:font-weight-asian="normal" style:font-name-complex="Courier New" style:font-size-complex="28pt" style:font-style-complex="italic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90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2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9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29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T29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96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297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98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99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3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0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0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0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30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05" style:family="text">
      <style:text-properties fo:font-variant="normal" fo:text-transform="none" fo:color="#1b2733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>
        <loext:char-complex-color loext:theme-type="dark1" loext:color-type="theme"/>
      </style:text-properties>
    </style:style>
    <style:style style:name="T30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>
        <loext:char-complex-color loext:theme-type="dark1" loext:color-type="theme"/>
      </style:text-properties>
    </style:style>
    <style:style style:name="T307" style:family="text">
      <style:text-properties fo:font-variant="normal" fo:text-transform="none" fo:color="#1b2733" loext:opacity="100%" style:text-outline="false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name-complex="Courier New" style:font-size-complex="15pt" style:font-style-complex="normal" style:font-weight-complex="bold">
        <loext:char-complex-color loext:theme-type="dark1" loext:color-type="theme"/>
      </style:text-properties>
    </style:style>
    <style:style style:name="T308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name-complex="Courier New" style:font-size-complex="15pt" style:font-style-complex="normal" style:font-weight-complex="normal">
        <loext:char-complex-color loext:theme-type="dark1" loext:color-type="theme"/>
      </style:text-properties>
    </style:style>
    <style:style style:name="T309" style:family="text">
      <style:text-properties fo:font-variant="normal" fo:text-transform="none" fo:color="#1b2733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>
        <loext:char-complex-color loext:theme-type="dark1" loext:color-type="theme"/>
      </style:text-properties>
    </style:style>
    <style:style style:name="T31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name-complex="Courier New" style:font-size-complex="14pt" style:font-style-complex="normal" style:font-weight-complex="bold">
        <loext:char-complex-color loext:theme-type="dark1" loext:color-type="theme"/>
      </style:text-properties>
    </style:style>
    <style:style style:name="T311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name-complex="Courier New" style:font-size-complex="13pt" style:font-style-complex="normal" style:font-weight-complex="normal">
        <loext:char-complex-color loext:theme-type="dark1" loext:color-type="theme"/>
      </style:text-properties>
    </style:style>
    <style:style style:name="T3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ucida Grande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name-complex="Courier New" style:font-size-complex="19pt" style:font-style-complex="normal" style:font-weight-complex="normal">
        <loext:char-complex-color loext:theme-type="dark1" loext:color-type="theme"/>
      </style:text-properties>
    </style:style>
    <style:style style:name="T31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/>
      </style:text-properties>
    </style:style>
    <style:style style:name="T314" style:family="text">
      <style:text-properties fo:font-variant="normal" fo:text-transform="none" fo:color="#0078cc" loext:opacity="100%" style:text-outline="false" style:text-line-through-style="none" style:text-line-through-type="none" style:text-position="0% 100%" style:font-name="Menlo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Courier New" style:font-size-complex="32pt" style:font-style-complex="normal" style:font-weight-complex="normal">
        <loext:char-complex-color loext:theme-type="dark1" loext:color-type="theme"/>
      </style:text-properties>
    </style:style>
    <style:style style:name="T31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16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17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18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3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320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32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22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2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324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2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accent2" loext:color-type="theme"/>
      </style:text-properties>
    </style:style>
    <style:style style:name="T3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327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32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32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330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3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32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T3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3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>
        <loext:char-complex-color loext:theme-type="dark1" loext:color-type="theme"/>
      </style:text-properties>
    </style:style>
    <style:style style:name="T3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>
        <loext:char-complex-color loext:theme-type="dark1" loext:color-type="theme"/>
      </style:text-properties>
    </style:style>
    <style:style style:name="T337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39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ＭＳ Ｐゴシック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40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Menlo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43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45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46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4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34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name-asian="ＭＳ Ｐゴシック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49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name-asian="ＭＳ Ｐゴシック" style:font-size-asian="28pt" style:font-style-asian="italic" style:font-weight-asian="bold" style:font-size-complex="28pt" style:font-style-complex="italic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50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size-complex="32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5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ＭＳ Ｐゴシック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53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name-asian="ＭＳ Ｐゴシック" style:font-size-asian="32pt" style:font-style-asian="italic" style:font-weight-asian="normal" style:font-size-complex="32pt" style:font-style-complex="italic" style:font-weight-complex="normal">
        <loext:char-complex-color loext:theme-type="accent2" loext:color-type="theme"/>
      </style:text-properties>
    </style:style>
    <style:style style:name="T3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name-asian="ＭＳ Ｐゴシック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/>
      </style:text-properties>
    </style:style>
    <style:style style:name="T35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name-asian="ＭＳ Ｐゴシック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/>
      </style:text-properties>
    </style:style>
    <style:style style:name="T356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name-asian="ＭＳ Ｐゴシック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5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19pt" fo:letter-spacing="normal" fo:language="en" fo:country="US" fo:font-style="normal" style:text-underline-style="none" fo:font-weight="bold" fo:background-color="transparent" style:font-name-asian="ＭＳ Ｐゴシック" style:font-size-asian="19pt" style:font-style-asian="normal" style:font-weight-asian="bold" style:font-name-complex="Courier New" style:font-size-complex="19pt" style:font-style-complex="normal" style:font-weight-complex="bold">
        <loext:char-complex-color loext:theme-type="dark1" loext:color-type="theme"/>
      </style:text-properties>
    </style:style>
    <style:style style:name="T3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name-asian="ＭＳ Ｐゴシック" style:font-size-asian="20pt" style:font-style-asian="normal" style:font-weight-asian="normal" style:font-name-complex="Courier New" style:font-size-complex="20pt" style:font-style-complex="normal" style:font-weight-complex="normal">
        <loext:char-complex-color loext:theme-type="dark1" loext:color-type="theme"/>
      </style:text-properties>
    </style:style>
    <style:style style:name="T3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Courier New" style:font-size-complex="24pt" style:font-style-complex="normal" style:font-weight-complex="normal">
        <loext:char-complex-color loext:theme-type="dark1" loext:color-type="theme"/>
      </style:text-properties>
    </style:style>
    <style:style style:name="T360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3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dark1" loext:color-type="theme"/>
      </style:text-properties>
    </style:style>
    <style:style style:name="T3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fo:background-color="transparent" style:font-name-asian="ＭＳ Ｐゴシック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T363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8pt" fo:letter-spacing="normal" fo:language="en" fo:country="US" fo:font-style="normal" style:text-underline-style="none" fo:font-weight="bold" fo:background-color="transparent" style:font-name-asian="ＭＳ Ｐゴシック" style:font-size-asian="8pt" style:font-style-asian="normal" style:font-weight-asian="bold" style:font-size-complex="8pt" style:font-style-complex="normal" style:font-weight-complex="bold">
        <loext:char-complex-color loext:theme-type="accent2" loext:color-type="theme"/>
      </style:text-properties>
    </style:style>
    <style:style style:name="T364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66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6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6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32pt" fo:letter-spacing="normal" fo:language="en" fo:country="US" fo:font-style="normal" style:text-underline-style="none" fo:font-weight="bold" fo:background-color="transparent" style:font-name-asian="ＭＳ Ｐゴシック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370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accent2" loext:color-type="theme"/>
      </style:text-properties>
    </style:style>
    <style:style style:name="T37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36pt" fo:letter-spacing="normal" fo:language="en" fo:country="US" fo:font-style="normal" style:text-underline-style="none" fo:font-weight="bold" fo:background-color="transparent" style:font-name-asian="ＭＳ Ｐゴシック" style:font-size-asian="36pt" style:font-style-asian="normal" style:font-weight-asian="bold" style:font-name-complex="Courier New" style:font-size-complex="36pt" style:font-style-complex="normal" style:font-weight-complex="bold">
        <loext:char-complex-color loext:theme-type="dark1" loext:color-type="theme"/>
      </style:text-properties>
    </style:style>
    <style:style style:name="T37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36pt" fo:letter-spacing="normal" fo:language="en" fo:country="US" fo:font-style="normal" style:text-underline-style="none" fo:font-weight="bold" fo:background-color="transparent" style:font-name-asian="ＭＳ Ｐゴシック" style:font-size-asian="36pt" style:font-style-asian="normal" style:font-weight-asian="bold" style:font-name-complex="Courier New" style:font-size-complex="36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73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7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3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7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accent2" loext:color-type="theme"/>
      </style:text-properties>
    </style:style>
    <style:style style:name="T377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name-complex="Courier New" style:font-size-complex="20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37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36pt" fo:letter-spacing="normal" fo:language="en" fo:country="US" fo:font-style="normal" style:text-underline-style="none" fo:font-weight="bold" fo:background-color="transparent" style:font-name-asian="ＭＳ Ｐゴシック" style:font-size-asian="36pt" style:font-style-asian="normal" style:font-weight-asian="bold" style:font-name-complex="Courier New" style:font-size-complex="36pt" style:font-style-complex="normal" style:font-weight-complex="bold">
        <loext:char-complex-color loext:theme-type="accent2" loext:color-type="theme"/>
      </style:text-properties>
    </style:style>
    <style:style style:name="T3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80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81" style:family="text">
      <style:text-properties fo:font-variant="normal" fo:text-transform="none" fo:color="#098658" loext:opacity="100%" style:text-outline="false" style:text-line-through-style="none" style:text-line-through-type="none" style:text-position="0% 100%" style:font-name="Menl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82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84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85" style:family="text">
      <style:text-properties fo:font-variant="normal" fo:text-transform="none" fo:color="#098658" loext:opacity="100%" style:text-outline="false" style:text-line-through-style="none" style:text-line-through-type="none" style:text-position="0% 100%" style:font-name="Menl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8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8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89" style:family="text">
      <style:text-properties fo:font-variant="normal" fo:text-transform="none" fo:color="#a31515" loext:opacity="100%" style:text-outline="false" style:text-line-through-style="none" style:text-line-through-type="none" style:text-position="0% 100%" style:font-name="Menlo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3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39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" style:font-size-complex="20pt" style:font-style-complex="italic" style:font-weight-complex="normal">
        <loext:char-complex-color loext:theme-type="dark1" loext:color-type="theme"/>
      </style:text-properties>
    </style:style>
    <style:style style:name="T39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>
        <loext:char-complex-color loext:theme-type="dark1" loext:color-type="theme"/>
      </style:text-properties>
    </style:style>
    <style:style style:name="T3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3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" style:font-size-complex="20pt" style:font-style-complex="italic" style:font-weight-complex="normal">
        <loext:char-complex-color loext:theme-type="dark1" loext:color-type="theme"/>
      </style:text-properties>
    </style:style>
    <style:style style:name="T3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3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Courier New" style:font-size-complex="24pt" style:font-style-complex="italic" style:font-weight-complex="normal">
        <loext:char-complex-color loext:theme-type="dark1" loext:color-type="theme"/>
      </style:text-properties>
    </style:style>
    <style:style style:name="T39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enlo" fo:font-size="16pt" fo:letter-spacing="normal" fo:language="en" fo:country="US" fo:font-style="normal" style:text-underline-style="none" fo:font-weight="bold" fo:background-color="transparent" style:font-name-asian="Menlo1" style:font-size-asian="16pt" style:font-style-asian="normal" style:font-weight-asian="bold" style:font-name-complex="Menlo" style:font-size-complex="16pt" style:font-style-complex="normal" style:font-weight-complex="bold">
        <loext:char-complex-color loext:theme-type="dark1" loext:color-type="theme"/>
      </style:text-properties>
    </style:style>
    <style:style style:name="T40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Menlo" fo:font-size="16pt" fo:letter-spacing="normal" fo:language="en" fo:country="US" fo:font-style="normal" style:text-underline-style="none" fo:font-weight="bold" fo:background-color="transparent" style:font-name-asian="Menlo1" style:font-size-asian="16pt" style:font-style-asian="normal" style:font-weight-asian="bold" style:font-name-complex="Menlo" style:font-size-complex="16pt" style:font-style-complex="normal" style:font-weight-complex="bold"/>
    </style:style>
    <style:style style:name="T40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Menlo" fo:font-size="16pt" fo:letter-spacing="normal" fo:language="en" fo:country="US" fo:font-style="normal" style:text-underline-style="none" fo:font-weight="bold" fo:background-color="transparent" style:font-name-asian="Menlo1" style:font-size-asian="16pt" style:font-style-asian="normal" style:font-weight-asian="bold" style:font-name-complex="Menlo" style:font-size-complex="16pt" style:font-style-complex="normal" style:font-weight-complex="bold"/>
    </style:style>
    <style:style style:name="T402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Menlo" fo:font-size="16pt" fo:letter-spacing="normal" fo:language="en" fo:country="US" fo:font-style="normal" style:text-underline-style="none" fo:font-weight="bold" fo:background-color="transparent" style:font-name-asian="Menlo1" style:font-size-asian="16pt" style:font-style-asian="normal" style:font-weight-asian="bold" style:font-name-complex="Menlo" style:font-size-complex="16pt" style:font-style-complex="normal" style:font-weight-complex="bold"/>
    </style:style>
    <style:style style:name="T40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enlo" fo:font-size="14pt" fo:letter-spacing="normal" fo:language="en" fo:country="US" fo:font-style="normal" style:text-underline-style="none" fo:font-weight="normal" fo:background-color="transparent" style:font-name-asian="Menlo1" style:font-size-asian="14pt" style:font-style-asian="normal" style:font-weight-asian="normal" style:font-name-complex="Menlo" style:font-size-complex="14pt" style:font-style-complex="normal" style:font-weight-complex="normal">
        <loext:char-complex-color loext:theme-type="light1" loext:color-type="theme"/>
      </style:text-properties>
    </style:style>
    <style:style style:name="T404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4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40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07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08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NimbusSan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0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SFTT1095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10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SFTT1095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1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SFTT1095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12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SFTT1095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13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NimbusSan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14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15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NimbusSan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1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NimbusSan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1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NimbusSanL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18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19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solid" style:text-underline-width="auto" style:text-underline-color="font-color" fo:font-weight="normal" fo:background-color="transparent" style:font-name-asian="ＭＳ Ｐゴシック" style:font-size-asian="28pt" style:font-style-asian="italic" style:font-weight-asian="normal" style:font-size-complex="28pt" style:font-style-complex="italic" style:font-weight-complex="normal">
        <loext:char-complex-color loext:theme-type="accent2" loext:color-type="theme"/>
      </style:text-properties>
    </style:style>
    <style:style style:name="T420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name-asian="ＭＳ Ｐゴシック" style:font-size-asian="28pt" style:font-style-asian="italic" style:font-weight-asian="normal" style:font-size-complex="28pt" style:font-style-complex="italic" style:font-weight-complex="normal">
        <loext:char-complex-color loext:theme-type="accent2" loext:color-type="theme"/>
      </style:text-properties>
    </style:style>
    <style:style style:name="T421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23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24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size-complex="18pt" style:font-style-complex="normal" style:font-weight-complex="bold">
        <loext:char-complex-color loext:theme-type="accent2" loext:color-type="theme"/>
      </style:text-properties>
    </style:style>
    <style:style style:name="T4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26" style:family="text">
      <style:text-properties fo:font-variant="normal" fo:text-transform="none" fo:color="#660033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T4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T428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T429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bold" fo:background-color="transparent" style:font-name-asian="ＭＳ Ｐゴシック" style:font-size-asian="18pt" style:font-style-asian="normal" style:font-weight-asian="bold" style:font-name-complex="Arial" style:font-size-complex="18pt" style:font-style-complex="normal" style:font-weight-complex="bold">
        <loext:char-complex-color loext:theme-type="accent2" loext:color-type="theme"/>
      </style:text-properties>
    </style:style>
    <style:style style:name="T43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name-asian="ＭＳ Ｐゴシック" style:font-size-asian="28pt" style:font-style-asian="italic" style:font-weight-asian="normal" style:font-name-complex="Arial" style:font-size-complex="28pt" style:font-style-complex="italic" style:font-weight-complex="normal">
        <loext:char-complex-color loext:theme-type="dark1" loext:color-type="theme"/>
      </style:text-properties>
    </style:style>
    <style:style style:name="T431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32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name-asian="ＭＳ Ｐゴシック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433" style:family="text">
      <style:text-properties fo:font-variant="normal" fo:text-transform="none" fo:color="#008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fo:background-color="transparent" style:font-name-asian="ＭＳ Ｐゴシック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4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italic" style:text-underline-style="none" fo:font-weight="bold" fo:background-color="transparent" style:font-name-asian="ＭＳ Ｐゴシック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style:style style:name="T43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T43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10pt" fo:letter-spacing="normal" fo:language="en" fo:country="US" fo:font-style="normal" style:text-underline-style="none" fo:font-weight="normal" fo:background-color="transparent" style:font-name-asian="ＭＳ Ｐゴシック" style:font-size-asian="10pt" style:font-style-asian="normal" style:font-weight-asian="normal" style:font-size-complex="10pt" style:font-style-complex="normal" style:font-weight-complex="normal">
        <loext:char-complex-color loext:theme-type="accent2" loext:color-type="theme"/>
      </style:text-properties>
    </style:style>
    <style:style style:name="T437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name-asian="ＭＳ Ｐゴシック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43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/>
      </style:text-properties>
    </style:style>
    <style:style style:name="T439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urier New" fo:font-size="24pt" fo:letter-spacing="normal" fo:language="en" fo:country="US" fo:font-style="normal" style:text-underline-style="none" fo:font-weight="bold" fo:background-color="transparent" style:font-name-asian="ＭＳ Ｐゴシック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440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ourier New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4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bold" fo:background-color="transparent" style:font-name-asian="ＭＳ Ｐゴシック" style:font-size-asian="20pt" style:font-style-asian="italic" style:font-weight-asian="bold" style:font-size-complex="20pt" style:font-style-complex="italic" style:font-weight-complex="bold">
        <loext:char-complex-color loext:theme-type="dark1" loext:color-type="theme"/>
      </style:text-properties>
    </style:style>
    <style:style style:name="T442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43" style:family="text">
      <style:text-properties fo:font-variant="normal" fo:text-transform="none" fo:color="#660066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name-asian="ＭＳ Ｐゴシック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44" style:family="text">
      <style:text-properties fo:font-variant="normal" fo:text-transform="none" fo:color="#660066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ＭＳ Ｐゴシック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44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44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447" style:family="text">
      <style:text-properties fo:font-variant="normal" fo:text-transform="none" fo:color="#660066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448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accent6" loext:color-type="theme">
          <loext:transformation loext:type="lummod" loext:value="7500"/>
        </loext:char-complex-color>
      </style:text-properties>
    </style:style>
    <style:style style:name="T449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fo:background-color="transparent" style:font-name-asian="ＭＳ Ｐゴシック" style:font-size-asian="26pt" style:font-style-asian="normal" style:font-weight-asian="bold" style:font-size-complex="26pt" style:font-style-complex="normal" style:font-weight-complex="bold">
        <loext:char-complex-color loext:theme-type="accent2" loext:color-type="theme"/>
      </style:text-properties>
    </style:style>
    <style:style style:name="T450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d0d0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70c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54823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54823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d0d0d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d0d0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0.635cm"/>
        <style:text-properties style:font-name="Arial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0.635cm"/>
        <style:text-properties style:font-name="Arial" fo:color="#0070c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70c0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min-label-width="0.6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min-label-width="0.635cm"/>
        <style:text-properties style:font-name="Arial" fo:color="#2021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min-label-width="0.635cm"/>
        <style:text-properties style:font-name="Arial" fo:color="#202124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20212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d0d0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d0d0d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c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70c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-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70c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9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1b2733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6cm"/>
        <style:text-properties fo:font-family="Open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Open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1.058cm"/>
        <style:text-properties style:font-name="Arial" fo:color="#0d0d0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number text:level="2" style:num-format="">
        <style:list-level-properties text:space-before="1.27cm" text:min-label-width="1.05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5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">
        <style:list-level-properties text:space-before="1.27cm" text:min-label-width="1.058cm"/>
        <style:text-properties fo:font-family="Symbol" style:font-pitch="variable" style:font-charset="x-symbol" fo:color="#0d0d0d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6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">
        <style:list-level-properties text:space-before="1.27cm" text:min-label-width="1.058cm"/>
        <style:text-properties fo:font-family="Symbol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8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9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d0d0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0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1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ed7d31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2">
      <text:list-level-style-bullet text:level="1" text:bullet-char="•">
        <style:list-level-properties text:min-label-width="0.657cm"/>
        <style:text-properties style:font-name="Arial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3">
      <text:list-level-style-bullet text:level="1" text:bullet-char="•">
        <style:list-level-properties text:min-label-width="0.657cm"/>
        <style:text-properties style:font-name="Arial" fo:color="#c00000" fo:font-size="100%"/>
      </text:list-level-style-bullet>
      <text:list-level-style-number text:level="2" style:num-format="">
        <style:list-level-properties text:space-before="1.5cm" text:min-label-width="0.9cm"/>
        <style:text-properties fo:color="#ed7d31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4">
      <text:list-level-style-bullet text:level="1" text:bullet-char="•">
        <style:list-level-properties text:min-label-width="0.657cm"/>
        <style:text-properties style:font-name="Arial" fo:color="#c00000" fo:font-size="100%"/>
      </text:list-level-style-bullet>
      <text:list-level-style-bullet text:level="2" text:bullet-char="•">
        <style:list-level-properties text:space-before="1.111cm" text:min-label-width="1.27cm"/>
        <style:text-properties style:font-name="Arial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70c0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6">
      <text:list-level-style-bullet text:level="1" text:bullet-char="•">
        <style:list-level-properties text:min-label-width="0.635cm"/>
        <style:text-properties style:font-name="Arial" fo:color="#0d0d0d" fo:font-size="100%"/>
      </text:list-level-style-bullet>
      <text:list-level-style-number text:level="2" style:num-format="">
        <style:list-level-properties text:space-before="1.5cm" text:min-label-width="0.9cm"/>
        <style:text-properties fo:color="#0070c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70c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2024 FLL Submerged&#10;OMMS Team 2&#10;Mission Tasks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291cm" svg:height="12.508cm" svg:x="3.474cm" svg:y="0.827cm" presentation:class="title" presentation:user-transformed="true">
          <draw:text-box>
            <text:p text:style-name="P1"><text:span text:style-name="T1">Using </text:span><text:span text:style-name="T1">Python</text:span></text:p>
          </draw:text-box>
        </draw:frame>
        <draw:frame draw:name="Subtitle 2" presentation:style-name="pr2" draw:text-style-name="P4" draw:layer="layout" svg:width="20.954cm" svg:height="5.211cm" svg:x="3.491cm" svg:y="13.839cm" presentation:class="subtitle" presentation:user-transformed="true">
          <draw:text-box>
            <text:p text:style-name="P3"><text:span text:style-name="T2">Boyd Fletcher</text:span></text:p>
            <text:p text:style-name="P3"><text:span text:style-name="T2">fllcoachboyd@gmail.com</text:span></text:p>
            <text:p text:style-name="P3"><text:span text:style-name="T2">Rev 15</text:span></text:p>
            <text:p text:style-name="P3"><text:span text:style-name="T2">27 January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are we using Python?" draw:style-name="dp3" draw:master-page-name="Title_20_and_20_Content_5f_" presentation:presentation-page-layout-name="AL2T11">
        <office:forms form:automatic-focus="false" form:apply-design-mode="false"/>
        <draw:frame draw:name="Title 12" presentation:style-name="pr4" draw:text-style-name="P7" draw:layer="layout" svg:width="27.939cm" svg:height="2.757cm" svg:x="0cm" svg:y="0cm" presentation:class="title" presentation:user-transformed="true">
          <draw:text-box>
            <text:p text:style-name="P6"><text:span text:style-name="T3">Why are we </text:span><text:span text:style-name="T3">using Python?</text:span></text:p>
          </draw:text-box>
        </draw:frame>
        <draw:frame draw:name="Content Placeholder 6" presentation:style-name="pr5" draw:text-style-name="P10" draw:layer="layout" svg:width="26.368cm" svg:height="16.803cm" svg:x="0.64cm" svg:y="3.517cm" presentation:class="outline" presentation:user-transformed="true">
          <draw:text-box>
            <text:list text:style-name="L2">
              <text:list-item>
                <text:p text:style-name="P8"><text:span text:style-name="T4">It will help you progress in the STEM program, especially in high school</text:span></text:p>
              </text:list-item>
              <text:list-item>
                <text:p text:style-name="P8"><text:span text:style-name="T4">It is a real programming language and used widely in industry, science, and mathematics</text:span></text:p>
              </text:list-item>
              <text:list-item>
                <text:p text:style-name="P8"><text:span text:style-name="T4">It is more flexible than Scratch </text:span><text:span text:style-name="T2">(graphical/block programming)</text:span></text:p>
              </text:list-item>
              <text:list-item>
                <text:p text:style-name="P8"><text:span text:style-name="T4">Compared to visual programming like Scratch:</text:span></text:p>
                <text:list>
                  <text:list-item>
                    <text:p text:style-name="P9"><text:span text:style-name="T4">It is easier to understand what your code is doing</text:span></text:p>
                  </text:list-item>
                  <text:list-item>
                    <text:p text:style-name="P9"><text:span text:style-name="T4">It is easier to troubleshoot your code and find errors (called ‘debugging’)</text:span></text:p>
                  </text:list-item>
                  <text:list-item>
                    <text:p text:style-name="P9"><text:span text:style-name="T4">It is easier to share your code with others</text:span></text:p>
                  </text:list-item>
                  <text:list-item>
                    <text:p text:style-name="P9"><text:span text:style-name="T4">Revision (version) control is MUCH eas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2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Sources for Slides" draw:style-name="dp3" draw:master-page-name="Title_20_and_20_Content_5f_" presentation:presentation-page-layout-name="AL2T11">
        <office:forms form:automatic-focus="false" form:apply-design-mode="false"/>
        <draw:frame draw:name="Title 13" presentation:style-name="pr4" draw:text-style-name="P12" draw:layer="layout" svg:width="27.939cm" svg:height="3.074cm" svg:x="0cm" svg:y="0cm" presentation:class="title" presentation:user-transformed="true">
          <draw:text-box>
            <text:p text:style-name="P6"><text:span text:style-name="T3">Sources for </text:span><text:span text:style-name="T3">Slides</text:span></text:p>
          </draw:text-box>
        </draw:frame>
        <draw:frame draw:name="Content Placeholder 7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5">These slides are heavily derived from multiple sources including presentations and documentation from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UMBC’s python course</text:span></text:p>
                  </text:list-item>
                  <text:list-item>
                    <text:p text:style-name="P13"><text:span text:style-name="T6">Forschungszentrum Jülich </text:span></text:p>
                  </text:list-item>
                  <text:list-item>
                    <text:p text:style-name="P13"><text:span text:style-name="T6">Marty Stepp</text:span></text:p>
                  </text:list-item>
                  <text:list-item>
                    <text:p text:style-name="P13"><text:span text:style-name="T6">Moshe Goldstein</text:span></text:p>
                  </text:list-item>
                  <text:list-item>
                    <text:p text:style-name="P13"><text:span text:style-name="T6">Tao Yang at UCSB</text:span></text:p>
                  </text:list-item>
                  <text:list-item>
                    <text:p text:style-name="P13"><text:span text:style-name="T6">Bernard Chen, University of Central Arkansas</text:span></text:p>
                  </text:list-item>
                  <text:list-item>
                    <text:p text:style-name="P13"><text:span text:style-name="T6">Lego Spike™ documentation</text:span></text:p>
                  </text:list-item>
                  <text:list-item>
                    <text:p text:style-name="P13"><text:span text:style-name="T6">python.org official documentation </text:span></text:p>
                  </text:list-item>
                  <text:list-item>
                    <text:p text:style-name="P13"><text:span text:style-name="T6">pybricks.com – the official site for Pybricks which is what we are using to program the robot</text:span></text:p>
                  </text:list-item>
                </text:list>
              </text:list-item>
            </text:list>
            <text:p text:style-name="P14"><text:span text:style-name="T6"/></text:p>
            <text:p text:style-name="P14"><text:span text:style-name="T6"/></text:p>
            <text:p text:style-name="P15"><text:span text:style-name="T6"/></text:p>
            <text:p text:style-name="P15"><text:span text:style-name="T2"/></text:p>
            <text:p text:style-name="P16"><text:span text:style-name="T5"/></text:p>
            <text:p text:style-name="P16"><text:span text:style-name="T5"/></text:p>
          </draw:text-box>
        </draw:frame>
        <presentation:notes draw:style-name="dp2">
          <draw:page-thumbnail draw:style-name="gr1" draw:layer="layout" svg:width="21.107cm" svg:height="11.524cm" svg:x="1.679cm" svg:y="2.335cm" draw:page-number="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Introduction to Programming" draw:style-name="dp3" draw:master-page-name="_31__5f_Title_20_and_20_Content">
        <office:forms form:automatic-focus="false" form:apply-design-mode="false"/>
        <draw:frame draw:name="Title 14" presentation:style-name="pr8" draw:text-style-name="P12" draw:layer="layout" svg:width="27.939cm" svg:height="9.075cm" svg:x="0cm" svg:y="5.277cm" presentation:class="title" presentation:user-transformed="true">
          <draw:text-box>
            <text:p text:style-name="P1"><text:span text:style-name="T3">Introduction to </text:span><text:span text:style-name="T3">Programming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4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Writing a Program" draw:style-name="dp3" draw:master-page-name="Title_20_and_20_Content_5f_" presentation:presentation-page-layout-name="AL2T11">
        <office:forms form:automatic-focus="false" form:apply-design-mode="false"/>
        <draw:frame draw:name="Title 15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Writing a </text:span><text:span text:style-name="T3">Program</text:span></text:p>
          </draw:text-box>
        </draw:frame>
        <draw:frame draw:name="Content Placeholder 8" presentation:style-name="pr7" draw:text-style-name="P10" draw:layer="layout" svg:width="26.396cm" svg:height="16.168cm" svg:x="0.64cm" svg:y="3.517cm" presentation:class="outline" presentation:user-transformed="true">
          <draw:text-box>
            <text:list text:style-name="L2">
              <text:list-item>
                <text:p text:style-name="P18"><text:span text:style-name="T2">Programs can be written in any application that can create plain text files (.txt extension)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NotePad/TextEdit, MS Word, WordPad, emacs, vi, nano, Visual Studio Code</text:span></text:p>
                  </text:list-item>
                </text:list>
              </text:list-item>
              <text:list-item>
                <text:p text:style-name="P18"><text:span text:style-name="T2">Most programs are written in special purpose software called an Integrated Development Environment (IDE)</text:span></text:p>
                <text:list>
                  <text:list-item>
                    <text:p text:style-name="P19"><text:span text:style-name="T7">It contains a program called an “Editor” that let’s you create the program</text:span></text:p>
                  </text:list-item>
                  <text:list-item>
                    <text:p text:style-name="P19"><text:span text:style-name="T7">IDE’s understand the program language and can provide ‘hints’ when you are writing to the code to help with how the language works</text:span></text:p>
                  </text:list-item>
                  <text:list-item>
                    <text:p text:style-name="P19"><text:span text:style-name="T7">IDEs can either compile the program you are writing or execute it in an interpreter </text:span></text:p>
                  </text:list-item>
                  <text:list-item>
                    <text:p text:style-name="P19"><text:span text:style-name="T7">Examples of IDEs include Lego Spike Prime, NetBeans, Eclipse, Visual Studio, Xcode</text:span></text:p>
                  </text:list-item>
                </text:list>
              </text:list-item>
              <text:list-item>
                <text:p text:style-name="P18"><text:span text:style-name="T2">Most IDEs append a file extension to the end of the file to signify, the programming language used:</text:span></text:p>
                <text:list>
                  <text:list-item>
                    <text:p text:style-name="P19"><text:span text:style-name="T8">.py </text:span><text:span text:style-name="T9">is used for python programs</text:span></text:p>
                  </text:list-item>
                  <text:list-item>
                    <text:p text:style-name="P19"><text:span text:style-name="T8">.java </text:span><text:span text:style-name="T9">is used for Java, </text:span><text:span text:style-name="T8">.c</text:span><text:span text:style-name="T9"> is used for C, </text:span><text:span text:style-name="T8">.cpp </text:span><text:span text:style-name="T9">for C++, </text:span><text:span text:style-name="T8">.js </text:span><text:span text:style-name="T9">is used for JavaScript</text:span>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23.495cm" svg:height="1.904cm" svg:x="1.905cm" svg:y="19.051cm">
          <draw:text-box>
            <text:p text:style-name="P20"><text:span text:style-name="T10">For FLL, the Python we create </text:span><text:span text:style-name="T10">will be in the Pybricks Web App </text:span><text:span text:style-name="T10">that is running in the Chrome </text:span><text:span text:style-name="T10">Web Browser on the FLL </text:span><text:span text:style-name="T10">Laptops. 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5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ompiled vs. Interpreted" draw:style-name="dp3" draw:master-page-name="Title_20_and_20_Content_5f_" presentation:presentation-page-layout-name="AL2T11">
        <office:forms form:automatic-focus="false" form:apply-design-mode="false"/>
        <draw:frame draw:name="Title 16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ompiled vs. </text:span><text:span text:style-name="T3">Interpreted</text:span></text:p>
          </draw:text-box>
        </draw:frame>
        <draw:frame draw:name="Content Placeholder 9" presentation:style-name="pr7" draw:text-style-name="P10" draw:layer="layout" svg:width="26.368cm" svg:height="17.111cm" svg:x="0.64cm" svg:y="3.517cm" presentation:class="outline" presentation:user-transformed="true">
          <draw:text-box>
            <text:p text:style-name="P22"><text:span text:style-name="T11">Compiled</text:span><text:span text:style-name="T12"> programs are created in an editor and compiled using a compiler into an executable (e.g., a binary, a .exe file)</text:span></text:p>
            <text:list text:style-name="L5">
              <text:list-item>
                <text:list>
                  <text:list-item>
                    <text:p text:style-name="P23"><text:span text:style-name="T4">Most programs running on a PC, Mac, iPhone, iPad, Switch, Xbox, PlayStation are compiled</text:span></text:p>
                  </text:list-item>
                  <text:list-item>
                    <text:p text:style-name="P23"><text:span text:style-name="T4">Programming languages like C, C++, C#, Java, and Rust are compiled</text:span></text:p>
                  </text:list-item>
                  <text:list-item>
                    <text:p text:style-name="P23"><text:span text:style-name="T4">Converting the executable back to the original source code can be done, but it is complex and not a exact match to the original source code </text:span></text:p>
                  </text:list-item>
                  <text:list-item>
                    <text:p text:style-name="P23"><text:span text:style-name="T4">Most programs you use on a computer are compi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6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ompiled vs. Interpreted (2)" draw:style-name="dp3" draw:master-page-name="Title_20_and_20_Content_5f_" presentation:presentation-page-layout-name="AL2T11">
        <office:forms form:automatic-focus="false" form:apply-design-mode="false"/>
        <draw:frame draw:name="Title 17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ompiled vs. </text:span><text:span text:style-name="T3">Interpreted</text:span></text:p>
          </draw:text-box>
        </draw:frame>
        <draw:frame draw:name="Content Placeholder 10" presentation:style-name="pr7" draw:text-style-name="P10" draw:layer="layout" svg:width="26.368cm" svg:height="15.875cm" svg:x="0.635cm" svg:y="3.175cm" presentation:class="outline" presentation:user-transformed="true">
          <draw:text-box>
            <text:p text:style-name="P22"><text:span text:style-name="T13">Interpreted</text:span><text:span text:style-name="T4"> programs are created in an editor and but are run (e.g., executed) inside of the interpreter</text:span></text:p>
            <text:list text:style-name="L5">
              <text:list-item>
                <text:list>
                  <text:list-item>
                    <text:p text:style-name="P23"><text:span text:style-name="T5">Easy to make changes</text:span></text:p>
                  </text:list-item>
                  <text:list-item>
                    <text:p text:style-name="P23"><text:span text:style-name="T5">Programming languages like Python, Perl, PowerShell, JavaScript, and Scratc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2">A Web Browser (e.g., Chrome) has an interpreter for JavaScript</text:span></text:p>
                      </text:list-item>
                    </text:list>
                  </text:list-item>
                  <text:list-item>
                    <text:p text:style-name="P23"><text:span text:style-name="T5">Interpreted languages are generally faster to develop with but slower in performance</text:span></text:p>
                  </text:list-item>
                  <text:list-item>
                    <text:p text:style-name="P23"><text:span text:style-name="T5">If you share an interpreted language-based program, people can see how you did it and change it</text:span></text:p>
                  </text:list-item>
                </text:list>
              </text:list-item>
            </text:list>
          </draw:text-box>
        </draw:frame>
        <draw:frame draw:style-name="gr3" draw:text-style-name="P24" draw:layer="layout" svg:width="20.955cm" svg:height="1.905cm" svg:x="2.54cm" svg:y="19.05cm">
          <draw:text-box>
            <text:p text:style-name="P20"><text:span text:style-name="T14">For FLL, the Python we create </text:span><text:span text:style-name="T14">will be interpreted by the </text:span><text:span text:style-name="T14">Pybrick’s MicroPython </text:span><text:span text:style-name="T14">interpreter running on the </text:span><text:span text:style-name="T14">robot!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7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Version/Revision Control" draw:style-name="dp3" draw:master-page-name="Title_20_and_20_Content_5f_" presentation:presentation-page-layout-name="AL2T11">
        <office:forms form:automatic-focus="false" form:apply-design-mode="false"/>
        <draw:frame draw:name="Title 18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Version/</text:span><text:span text:style-name="T3">Revision Control</text:span></text:p>
          </draw:text-box>
        </draw:frame>
        <draw:frame draw:name="Content Placeholder 11" presentation:style-name="pr7" draw:text-style-name="P10" draw:layer="layout" svg:width="26.368cm" svg:height="17.151cm" svg:x="0.64cm" svg:y="3.517cm" presentation:class="outline" presentation:user-transformed="true">
          <draw:text-box>
            <text:p text:style-name="P25"><text:span text:style-name="T12">When creating your program, you will:</text:span></text:p>
            <text:list text:style-name="L5">
              <text:list-item>
                <text:list>
                  <text:list-item>
                    <text:p text:style-name="P26"><text:span text:style-name="T4">Have new ideas to try: some will work and some will not</text:span></text:p>
                  </text:list-item>
                </text:list>
              </text:list-item>
            </text:list>
            <text:p text:style-name="P26"><text:span text:style-name="T4"/></text:p>
            <text:list text:continue-numbering="true" text:style-name="L5">
              <text:list-item>
                <text:list>
                  <text:list-item>
                    <text:p text:style-name="P26"><text:span text:style-name="T4">Add more capabilities to your programs over time</text:span></text:p>
                  </text:list-item>
                </text:list>
              </text:list-item>
            </text:list>
            <text:p text:style-name="P26"><text:span text:style-name="T4"/></text:p>
            <text:list text:continue-numbering="true" text:style-name="L5">
              <text:list-item>
                <text:list>
                  <text:list-item>
                    <text:p text:style-name="P26"><text:span text:style-name="T4">Make mistakes implementing those new ideas and capabilities</text:span></text:p>
                  </text:list-item>
                </text:list>
              </text:list-item>
            </text:list>
            <text:p text:style-name="P26"><text:span text:style-name="T4"/></text:p>
            <text:list text:continue-numbering="true" text:style-name="L5">
              <text:list-item>
                <text:list>
                  <text:list-item>
                    <text:p text:style-name="P26"><text:span text:style-name="T4">Want to “return” to a previously working 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8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Version/Revision Control (2)" draw:style-name="dp3" draw:master-page-name="Title_20_and_20_Content_5f_" presentation:presentation-page-layout-name="AL2T11">
        <office:forms form:automatic-focus="false" form:apply-design-mode="false"/>
        <draw:frame draw:name="Title 1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Version/</text:span><text:span text:style-name="T3">Revision Control</text:span></text:p>
          </draw:text-box>
        </draw:frame>
        <draw:frame draw:name="Content Placeholder 12" presentation:style-name="pr7" draw:text-style-name="P10" draw:layer="layout" svg:width="26.368cm" svg:height="17.151cm" svg:x="0.589cm" svg:y="2.922cm" presentation:class="outline" presentation:user-transformed="true">
          <draw:text-box>
            <text:list text:style-name="L2">
              <text:list-item>
                <text:p text:style-name="P27"><text:span text:style-name="T15">If you always use the same filename for your code, you can’t go back in time to a previous version</text:span></text:p>
              </text:list-item>
            </text:list>
            <text:p text:style-name="P27"><text:span text:style-name="T5"/></text:p>
            <text:list text:continue-numbering="true" text:style-name="L2">
              <text:list-item>
                <text:p text:style-name="P27"><text:span text:style-name="T15">If you save files with a date or/and revision number (#) added to the file name you can go back in time to a previous version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16">For example, <text:s/>instead of using “</text:span><text:span text:style-name="T17">myprogram.py</text:span><text:span text:style-name="T18">” as the file name, try “</text:span><text:span text:style-name="T17">myprogram_rev1.py</text:span><text:span text:style-name="T18">” and change the rev #</text:span></text:p>
                  </text:list-item>
                </text:list>
              </text:list-item>
            </text:list>
            <text:p text:style-name="P28"><text:span text:style-name="T19"/></text:p>
            <text:list text:continue-numbering="true" text:style-name="L3">
              <text:list-item>
                <text:p text:style-name="P27"><text:span text:style-name="T20">In large software projects, source code control systems provide a better way to revert back in time without changing filenames</text:span></text:p>
                <text:list>
                  <text:list-item>
                    <text:p text:style-name="P28"><text:span text:style-name="T18">The most popular source code control system is called </text:span><text:span text:style-name="T21">git</text:span></text:p>
                  </text:list-item>
                </text:list>
              </text:list-item>
            </text:list>
          </draw:text-box>
        </draw:frame>
        <draw:custom-shape draw:name="TextBox 2" draw:style-name="gr4" draw:text-style-name="P30" draw:layer="layout" svg:width="17.286cm" svg:height="1.351cm" svg:x="4.489cm" svg:y="19.846cm">
          <text:p text:style-name="P29"><text:span text:style-name="T22">For FLL we will be using the _rev# approac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9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Debugging your Program" draw:style-name="dp3" draw:master-page-name="Title_20_and_20_Content_5f_" presentation:presentation-page-layout-name="AL2T11">
        <office:forms form:automatic-focus="false" form:apply-design-mode="false"/>
        <draw:frame draw:name="Title 2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Debugging your </text:span><text:span text:style-name="T3">Program</text:span></text:p>
          </draw:text-box>
        </draw:frame>
        <draw:frame draw:name="Content Placeholder 13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27"><text:span text:style-name="T5">When software has a mistake its called a ’bug’</text:span></text:p>
              </text:list-item>
            </text:list>
            <text:p text:style-name="P27"><text:span text:style-name="T5"/></text:p>
            <text:list text:continue-numbering="true" text:style-name="L2">
              <text:list-item>
                <text:p text:style-name="P27"><text:span text:style-name="T5">The activity to find and fix bugs is called ‘debugging’</text:span></text:p>
              </text:list-item>
            </text:list>
            <text:p text:style-name="P27"><text:span text:style-name="T5"/></text:p>
            <text:list text:continue-numbering="true" text:style-name="L2">
              <text:list-item>
                <text:p text:style-name="P27"><text:span text:style-name="T5">All reasonably complex programs have bugs, especially early in their development and testing</text:span></text:p>
              </text:list-item>
            </text:list>
            <text:p text:style-name="P27"><text:span text:style-name="T5"/></text:p>
            <text:list text:continue-numbering="true" text:style-name="L2">
              <text:list-item>
                <text:p text:style-name="P27"><text:span text:style-name="T5">Programmers use comments and “print” statements in their code to help with debugging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2">Some IDE’s have special capabilities to support debugging your code</text:span></text:p>
                  </text:list-item>
                  <text:list-item>
                    <text:p text:style-name="P28"><text:span text:style-name="T2">We will discuss debugging techniques later in the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10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rogram Language vs. Application Programming Interface (API)" draw:style-name="dp3" draw:master-page-name="Title_20_and_20_Content_5f_" presentation:presentation-page-layout-name="AL2T11">
        <office:forms form:automatic-focus="false" form:apply-design-mode="false"/>
        <draw:frame draw:name="Title 21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23">Program Language </text:span><text:span text:style-name="T23">vs. Application </text:span><text:span text:style-name="T23">Programming </text:span><text:span text:style-name="T23">Interface (API)</text:span></text:p>
          </draw:text-box>
        </draw:frame>
        <draw:frame draw:name="Content Placeholder 14" presentation:style-name="pr7" draw:text-style-name="P10" draw:layer="layout" svg:width="26.368cm" svg:height="15.24cm" svg:x="0.635cm" svg:y="3.175cm" presentation:class="outline" presentation:user-transformed="true">
          <draw:text-box>
            <text:list text:style-name="L2">
              <text:list-item>
                <text:p text:style-name="P8"><text:span text:style-name="T15">All program languages have a set of commands that make up the core language</text:span></text:p>
              </text:list-item>
              <text:list-item>
                <text:p text:style-name="P8"><text:span text:style-name="T15">These commands include the ability to store/modify data, create and run loops, and make decisions</text:span></text:p>
              </text:list-item>
              <text:list-item>
                <text:p text:style-name="P8"><text:span text:style-name="T15">In order to interact with the operating system, the user of a program, or Lego Robots application programming interfaces (API) have been created</text:span></text:p>
              </text:list-item>
              <text:list-item>
                <text:p text:style-name="P8"><text:span text:style-name="T15">APIs are sets of functions written in the programming language that perform a specific job or task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6">Example functions including reading/writing to files, drawing lines or rectangles on a screen, controlling a motor, checking a sensor</text:span></text:p>
                  </text:list-item>
                </text:list>
              </text:list-item>
              <text:list-item>
                <text:p text:style-name="P8"><text:span text:style-name="T15">A grouping of API functions is called a library</text:span></text:p>
              </text:list-item>
              <text:list-item>
                <text:p text:style-name="P8"><text:span text:style-name="T15">Anyone can create their own APIs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3" draw:text-style-name="P24" draw:layer="layout" svg:width="20.955cm" svg:height="1.905cm" svg:x="2.541cm" svg:y="19.051cm">
          <draw:text-box>
            <text:p text:style-name="P20"><text:span text:style-name="T14">For FLL, the we will be using </text:span><text:span text:style-name="T14">a combination of the Pybricks </text:span><text:span text:style-name="T14">API and our Robot Library API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1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Introduction to Python" draw:style-name="dp3" draw:master-page-name="_31__5f_Title_20_and_20_Content">
        <office:forms form:automatic-focus="false" form:apply-design-mode="false"/>
        <draw:frame draw:name="Title 22" presentation:style-name="pr8" draw:text-style-name="P12" draw:layer="layout" svg:width="27.939cm" svg:height="9.075cm" svg:x="0cm" svg:y="5.277cm" presentation:class="title" presentation:user-transformed="true">
          <draw:text-box>
            <text:p text:style-name="P1"><text:span text:style-name="T3">Introduction to </text:span><text:span text:style-name="T3">Python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2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Disclaimer" draw:style-name="dp3" draw:master-page-name="Title_20_and_20_Content_5f_" presentation:presentation-page-layout-name="AL2T11">
        <office:forms form:automatic-focus="false" form:apply-design-mode="false"/>
        <draw:frame draw:name="Title 23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Disclaimer</text:span></text:p>
          </draw:text-box>
        </draw:frame>
        <draw:frame draw:name="Content Placeholder 15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31"><text:span text:style-name="T5">This section of the presentation is about learning Python3 as a programming language</text:span></text:p>
              </text:list-item>
            </text:list>
            <text:p text:style-name="P31"><text:span text:style-name="T5"/></text:p>
            <text:list text:continue-numbering="true" text:style-name="L2">
              <text:list-item>
                <text:p text:style-name="P31"><text:span text:style-name="T5">This is presentation does </text:span><text:span text:style-name="T24">not</text:span><text:span text:style-name="T5"> cover all the capabilities of Python. </text:span></text:p>
              </text:list-item>
            </text:list>
            <text:p text:style-name="P31"><text:span text:style-name="T5"/></text:p>
            <text:list text:continue-numbering="true" text:style-name="L2">
              <text:list-item>
                <text:p text:style-name="P31"><text:span text:style-name="T5">It is primarily focused on the Python language features most useful for Lego Spike Robotics</text:span></text:p>
              </text:list-item>
            </text:list>
            <text:p text:style-name="P31"><text:span text:style-name="T5"/></text:p>
            <text:list text:continue-numbering="true" text:style-name="L2">
              <text:list-item>
                <text:p text:style-name="P31"><text:span text:style-name="T5">To experiment with Python3 on your own computer use Visual Studio Code not Lego Spike Prime or Pybricks</text:span></text:p>
              </text:list-item>
            </text:list>
            <text:p text:style-name="P31"><text:span text:style-name="T5"/></text:p>
            <text:list text:continue-numbering="true" text:style-name="L2">
              <text:list-item>
                <text:p text:style-name="P31"><text:span text:style-name="T5">Not all features of Python3 are available in the Lego Spike or Pybricks versions of MicroPython</text:span></text:p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1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References" draw:style-name="dp3" draw:master-page-name="Title_20_and_20_Content_5f_" presentation:presentation-page-layout-name="AL3T1">
        <office:forms form:automatic-focus="false" form:apply-design-mode="false"/>
        <draw:frame presentation:style-name="pr10" draw:text-style-name="P33" draw:layer="layout" svg:width="26.665cm" svg:height="17.438cm" svg:x="0.64cm" svg:y="3.517cm" presentation:class="outline" presentation:user-transformed="true">
          <draw:text-box>
            <text:list text:style-name="L4">
              <text:list-item>
                <text:p text:style-name="P31"><text:span text:style-name="T5">Authoritative Python Site:</text:span></text:p>
                <text:list>
                  <text:list-item>
                    <text:p text:style-name="P9"><text:span text:style-name="T25">https://www.python.org</text:span></text:p>
                  </text:list-item>
                </text:list>
              </text:list-item>
              <text:list-item>
                <text:p text:style-name="P31"><text:span text:style-name="T5">Microsoft Visual Studio Code</text:span></text:p>
                <text:list>
                  <text:list-item>
                    <text:p text:style-name="P9"><text:span text:style-name="T25">https://code.visualstudio.com</text:span></text:p>
                  </text:list-item>
                </text:list>
              </text:list-item>
              <text:list-item>
                <text:p text:style-name="P31"><text:span text:style-name="T5">Pybricks Documentation</text:span></text:p>
                <text:list>
                  <text:list-item>
                    <text:p text:style-name="P9"><text:span text:style-name="T26">https://pybricks.com</text:span></text:p>
                  </text:list-item>
                </text:list>
              </text:list-item>
              <text:list-item>
                <text:p text:style-name="P32"><text:span text:style-name="T5">MicroPython (used by both Lego Spike &amp; Pybricks)</text:span></text:p>
                <text:list>
                  <text:list-item>
                    <text:p text:style-name="P9"><text:span text:style-name="T25"><text:a xlink:href="https://micropython.org/" xlink:type="simple">https://</text:a></text:span><text:span text:style-name="T25">micropython.org</text:span></text:p>
                  </text:list-item>
                </text:list>
              </text:list-item>
              <text:list-item>
                <text:p text:style-name="P31"><text:span text:style-name="T5">TutorialsPoint</text:span></text:p>
                <text:list>
                  <text:list-item>
                    <text:p text:style-name="P9"><text:span text:style-name="T25">https://www.tutorialspoint.com/python/index.htm</text:span></text:p>
                  </text:list-item>
                </text:list>
              </text:list-item>
              <text:list-item>
                <text:p text:style-name="P31"><text:span text:style-name="T5">W3 Schools</text:span></text:p>
                <text:list>
                  <text:list-item>
                    <text:p text:style-name="P9"><text:span text:style-name="T2">This site includes documentation on Python and a way to run your Python code via the Web. </text:span></text:p>
                  </text:list-item>
                  <text:list-item>
                    <text:p text:style-name="P9"><text:span text:style-name="T25">https://www.w3schools.com/python/default.asp</text:span></text:p>
                  </text:list-item>
                </text:list>
              </text:list-item>
            </text:list>
          </draw:text-box>
        </draw:frame>
        <draw:frame draw:name="Title 24" presentation:style-name="pr4" draw:text-style-name="P12" draw:layer="layout" svg:width="27.939cm" svg:height="2.757cm" svg:x="0cm" svg:y="0cm" presentation:class="title">
          <draw:text-box>
            <text:p text:style-name="P6"><text:span text:style-name="T3">References</text:span></text:p>
          </draw:text-box>
        </draw:frame>
        <draw:custom-shape draw:name="Rectangle 4" draw:style-name="gr5" draw:text-style-name="P35" draw:layer="layout" svg:width="10.914cm" svg:height="1.355cm" svg:x="17.026cm" svg:y="18.33cm">
          <text:p text:style-name="P34"><text:span text:style-name="T27">This is my favorit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21.107cm" svg:height="11.524cm" svg:x="1.679cm" svg:y="2.335cm" draw:page-number="14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How to ”read” the slides" draw:style-name="dp3" draw:master-page-name="Title_20_and_20_Content_5f_" presentation:presentation-page-layout-name="AL2T11">
        <office:forms form:automatic-focus="false" form:apply-design-mode="false"/>
        <draw:frame draw:name="Title 25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How to ”read” </text:span><text:span text:style-name="T3">the slides</text:span></text:p>
          </draw:text-box>
        </draw:frame>
        <draw:frame draw:name="Content Placeholder 17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27"><text:span text:style-name="T28">Explanations of concepts and ideas will be in this font (called Calibri) and in black</text:span></text:p>
              </text:list-item>
            </text:list>
            <text:p text:style-name="P25"><text:span text:style-name="T12"/></text:p>
            <text:list text:continue-numbering="true" text:style-name="L2">
              <text:list-item>
                <text:p text:style-name="P25"><text:span text:style-name="T28">Examples of code will be in </text:span><text:span text:style-name="T29">Courier New</text:span><text:span text:style-name="T30"> </text:span><text:span text:style-name="T31">font, with </text:span></text:p>
              </text:list-item>
            </text:list>
            <text:p text:style-name="P25"><text:span text:style-name="T32"/></text:p>
            <text:list text:style-name="L9">
              <text:list-item>
                <text:list>
                  <text:list-item>
                    <text:p text:style-name="P26"><text:span text:style-name="T33">Black text </text:span><text:span text:style-name="T34">for Variables and your Function Nam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6"><text:span text:style-name="T35">Blue text </text:span><text:span text:style-name="T36">for Python Core Language and Python Standard Function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6"><text:span text:style-name="T37">Red text </text:span><text:span text:style-name="T36">for String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6"><text:span text:style-name="T38">Green text </text:span><text:span text:style-name="T36">for Numbers, Booleans, Comment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6"><text:span text:style-name="T36">Source code examples will usually be in a light grey box </text:span><text:span text:style-name="T39"><text:s text:c="10"/></text:span><text:span text:style-name="T36">.</text:span></text:p>
                  </text:list-item>
                  <text:list-item>
                    <text:p text:style-name="P26"><text:span text:style-name="T36">The output of running a program will be in white text in a black box</text:span></text:p>
                  </text:list-item>
                </text:list>
              </text:list-item>
            </text:list>
            <text:p text:style-name="P36"><text:span text:style-name="T36"/></text:p>
            <text:list text:style-name="L14">
              <text:list-item>
                <text:p text:style-name="P25"><text:span text:style-name="T40">Examples with </text:span><text:span text:style-name="T41">&gt;&gt;&gt;</text:span><text:span text:style-name="T42"> </text:span><text:span text:style-name="T43">means this examples were entered directly into the Python Interpreter</text:span></text:p>
              </text:list-item>
            </text:list>
            <text:list text:style-name="L15">
              <text:list-item>
                <text:p text:style-name="P25"><text:span text:style-name="T43">A newline is created by pressing the ENTER or RETURN key</text:span></text:p>
              </text:list-item>
            </text:list>
          </draw:text-box>
        </draw:frame>
        <presentation:notes draw:style-name="dp2">
          <draw:page-thumbnail draw:style-name="gr1" draw:layer="layout" svg:width="21.107cm" svg:height="11.524cm" svg:x="1.679cm" svg:y="2.335cm" draw:page-number="15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 Code Example" draw:style-name="dp3" draw:master-page-name="Title_20_and_20_Content_5f_" presentation:presentation-page-layout-name="AL2T11">
        <office:forms form:automatic-focus="false" form:apply-design-mode="false"/>
        <draw:frame draw:name="Title 26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A Code Example</text:span></text:p>
          </draw:text-box>
        </draw:frame>
        <draw:frame draw:name="Rectangle 5" presentation:style-name="pr11" draw:text-style-name="P37" draw:layer="layout" svg:width="24.097cm" svg:height="9.888cm" svg:x="1.92cm" svg:y="3.681cm" presentation:class="outline" presentation:user-transformed="true">
          <draw:text-box>
            <text:p text:style-name="P16"><text:span text:style-name="T44">x = </text:span><text:span text:style-name="T45">34</text:span><text:span text:style-name="T44"> - </text:span><text:span text:style-name="T45">23</text:span><text:span text:style-name="T44"> </text:span><text:span text:style-name="T44"><text:tab/></text:span><text:span text:style-name="T44"><text:tab/></text:span><text:span text:style-name="T46"># A comment about setting </text:span><text:span text:style-name="T46">the variable x to value 34 -23</text:span></text:p>
            <text:p text:style-name="P16"><text:span text:style-name="T44">y = </text:span><text:span text:style-name="T47">"Hello"</text:span><text:span text:style-name="T44"> </text:span><text:span text:style-name="T44"><text:tab/></text:span><text:span text:style-name="T44"><text:tab/></text:span><text:span text:style-name="T46"># A comment about setting </text:span><text:span text:style-name="T46">the variable y to “Hello”</text:span></text:p>
            <text:p text:style-name="P16"><text:span text:style-name="T44">z = (x * -</text:span><text:span text:style-name="T45">5</text:span><text:span text:style-name="T44">) + </text:span><text:span text:style-name="T45">7</text:span></text:p>
            <text:p text:style-name="P16"><text:span text:style-name="T48">if</text:span><text:span text:style-name="T44"> (z &lt;= -</text:span><text:span text:style-name="T45">5</text:span><text:span text:style-name="T44"> </text:span><text:span text:style-name="T48">and</text:span><text:span text:style-name="T44"> y == </text:span><text:span text:style-name="T47">"Hello"</text:span><text:span text:style-name="T44">):</text:span></text:p>
            <text:p text:style-name="P16"><text:span text:style-name="T44"><text:tab/></text:span><text:span text:style-name="T44">x = x + </text:span><text:span text:style-name="T45">1</text:span></text:p>
            <text:p text:style-name="P16"><text:span text:style-name="T44"><text:tab/></text:span><text:span text:style-name="T44">y = y + </text:span><text:span text:style-name="T47">" World"</text:span><text:span text:style-name="T44"> </text:span><text:span text:style-name="T44"><text:tab/></text:span><text:span text:style-name="T46"># Concatenating two strings</text:span></text:p>
            <text:p text:style-name="P16"><text:span text:style-name="T49">print</text:span><text:span text:style-name="T44">(x)</text:span></text:p>
            <text:p text:style-name="P16"><text:span text:style-name="T49">print</text:span><text:span text:style-name="T44">(y)</text:span></text:p>
            <text:p text:style-name="P16"><text:span text:style-name="T49">print</text:span><text:span text:style-name="T44">(z,</text:span><text:span text:style-name="T47">" does not equal "</text:span><text:span text:style-name="T44">,</text:span><text:span text:style-name="T48">abs</text:span><text:span text:style-name="T44">(z))</text:span></text:p>
          </draw:text-box>
        </draw:frame>
        <presentation:notes draw:style-name="dp4">
          <draw:page-thumbnail draw:name="Rectangle 6" draw:style-name="gr1" draw:layer="layout" svg:width="17.271cm" svg:height="9.429cm" svg:x="2.159cm" svg:y="3.492cm" draw:page-number="16" presentation:class="page"/>
          <draw:frame draw:name="Rectangle 7" presentation:style-name="pr12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A Code Example (2)" draw:style-name="dp3" draw:master-page-name="Title_20_and_20_Content_5f_" presentation:presentation-page-layout-name="AL2T11">
        <office:forms form:automatic-focus="false" form:apply-design-mode="false"/>
        <draw:frame draw:name="Title 27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A Code Example</text:span></text:p>
          </draw:text-box>
        </draw:frame>
        <draw:frame draw:name="Rectangle 8" presentation:style-name="pr11" draw:text-style-name="P37" draw:layer="layout" svg:width="24.097cm" svg:height="9.888cm" svg:x="1.92cm" svg:y="3.681cm" presentation:class="outline" presentation:user-transformed="true">
          <draw:text-box>
            <text:p text:style-name="P16"><text:span text:style-name="T44">x = </text:span><text:span text:style-name="T45">34</text:span><text:span text:style-name="T44"> - </text:span><text:span text:style-name="T45">23</text:span><text:span text:style-name="T44"> </text:span><text:span text:style-name="T44"><text:tab/></text:span><text:span text:style-name="T44"><text:tab/></text:span><text:span text:style-name="T50"># A comment about setting the </text:span><text:span text:style-name="T50">variable x to value of</text:span></text:p>
            <text:p text:style-name="P16"><text:span text:style-name="T50"><text:tab/></text:span><text:span text:style-name="T50"><text:tab/></text:span><text:span text:style-name="T50"><text:tab/></text:span><text:span text:style-name="T50"># calculation of 34 minus 23</text:span></text:p>
            <text:p text:style-name="P16"><text:span text:style-name="T44">y = </text:span><text:span text:style-name="T47">"Hello"</text:span><text:span text:style-name="T44"> </text:span><text:span text:style-name="T44"><text:tab/></text:span><text:span text:style-name="T44"><text:tab/></text:span><text:span text:style-name="T46"># A comment about setting </text:span><text:span text:style-name="T46">the variable y to “Hello”</text:span></text:p>
            <text:p text:style-name="P16"><text:span text:style-name="T44">z = (x * -</text:span><text:span text:style-name="T45">5</text:span><text:span text:style-name="T44">) + </text:span><text:span text:style-name="T45">7</text:span></text:p>
            <text:p text:style-name="P16"><text:span text:style-name="T48">if</text:span><text:span text:style-name="T44"> (z &lt;= -</text:span><text:span text:style-name="T45">5</text:span><text:span text:style-name="T44"> </text:span><text:span text:style-name="T48">and</text:span><text:span text:style-name="T44"> y == </text:span><text:span text:style-name="T47">"Hello"</text:span><text:span text:style-name="T44">):</text:span></text:p>
            <text:p text:style-name="P16"><text:span text:style-name="T44"><text:tab/></text:span><text:span text:style-name="T44">x = x + </text:span><text:span text:style-name="T45">1</text:span></text:p>
            <text:p text:style-name="P16"><text:span text:style-name="T44"><text:tab/></text:span><text:span text:style-name="T44">y = y + </text:span><text:span text:style-name="T47">" World"</text:span><text:span text:style-name="T44"> </text:span><text:span text:style-name="T44"><text:tab/></text:span><text:span text:style-name="T46"># Concatenating two strings</text:span></text:p>
            <text:p text:style-name="P16"><text:span text:style-name="T49">print</text:span><text:span text:style-name="T44">(x)</text:span></text:p>
            <text:p text:style-name="P16"><text:span text:style-name="T49">print</text:span><text:span text:style-name="T44">(y)</text:span></text:p>
            <text:p text:style-name="P16"><text:span text:style-name="T49">print</text:span><text:span text:style-name="T44">(z,</text:span><text:span text:style-name="T47">" does not equal "</text:span><text:span text:style-name="T44">,</text:span><text:span text:style-name="T48">abs</text:span><text:span text:style-name="T44">(z))</text:span></text:p>
          </draw:text-box>
        </draw:frame>
        <draw:custom-shape draw:name="Rectangle 9" draw:style-name="gr6" draw:text-style-name="P40" draw:layer="layout" svg:width="24.097cm" svg:height="6.677cm" svg:x="1.92cm" svg:y="13.907cm">
          <text:p text:style-name="P39"><text:span text:style-name="T51">boyd@bigsky ~ % /usr/local/bin/python3 intro1.py</text:span></text:p>
          <text:p text:style-name="P39"><text:span text:style-name="T51">12</text:span></text:p>
          <text:p text:style-name="P39"><text:span text:style-name="T51">Hello World</text:span></text:p>
          <text:p text:style-name="P39"><text:span text:style-name="T51">-48 <text:s/>does not equal <text:s/>48</text:span></text:p>
          <text:p text:style-name="P39"><text:span text:style-name="T51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0" draw:style-name="gr1" draw:layer="layout" svg:width="17.271cm" svg:height="9.429cm" svg:x="2.159cm" svg:y="3.492cm" draw:page-number="17" presentation:class="page"/>
          <draw:frame draw:name="Rectangle 11" presentation:style-name="pr13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A Code Example using the Python Interpreter" draw:style-name="dp3" draw:master-page-name="Two_20_Content_5f_">
        <office:forms form:automatic-focus="false" form:apply-design-mode="false"/>
        <draw:frame draw:name="Content Placeholder 18" presentation:style-name="pr14" draw:text-style-name="P41" draw:layer="layout" svg:width="12.747cm" svg:height="15.846cm" svg:x="0.523cm" svg:y="3.598cm" presentation:class="outline" presentation:user-transformed="true">
          <draw:text-box>
            <text:p text:style-name="P16"><text:span text:style-name="T52">boyd@bigsky Code_Examples % python3 -q</text:span></text:p>
            <text:p text:style-name="P16"><text:span text:style-name="T52">&gt;&gt;&gt; print("hello world")</text:span></text:p>
            <text:p text:style-name="P16"><text:span text:style-name="T52">hello world</text:span></text:p>
            <text:p text:style-name="P16"><text:span text:style-name="T52">&gt;&gt;&gt; myList=[1,2,3,4]</text:span></text:p>
            <text:p text:style-name="P16"><text:span text:style-name="T52">&gt;&gt;&gt; print(myList)</text:span></text:p>
            <text:p text:style-name="P16"><text:span text:style-name="T52">[1, 2, 3, 4]</text:span></text:p>
            <text:p text:style-name="P16"><text:span text:style-name="T52">&gt;&gt;&gt; myList[0]</text:span></text:p>
            <text:p text:style-name="P16"><text:span text:style-name="T52">1</text:span></text:p>
            <text:p text:style-name="P16"><text:span text:style-name="T52">&gt;&gt;&gt; myList[3]</text:span></text:p>
            <text:p text:style-name="P16"><text:span text:style-name="T52">4</text:span></text:p>
            <text:p text:style-name="P16"><text:span text:style-name="T52">&gt;&gt;&gt; myList[4]</text:span></text:p>
            <text:p text:style-name="P16"><text:span text:style-name="T52">Traceback (most recent call last):</text:span></text:p>
            <text:p text:style-name="P16"><text:span text:style-name="T52">  </text:span><text:span text:style-name="T52">File "&lt;stdin&gt;", line 1, in &lt;module&gt;</text:span></text:p>
            <text:p text:style-name="P16"><text:span text:style-name="T52">IndexError: list index out of range</text:span></text:p>
            <text:p text:style-name="P16"><text:span text:style-name="T52">&gt;&gt;&gt; myList[-1]</text:span></text:p>
            <text:p text:style-name="P16"><text:span text:style-name="T52">4</text:span></text:p>
          </draw:text-box>
        </draw:frame>
        <draw:frame draw:name="Content Placeholder 19" presentation:style-name="pr15" draw:text-style-name="P41" draw:layer="layout" svg:width="13.445cm" svg:height="15.846cm" svg:x="13.969cm" svg:y="3.598cm" presentation:class="outline" presentation:user-transformed="true">
          <draw:text-box>
            <text:p text:style-name="P16"><text:span text:style-name="T52">&gt;&gt;&gt; myList[-5]</text:span></text:p>
            <text:p text:style-name="P16"><text:span text:style-name="T52">Traceback (most recent call last):</text:span></text:p>
            <text:p text:style-name="P16"><text:span text:style-name="T52">  </text:span><text:span text:style-name="T52">File "&lt;stdin&gt;", line 1, in &lt;module&gt;</text:span></text:p>
            <text:p text:style-name="P16"><text:span text:style-name="T52">IndexError: list index out of range</text:span></text:p>
            <text:p text:style-name="P16"><text:span text:style-name="T52">&gt;&gt;&gt; myList[-4]</text:span></text:p>
            <text:p text:style-name="P16"><text:span text:style-name="T52">1</text:span></text:p>
            <text:p text:style-name="P16"><text:span text:style-name="T52">&gt;&gt;&gt; myList[1]='A'</text:span></text:p>
            <text:p text:style-name="P16"><text:span text:style-name="T52">&gt;&gt;&gt; print(myList)</text:span></text:p>
            <text:p text:style-name="P16"><text:span text:style-name="T52">[1, 'A', 3, 4]</text:span></text:p>
            <text:p text:style-name="P16"><text:span text:style-name="T52">&gt;&gt;&gt; myList[3]='B'</text:span></text:p>
            <text:p text:style-name="P16"><text:span text:style-name="T52">&gt;&gt;&gt; print(myList)</text:span></text:p>
            <text:p text:style-name="P16"><text:span text:style-name="T52">[1, 'A', 3, 'B']</text:span></text:p>
            <text:p text:style-name="P16"><text:span text:style-name="T52">&gt;&gt;&gt; exit()</text:span></text:p>
            <text:p text:style-name="P16"><text:span text:style-name="T52">boyd@bigsky Code_Examples % </text:span></text:p>
            <text:p text:style-name="P16"><text:span text:style-name="T52"/></text:p>
          </draw:text-box>
        </draw:frame>
        <draw:frame draw:name="Title 28" presentation:style-name="pr16" draw:text-style-name="P12" draw:layer="layout" svg:width="27.939cm" svg:height="2.757cm" svg:x="0cm" svg:y="0cm" presentation:class="title" presentation:user-transformed="true">
          <draw:text-box>
            <text:p text:style-name="P6"><text:span text:style-name="T53">A Code Example </text:span><text:span text:style-name="T53">using the Python </text:span><text:span text:style-name="T53">Interpreter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18" presentation:class="page"/>
          <draw:frame presentation:style-name="pr17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ython Language “Rules” 1/4 (abbreviated)" draw:style-name="dp3" draw:master-page-name="Title_20_and_20_Content_5f_" presentation:presentation-page-layout-name="AL2T11">
        <office:forms form:automatic-focus="false" form:apply-design-mode="false"/>
        <draw:frame draw:name="Title 29" presentation:style-name="pr18" draw:text-style-name="P12" draw:layer="layout" svg:width="27.939cm" svg:height="2.757cm" svg:x="0cm" svg:y="0cm" presentation:class="title" presentation:user-transformed="true">
          <draw:text-box>
            <text:p text:style-name="P6"><text:span text:style-name="T3">Python </text:span><text:span text:style-name="T3">Language </text:span><text:span text:style-name="T3">“Rules” 1/4 </text:span><text:span text:style-name="T3">(abbreviated)</text:span></text:p>
          </draw:text-box>
        </draw:frame>
        <draw:frame draw:name="Rectangle 12" presentation:style-name="pr7" draw:text-style-name="P10" draw:layer="layout" svg:width="26.368cm" svg:height="17.64cm" svg:x="0.64cm" svg:y="3.517cm" presentation:class="outline" presentation:user-transformed="true">
          <draw:text-box>
            <text:list text:style-name="L2">
              <text:list-item>
                <text:p text:style-name="P27"><text:span text:style-name="T54">A </text:span><text:span text:style-name="T55">variable</text:span><text:span text:style-name="T54"> is used to store data so it can be used later (more on this later)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56">First assignment to a variable creates it</text:span></text:p>
                  </text:list-item>
                  <text:list-item>
                    <text:p text:style-name="P28"><text:span text:style-name="T56">Variable types don’t need to be declared</text:span></text:p>
                  </text:list-item>
                  <text:list-item>
                    <text:p text:style-name="P28"><text:span text:style-name="T56">Python figures out the variable types on its own </text:span></text:p>
                  </text:list-item>
                </text:list>
              </text:list-item>
              <text:list-item>
                <text:p text:style-name="P27"><text:span text:style-name="T54">Example types in Python are:</text:span></text:p>
                <text:list>
                  <text:list-item>
                    <text:p text:style-name="P28"><text:span text:style-name="T56">integers 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57">1</text:span><text:span text:style-name="T58">,</text:span><text:span text:style-name="T57"> -5</text:span><text:span text:style-name="T58">,</text:span><text:span text:style-name="T57"> 2000</text:span><text:span text:style-name="T58">,</text:span><text:span text:style-name="T57"> 5837293</text:span><text:span text:style-name="T58">,</text:span><text:span text:style-name="T57"> -768</text:span></text:p>
                      </text:list-item>
                    </text:list>
                  </text:list-item>
                  <text:list-item>
                    <text:p text:style-name="P28"><text:span text:style-name="T56">Floats</text:span></text:p>
                    <text:list>
                      <text:list-item>
                        <text:p text:style-name="P28"><text:span text:style-name="T57">1.5</text:span><text:span text:style-name="T58">,</text:span><text:span text:style-name="T57"> 3.14</text:span><text:span text:style-name="T58">,</text:span><text:span text:style-name="T57"> -94.2383</text:span></text:p>
                      </text:list-item>
                    </text:list>
                  </text:list-item>
                  <text:list-item>
                    <text:p text:style-name="P28"><text:span text:style-name="T56">Strings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8"><text:span text:style-name="T59"><text:s/></text:span><text:span text:style-name="T60">“</text:span><text:span text:style-name="T60">cat” </text:span><text:span text:style-name="T61">, <text:s/></text:span><text:span text:style-name="T60">“my house is red”</text:span></text:p>
                      </text:list-item>
                    </text:list>
                  </text:list-item>
                  <text:list-item>
                    <text:p text:style-name="P28"><text:span text:style-name="T56">Boolean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28"><text:span text:style-name="T57">True</text:span><text:span text:style-name="T61">, </text:span><text:span text:style-name="T57">False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56"/></text:p>
          </draw:text-box>
        </draw:frame>
        <presentation:notes draw:style-name="dp4">
          <draw:page-thumbnail draw:name="Rectangle 13" draw:style-name="gr1" draw:layer="layout" svg:width="17.271cm" svg:height="9.429cm" svg:x="2.159cm" svg:y="3.492cm" draw:page-number="19" presentation:class="page"/>
          <draw:frame draw:name="Rectangle 14" presentation:style-name="pr19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Python Language “Rules” 2/4 (abbreviated)" draw:style-name="dp3" draw:master-page-name="Title_20_and_20_Content_5f_" presentation:presentation-page-layout-name="AL2T11">
        <office:forms form:automatic-focus="false" form:apply-design-mode="false"/>
        <draw:frame draw:name="Title 3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62">Python Language </text:span><text:span text:style-name="T62">“Rules” 2/4 </text:span><text:span text:style-name="T62">(abbreviated)</text:span></text:p>
          </draw:text-box>
        </draw:frame>
        <draw:frame draw:name="Content Placeholder 20" presentation:style-name="pr5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27"><text:span text:style-name="T54">Assignment is </text:span><text:span text:style-name="T63">=</text:span><text:span text:style-name="T54"> and comparison is </text:span><text:span text:style-name="T63">==</text:span></text:p>
              </text:list-item>
              <text:list-item>
                <text:p text:style-name="P27"><text:span text:style-name="T54">For numbers </text:span><text:span text:style-name="T63">+ - * / %</text:span><text:span text:style-name="T64"> </text:span><text:span text:style-name="T54">are as expected</text:span></text:p>
              </text:list-item>
              <text:list-item>
                <text:p text:style-name="P27"><text:span text:style-name="T54">For Strings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56"><text:s/></text:span><text:span text:style-name="T65">+</text:span><text:span text:style-name="T56"> is used concatenation (combining strings together)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8"><text:span text:style-name="T66"><text:s/></text:span><text:span text:style-name="T65">%</text:span><text:span text:style-name="T56"> for string formatting (as in C’s </text:span><text:span text:style-name="T67">printf</text:span><text:span text:style-name="T68">)</text:span></text:p>
                  </text:list-item>
                </text:list>
              </text:list-item>
            </text:list>
            <text:p text:style-name="P8"><text:span text:style-name="T69"/></text:p>
          </draw:text-box>
        </draw:frame>
        <presentation:notes draw:style-name="dp2">
          <draw:page-thumbnail draw:style-name="gr1" draw:layer="layout" svg:width="19.19cm" svg:height="10.476cm" svg:x="1.199cm" svg:y="2.123cm" draw:page-number="20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ython Language “Rules” 3/4 (abbreviated)" draw:style-name="dp3" draw:master-page-name="Title_20_and_20_Content_5f_" presentation:presentation-page-layout-name="AL2T11">
        <office:forms form:automatic-focus="false" form:apply-design-mode="false"/>
        <draw:frame draw:name="Title 31" presentation:style-name="pr18" draw:text-style-name="P12" draw:layer="layout" svg:width="27.939cm" svg:height="2.757cm" svg:x="0cm" svg:y="0cm" presentation:class="title" presentation:user-transformed="true">
          <draw:text-box>
            <text:p text:style-name="P6"><text:span text:style-name="T3">Python </text:span><text:span text:style-name="T3">Language </text:span><text:span text:style-name="T3">“Rules” 3/4 </text:span><text:span text:style-name="T3">(abbreviated)</text:span></text:p>
          </draw:text-box>
        </draw:frame>
        <draw:frame draw:name="Rectangle 15" presentation:style-name="pr7" draw:text-style-name="P10" draw:layer="layout" svg:width="26.368cm" svg:height="17.111cm" svg:x="0.64cm" svg:y="3.517cm" presentation:class="outline" presentation:user-transformed="true">
          <draw:text-box>
            <text:list text:style-name="L2">
              <text:list-item>
                <text:p text:style-name="P27"><text:span text:style-name="T70">Python is case sensitive including for variable names, command names, and function names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71">Variable </text:span><text:span text:style-name="T72">A</text:span><text:span text:style-name="T71"> and variable </text:span><text:span text:style-name="T72">a</text:span><text:span text:style-name="T71"> are not the same variable</text:span></text:p>
                  </text:list-item>
                </text:list>
              </text:list-item>
            </text:list>
            <text:p text:style-name="P28"><text:span text:style-name="T71"/></text:p>
            <text:list text:continue-numbering="true" text:style-name="L3">
              <text:list-item>
                <text:p text:style-name="P8"><text:span text:style-name="T70">Function names and variable cannot start with a number</text:span></text:p>
                <text:list>
                  <text:list-item>
                    <text:p text:style-name="P13"><text:span text:style-name="T73">They can contain letters, numbers, and underscores.</text:span></text:p>
                  </text:list-item>
                </text:list>
              </text:list-item>
            </text:list>
            <text:p text:style-name="P42"><text:span text:style-name="T74"/></text:p>
            <text:p text:style-name="P42"><text:span text:style-name="T74"><text:s/></text:span><text:span text:style-name="T75">bob <text:s/>Bob <text:s/>_bob <text:s/>_2_bob_ <text:s/>bob_2 <text:s/>BoB</text:span></text:p>
            <text:p text:style-name="P26"><text:span text:style-name="T70"/></text:p>
            <text:list text:continue-numbering="true" text:style-name="L3">
              <text:list-item>
                <text:p text:style-name="P43"><text:span text:style-name="T76">Python starts counting at position </text:span><text:span text:style-name="T77">0</text:span><text:span text:style-name="T76"> for Lists and most other data types not </text:span><text:span text:style-name="T77">1</text:span></text:p>
              </text:list-item>
            </text:list>
            <text:p text:style-name="P43"><text:span text:style-name="T70"/></text:p>
            <text:list text:continue-numbering="true" text:style-name="L3">
              <text:list-item>
                <text:p text:style-name="P43"><text:span text:style-name="T70">Whitespace is meaningful in Python: especially indentation and placement of newlines</text:span></text:p>
                <text:list>
                  <text:list-item>
                    <text:p text:style-name="P44"><text:span text:style-name="T71">Use a newline to end a line of code</text:span></text:p>
                  </text:list-item>
                  <text:list-item>
                    <text:p text:style-name="P44"><text:span text:style-name="T71">Use </text:span><text:span text:style-name="T72">\</text:span><text:span text:style-name="T71"> at the end of the line to continue code onto next line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16" draw:style-name="gr1" draw:layer="layout" svg:width="17.271cm" svg:height="9.429cm" svg:x="2.159cm" svg:y="3.492cm" draw:page-number="21" presentation:class="page"/>
          <draw:frame draw:name="Rectangle 17" presentation:style-name="pr2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Python Language “Rules” 4/4 (abbreviated)" draw:style-name="dp3" draw:master-page-name="Title_20_and_20_Content_5f_" presentation:presentation-page-layout-name="AL2T11">
        <office:forms form:automatic-focus="false" form:apply-design-mode="false"/>
        <draw:frame draw:name="Title 32" presentation:style-name="pr18" draw:text-style-name="P12" draw:layer="layout" svg:width="27.939cm" svg:height="2.757cm" svg:x="0cm" svg:y="0cm" presentation:class="title" presentation:user-transformed="true">
          <draw:text-box>
            <text:p text:style-name="P6"><text:span text:style-name="T3">Python </text:span><text:span text:style-name="T3">Language </text:span><text:span text:style-name="T3">“Rules” 4/4 </text:span><text:span text:style-name="T3">(abbreviated)</text:span></text:p>
          </draw:text-box>
        </draw:frame>
        <draw:frame draw:name="Content Placeholder 21" presentation:style-name="pr7" draw:text-style-name="P10" draw:layer="layout" svg:width="26.368cm" svg:height="17.071cm" svg:x="0.64cm" svg:y="3.517cm" presentation:class="outline" presentation:user-transformed="true">
          <draw:text-box>
            <text:list text:style-name="L2">
              <text:list-item>
                <text:p text:style-name="P27"><text:span text:style-name="T5">Colons start a new block of code in many language constructs (e.g., </text:span><text:span text:style-name="T78">if</text:span><text:span text:style-name="T79">, </text:span><text:span text:style-name="T78">while</text:span><text:span text:style-name="T79">, </text:span><text:span text:style-name="T78">for</text:span><text:span text:style-name="T36">) </text:span></text:p>
              </text:list-item>
            </text:list>
            <text:p text:style-name="P27"><text:span text:style-name="T69"/></text:p>
            <text:list text:continue-numbering="true" text:style-name="L2">
              <text:list-item>
                <text:p text:style-name="P27"><text:span text:style-name="T69">The basic printing command is </text:span><text:span text:style-name="T80">print</text:span></text:p>
              </text:list-item>
            </text:list>
            <text:p text:style-name="P42"><text:span text:style-name="T81"/></text:p>
            <text:list text:style-name="L20">
              <text:list-item>
                <text:p text:style-name="P16"><text:span text:style-name="T69">There are some reserved words:</text:span></text:p>
              </text:list-item>
            </text:list>
            <text:p text:style-name="P42"><text:span text:style-name="T82"/></text:p>
            <text:p text:style-name="P42"><text:span text:style-name="T83"><text:tab/></text:span><text:span text:style-name="T84">and, assert, async, await</text:span><text:span text:style-name="T85">, <text:s/></text:span><text:span text:style-name="T84">break, class, continue, def, del, elif, else, except, exec, False, finally, for, from, global, if, import, in, is, lambda, </text:span><text:span text:style-name="T84">None, not, or, pass, print, raise, return, True, try, while</text:span></text:p>
            <text:p text:style-name="P44"><text:span text:style-name="T86"/></text:p>
          </draw:text-box>
        </draw:frame>
        <presentation:notes draw:style-name="dp4">
          <draw:page-thumbnail draw:name="Rectangle 18" draw:style-name="gr1" draw:layer="layout" svg:width="17.271cm" svg:height="9.429cm" svg:x="2.159cm" svg:y="3.492cm" draw:page-number="22" presentation:class="page"/>
          <draw:frame draw:name="Rectangle 19" presentation:style-name="pr21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Camels and Underscores" draw:style-name="dp3" draw:master-page-name="Title_20_and_20_Content_5f_" presentation:presentation-page-layout-name="AL2T11">
        <office:forms form:automatic-focus="false" form:apply-design-mode="false"/>
        <draw:frame draw:name="Title 33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amels and </text:span><text:span text:style-name="T3">Underscores</text:span></text:p>
          </draw:text-box>
        </draw:frame>
        <draw:frame draw:name="Content Placeholder 22" presentation:style-name="pr7" draw:text-style-name="P10" draw:layer="layout" svg:width="26.368cm" svg:height="17.438cm" svg:x="0.64cm" svg:y="3.517cm" presentation:class="outline" presentation:user-transformed="true">
          <draw:text-box>
            <text:list text:style-name="L2">
              <text:list-item>
                <text:p text:style-name="P31"><text:span text:style-name="T87">The “official” python way to separate words in Variable and Function names is to use the underscore (_)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5">Examples: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32"><text:span text:style-name="T88">Num_Of_Iterations</text:span></text:p>
                      </text:list-item>
                      <text:list-item>
                        <text:p text:style-name="P32"><text:span text:style-name="T88">Forward_Velocity</text:span></text:p>
                      </text:list-item>
                      <text:list-item>
                        <text:p text:style-name="P32"><text:span text:style-name="T88">Drive_Robot_Forward()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36"/></text:p>
            <text:list text:continue-numbering="true" text:style-name="L21">
              <text:list-item>
                <text:p text:style-name="P31"><text:span text:style-name="T89">Alternatively, many other programming languages like C, C++, and Java use CamelCase for variable and function names</text:span></text:p>
                <text:list>
                  <text:list-item>
                    <text:p text:style-name="P32"><text:span text:style-name="T36">First letter of each word is Capitalized. </text:span></text:p>
                    <text:list>
                      <text:list-item>
                        <text:p text:style-name="P32"><text:span text:style-name="T36">Variant: Some programmers make the first word all lowercase, but rest of the words have first character capitalized</text:span></text:p>
                      </text:list-item>
                    </text:list>
                  </text:list-item>
                  <text:list-item>
                    <text:p text:style-name="P32"><text:span text:style-name="T36">Examples:</text:span></text:p>
                    <text:list>
                      <text:list-item>
                        <text:p text:style-name="P32"><text:span text:style-name="T88">numOfIterations</text:span></text:p>
                      </text:list-item>
                      <text:list-item>
                        <text:p text:style-name="P32"><text:span text:style-name="T88">ForwardVelocity</text:span></text:p>
                      </text:list-item>
                      <text:list-item>
                        <text:p text:style-name="P32"><text:span text:style-name="T88">DriveRobotForward()</text:span></text:p>
                      </text:list-item>
                    </text:list>
                  </text:list-item>
                </text:list>
              </text:list-item>
            </text:list>
            <text:p text:style-name="P31"><text:span text:style-name="T89"/></text:p>
            <text:list text:continue-numbering="true" text:style-name="L21">
              <text:list-item>
                <text:p text:style-name="P31"><text:span text:style-name="T89">Either way works. Just pick one and be consistent</text:span></text:p>
              </text:list-item>
            </text:list>
            <text:p text:style-name="P8"><text:span text:style-name="T36"/></text:p>
          </draw:text-box>
        </draw:frame>
        <presentation:notes draw:style-name="dp2">
          <draw:page-thumbnail draw:style-name="gr1" draw:layer="layout" svg:width="19.19cm" svg:height="10.476cm" svg:x="1.199cm" svg:y="2.123cm" draw:page-number="2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Identifying Blocks of Code" draw:style-name="dp3" draw:master-page-name="Title_20_and_20_Content_5f_" presentation:presentation-page-layout-name="AL2T11">
        <office:forms form:automatic-focus="false" form:apply-design-mode="false"/>
        <draw:frame draw:name="Title 34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Identifying </text:span><text:span text:style-name="T3">Blocks of Code</text:span></text:p>
          </draw:text-box>
        </draw:frame>
        <draw:frame draw:name="Content Placeholder 23" presentation:style-name="pr7" draw:text-style-name="P10" draw:layer="layout" svg:width="26.368cm" svg:height="15.927cm" svg:x="0.616cm" svg:y="3.931cm" presentation:class="outline" presentation:user-transformed="true">
          <draw:text-box>
            <text:list text:style-name="L2">
              <text:list-item>
                <text:p text:style-name="P31"><text:span text:style-name="T5">Python uses consistent indentation to identify blocks of code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2">Languages like C/C++/C#, JavaScript, and Java use </text:span><text:span text:style-name="T90">{ } </text:span><text:span text:style-name="T2">instead</text:span></text:p>
                  </text:list-item>
                </text:list>
              </text:list-item>
            </text:list>
            <text:p text:style-name="P45"><text:span text:style-name="T90"/></text:p>
            <text:list text:style-name="L14">
              <text:list-item>
                <text:p text:style-name="P43"><text:span text:style-name="T5">The first line with less indentation is outside of the block</text:span></text:p>
              </text:list-item>
            </text:list>
            <text:p text:style-name="P43"><text:span text:style-name="T5"/></text:p>
            <text:list text:continue-numbering="true" text:style-name="L14">
              <text:list-item>
                <text:p text:style-name="P43"><text:span text:style-name="T5">The first line with more indentation starts a nested block</text:span></text:p>
              </text:list-item>
            </text:list>
            <text:p text:style-name="P43"><text:span text:style-name="T5"/></text:p>
            <text:list text:continue-numbering="true" text:style-name="L14">
              <text:list-item>
                <text:p text:style-name="P43"><text:span text:style-name="T61">Tabs or Spaces can be used. Space are more reliable (3-4 spaces are normal)</text:span></text:p>
              </text:list-item>
            </text:list>
            <text:list text:style-name="L3">
              <text:list-item>
                <text:list>
                  <text:list-item>
                    <text:p text:style-name="P44"><text:span text:style-name="T70">Lego Spike Prime converts tabs to spaces (usually 5) – sorta but treats them as tab when backspacing/deleting them. Odd behavior.</text:span></text:p>
                  </text:list-item>
                  <text:list-item>
                    <text:p text:style-name="P44"><text:span text:style-name="T70">Pybricks seems to handle them </text:span></text:p>
                  </text:list-item>
                  <text:list-item>
                    <text:p text:style-name="P44"><text:span text:style-name="T76">Just don’t use tabs</text:span></text:p>
                  </text:list-item>
                </text:list>
              </text:list-item>
            </text:list>
            <text:p text:style-name="P16"><text:span text:style-name="T61"/></text:p>
          </draw:text-box>
        </draw:frame>
        <presentation:notes draw:style-name="dp2">
          <draw:page-thumbnail draw:style-name="gr1" draw:layer="layout" svg:width="19.19cm" svg:height="10.476cm" svg:x="1.199cm" svg:y="2.123cm" draw:page-number="24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5" draw:master-page-name="Title_20_and_20_Content_5f_" presentation:presentation-page-layout-name="AL2T11">
        <office:forms form:automatic-focus="false" form:apply-design-mode="false"/>
        <draw:frame draw:name="Title 1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print</text:span><text:span text:style-name="T92"> Function</text:span></text:p>
          </draw:text-box>
        </draw:frame>
        <draw:frame draw:name="Content Placeholder 2" presentation:style-name="pr7" draw:text-style-name="P10" draw:layer="layout" svg:width="26.966cm" svg:height="9.562cm" svg:x="0.682cm" svg:y="3.524cm" presentation:class="outline" presentation:user-transformed="true">
          <draw:text-box>
            <text:list text:style-name="L22">
              <text:list-item>
                <text:p text:style-name="P18"><text:span text:style-name="T93">print</text:span><text:span text:style-name="T94"> : Produces text output on the console.</text:span></text:p>
              </text:list-item>
            </text:list>
            <text:list text:style-name="L23">
              <text:list-item>
                <text:list>
                  <text:list-item>
                    <text:p text:style-name="P19"><text:span text:style-name="T95">Syntax:</text:span></text:p>
                  </text:list-item>
                </text:list>
              </text:list-item>
            </text:list>
            <text:p text:style-name="P46"><text:span text:style-name="T96">print</text:span><text:span text:style-name="T97">("</text:span><text:span text:style-name="T98">Message</text:span><text:span text:style-name="T97">”)</text:span></text:p>
            <text:p text:style-name="P46"><text:span text:style-name="T96">print</text:span><text:span text:style-name="T99">(</text:span><text:span text:style-name="T98">Expression</text:span><text:span text:style-name="T97">)</text:span></text:p>
            <text:p text:style-name="P46"><text:span text:style-name="T96">print</text:span><text:span text:style-name="T100">(</text:span><text:span text:style-name="T101">Item1</text:span><text:span text:style-name="T102">, </text:span><text:span text:style-name="T101">Item2</text:span><text:span text:style-name="T102">, </text:span><text:span text:style-name="T103">...</text:span><text:span text:style-name="T102">, </text:span><text:span text:style-name="T101">ItemN)</text:span></text:p>
            <text:list text:style-name="L24">
              <text:list-item>
                <text:p text:style-name="P22"><text:span text:style-name="T104">Prints the given text message or expression value on the screen, and moves the cursor down to the next line.</text:span></text:p>
              </text:list-item>
              <text:list-item>
                <text:p text:style-name="P22"><text:span text:style-name="T104">The </text:span><text:span text:style-name="T105">print</text:span><text:span text:style-name="T106"> </text:span><text:span text:style-name="T104">function is the major tool in Python and Lego Spike Prime in helping to debug your code!</text:span></text:p>
              </text:list-item>
              <text:list-item>
                <text:p text:style-name="P22"><text:span text:style-name="T104">Adding an </text:span><text:span text:style-name="T105">end</text:span><text:span text:style-name="T107">=‘characters’ </text:span><text:span text:style-name="T108">to the </text:span><text:span text:style-name="T109">print</text:span><text:span text:style-name="T108"> command can be used to prevent printing a newline. Basically, if you do </text:span><text:span text:style-name="T109">end</text:span><text:span text:style-name="T110">=‘ ’</text:span><text:span text:style-name="T111"> </text:span><text:span text:style-name="T108">it will print a space instead of moving to next line (see </text:span><text:span text:style-name="T109">For</text:span><text:span text:style-name="T108"> command examples).</text:span></text:p>
              </text:list-item>
            </text:list>
          </draw:text-box>
        </draw:frame>
        <draw:custom-shape draw:name="TextBox 3" draw:style-name="gr7" draw:text-style-name="P48" draw:layer="layout" svg:width="21.938cm" svg:height="3.299cm" svg:x="2.817cm" svg:y="13.324cm">
          <text:p text:style-name="P47"><text:span text:style-name="T112">name=</text:span><text:span text:style-name="T113">"John Smith"</text:span></text:p>
          <text:p text:style-name="P47"><text:span text:style-name="T112">age=</text:span><text:span text:style-name="T114">42</text:span></text:p>
          <text:p text:style-name="P47"><text:span text:style-name="T115">print</text:span><text:span text:style-name="T112">(</text:span><text:span text:style-name="T113">"The Patient's name and age is "</text:span><text:span text:style-name="T112">,name,</text:span><text:span text:style-name="T113">","</text:span><text:span text:style-name="T112">,age)</text:span></text:p>
          <text:p text:style-name="P4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49" draw:layer="layout" svg:width="21.938cm" svg:height="2.537cm" svg:x="2.817cm" svg:y="17.339cm">
          <text:p text:style-name="P47"><text:span text:style-name="T116">boyd@bigsky ~ % /usr/local/bin/python3 print.py</text:span></text:p>
          <text:p text:style-name="P47"><text:span text:style-name="T116">The Patient's name and age is <text:s/>John Smith, 42</text:span></text:p>
          <text:p text:style-name="P47"><text:span text:style-name="T116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25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5" draw:master-page-name="Title_20_and_20_Content_5f_" presentation:presentation-page-layout-name="AL2T11">
        <office:forms form:automatic-focus="false" form:apply-design-mode="false"/>
        <draw:frame draw:name="Title 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omments</text:span></text:p>
          </draw:text-box>
        </draw:frame>
        <draw:frame draw:name="Rectangle 2" presentation:style-name="pr7" draw:text-style-name="P10" draw:layer="layout" svg:width="26.368cm" svg:height="16.633cm" svg:x="0.64cm" svg:y="3.517cm" presentation:class="outline" presentation:user-transformed="true">
          <draw:text-box>
            <text:list text:style-name="L26">
              <text:list-item>
                <text:p text:style-name="P27"><text:span text:style-name="T61">Comments are used to document what your code is intended to do</text:span></text:p>
              </text:list-item>
              <text:list-item>
                <text:p text:style-name="P27"><text:span text:style-name="T61">It is a reminder to you and a tool to help others learn! </text:span></text:p>
              </text:list-item>
              <text:list-item>
                <text:p text:style-name="P27"><text:span text:style-name="T61">Start comments with </text:span><text:span text:style-name="T117">#</text:span><text:span text:style-name="T59">,</text:span><text:span text:style-name="T118"> </text:span><text:span text:style-name="T61">rest of line is ignored</text:span></text:p>
                <text:list>
                  <text:list-item>
                    <text:p text:style-name="P50"><text:span text:style-name="T61">If you want to disable a command, it is best to put the # as the first character of the line.</text:span></text:p>
                  </text:list-item>
                </text:list>
              </text:list-item>
              <text:list-item>
                <text:p text:style-name="P27"><text:span text:style-name="T61">Multiline comments start and end with <text:s/></text:span><text:span text:style-name="T119">’’’</text:span></text:p>
              </text:list-item>
            </text:list>
            <text:p text:style-name="P43"><text:span text:style-name="T120"><text:s text:c="4"/></text:span><text:span text:style-name="T121"><text:s/>’’’</text:span></text:p>
            <text:p text:style-name="P43"><text:span text:style-name="T121"><text:tab/></text:span><text:span text:style-name="T121">this is a multiline comment </text:span></text:p>
            <text:p text:style-name="P43"><text:span text:style-name="T121"><text:tab/></text:span><text:span text:style-name="T121">about comments</text:span></text:p>
            <text:p text:style-name="P43"><text:span text:style-name="T121"><text:tab/></text:span><text:span text:style-name="T121">’’’</text:span></text:p>
            <text:p text:style-name="P25"><text:span text:style-name="T122"/></text:p>
            <text:p text:style-name="P25"><text:span text:style-name="T123"/></text:p>
          </draw:text-box>
        </draw:frame>
        <draw:frame draw:style-name="gr9" draw:text-style-name="P51" draw:layer="layout" svg:width="23.06cm" svg:height="2.54cm" svg:x="1.905cm" svg:y="18.615cm">
          <draw:text-box>
            <text:p text:style-name="P25"><text:span text:style-name="T124">With microPython (what is used </text:span><text:span text:style-name="T124">on the Robots) the </text:span><text:span text:style-name="T125">’’’</text:span><text:span text:style-name="T126"> must be </text:span><text:span text:style-name="T126">at the </text:span><text:span text:style-name="T127">same</text:span><text:span text:style-name="T126"> indent level as the </text:span><text:span text:style-name="T126">block code you are commenting </text:span><text:span text:style-name="T126">out!</text:span></text:p>
          </draw:text-box>
        </draw:frame>
        <presentation:notes draw:style-name="dp4">
          <draw:page-thumbnail draw:name="Rectangle 1" draw:style-name="gr1" draw:layer="layout" svg:width="17.271cm" svg:height="9.429cm" svg:x="2.159cm" svg:y="3.492cm" draw:page-number="26" presentation:class="page"/>
          <draw:frame draw:name="Rectangle 3" presentation:style-name="pr22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Math and Programing" draw:style-name="dp3" draw:master-page-name="_31__5f_Title_20_and_20_Content">
        <office:forms form:automatic-focus="false" form:apply-design-mode="false"/>
        <draw:frame draw:name="Title 37" presentation:style-name="pr8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3">Math and </text:span><text:span text:style-name="T3">Programing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27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Mathematical Expressions" draw:style-name="dp3" draw:master-page-name="Title_20_and_20_Content_5f_" presentation:presentation-page-layout-name="AL2T11">
        <office:forms form:automatic-focus="false" form:apply-design-mode="false"/>
        <draw:frame draw:name="Title 38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Mathematical </text:span><text:span text:style-name="T3">Expressions</text:span></text:p>
          </draw:text-box>
        </draw:frame>
        <draw:frame draw:name="Content Placeholder 25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18"><text:span text:style-name="T128">Expression</text:span><text:span text:style-name="T129">: A data value or set of operations to compute a value.</text:span></text:p>
              </text:list-item>
            </text:list>
            <text:p text:style-name="P53"><text:span text:style-name="T130"><text:tab/></text:span><text:span text:style-name="T131">1</text:span><text:span text:style-name="T132"> + </text:span><text:span text:style-name="T131">4</text:span><text:span text:style-name="T132"> * </text:span><text:span text:style-name="T131">3</text:span></text:p>
            <text:list text:style-name="L20">
              <text:list-item>
                <text:p text:style-name="P22"><text:span text:style-name="T128">Arithmetic operators </text:span><text:span text:style-name="T129">are used to create mathematical expressions</text:span></text:p>
              </text:list-item>
            </text:list>
            <text:p text:style-name="P53"><text:span text:style-name="T133">** </text:span><text:span text:style-name="T133"><text:tab/></text:span><text:span text:style-name="T133"><text:tab/></text:span><text:span text:style-name="T134">exponentiation </text:span></text:p>
            <text:p text:style-name="P53"><text:span text:style-name="T135">* / </text:span><text:span text:style-name="T135"><text:tab/></text:span><text:span text:style-name="T136">multiplication, division</text:span></text:p>
            <text:p text:style-name="P53"><text:span text:style-name="T135">+ - </text:span><text:span text:style-name="T135"><text:tab/></text:span><text:span text:style-name="T136">addition, subtraction/negation</text:span></text:p>
            <text:p text:style-name="P53"><text:span text:style-name="T135">% </text:span><text:span text:style-name="T137"><text:s/></text:span><text:span text:style-name="T136"><text:tab/></text:span><text:span text:style-name="T136"><text:tab/></text:span><text:span text:style-name="T136">modulus, a.k.a. remainder</text:span></text:p>
            <text:list text:continue-numbering="true" text:style-name="L20">
              <text:list-item>
                <text:p text:style-name="P22"><text:span text:style-name="T128">Precedence</text:span><text:span text:style-name="T129">: Order in which operations are computed.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38">* / % **</text:span><text:span text:style-name="T139"> have a higher precedence than </text:span><text:span text:style-name="T138">+ -</text:span></text:p>
                  </text:list-item>
                </text:list>
              </text:list-item>
            </text:list>
            <text:p text:style-name="P22"><text:span text:style-name="T140"><text:s text:c="2"/></text:span><text:span text:style-name="T141"><text:tab/></text:span><text:span text:style-name="T142"> </text:span><text:span text:style-name="T143">1</text:span><text:span text:style-name="T142"> + </text:span><text:span text:style-name="T143">3</text:span><text:span text:style-name="T142"> * </text:span><text:span text:style-name="T143">4</text:span><text:span text:style-name="T142"> = </text:span><text:span text:style-name="T143">13</text:span></text:p>
            <text:list text:continue-numbering="true" text:style-name="L3">
              <text:list-item>
                <text:p text:style-name="P22"><text:span text:style-name="T144">Parentheses</text:span><text:span text:style-name="T145"> can be used to force a certain order of evaluation.</text:span></text:p>
              </text:list-item>
            </text:list>
            <text:p text:style-name="P22"><text:span text:style-name="T146"><text:tab/></text:span><text:span text:style-name="T142">(</text:span><text:span text:style-name="T143">1</text:span><text:span text:style-name="T142"> + </text:span><text:span text:style-name="T143">3</text:span><text:span text:style-name="T142">) * </text:span><text:span text:style-name="T143">4</text:span><text:span text:style-name="T142"> = </text:span><text:span text:style-name="T143">16</text:span></text:p>
            <text:p text:style-name="P22"><text:span text:style-name="T36"/></text:p>
          </draw:text-box>
        </draw:frame>
        <presentation:notes draw:style-name="dp2">
          <draw:page-thumbnail draw:style-name="gr1" draw:layer="layout" svg:width="19.19cm" svg:height="10.476cm" svg:x="1.199cm" svg:y="2.123cm" draw:page-number="28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Order of Operations (also called precedence)" draw:style-name="dp3" draw:master-page-name="Title_20_and_20_Content_5f_" presentation:presentation-page-layout-name="AL2T11">
        <office:forms form:automatic-focus="false" form:apply-design-mode="false"/>
        <draw:frame draw:name="Title 39" presentation:style-name="pr18" draw:text-style-name="P12" draw:layer="layout" svg:width="27.939cm" svg:height="2.757cm" svg:x="0cm" svg:y="0cm" presentation:class="title" presentation:user-transformed="true">
          <draw:text-box>
            <text:p text:style-name="P6"><text:span text:style-name="T3">Order of </text:span><text:span text:style-name="T3">Operations (also </text:span><text:span text:style-name="T3">called </text:span><text:span text:style-name="T3">precedence)</text:span></text:p>
          </draw:text-box>
        </draw:frame>
        <draw:frame draw:name="Content Placeholder 26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7">
              <text:list-item>
                <text:p text:style-name="P31"><text:span text:style-name="T147">The </text:span><text:span text:style-name="T148">rules that are used to evaluate mathematical expressions (e.g., equations) </text:span></text:p>
              </text:list-item>
            </text:list>
            <text:p text:style-name="P31"><text:span text:style-name="T147"/></text:p>
            <text:list text:continue-numbering="true" text:style-name="L27">
              <text:list-item>
                <text:p text:style-name="P31"><text:span text:style-name="T147">Programming Languages implement order of operations</text:span></text:p>
              </text:list-item>
            </text:list>
            <text:p text:style-name="P31"><text:span text:style-name="T147"/></text:p>
            <text:list text:continue-numbering="true" text:style-name="L27">
              <text:list-item>
                <text:p text:style-name="P31"><text:span text:style-name="T147"><text:s/></text:span><text:span text:style-name="T147">Python uses PEMDAS: </text:span></text:p>
              </text:list-item>
            </text:list>
            <text:list text:style-name="L28">
              <text:list-item>
                <text:list>
                  <text:list-item>
                    <text:p text:style-name="P32"><text:span text:style-name="T149">P</text:span><text:span text:style-name="T150">arentheses, </text:span><text:span text:style-name="T149">E</text:span><text:span text:style-name="T150">xponents, </text:span><text:span text:style-name="T149">M</text:span><text:span text:style-name="T150">ultiplication, and </text:span><text:span text:style-name="T149">D</text:span><text:span text:style-name="T150">ivision (from left to right), </text:span><text:span text:style-name="T149">A</text:span><text:span text:style-name="T150">ddition and </text:span><text:span text:style-name="T149">S</text:span><text:span text:style-name="T150">ubtraction (from left to righ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19cm" svg:height="10.476cm" svg:x="1.199cm" svg:y="2.123cm" draw:page-number="29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Other functions on numbers" draw:style-name="dp3" draw:master-page-name="Title_20_and_20_Content_5f_" presentation:presentation-page-layout-name="AL2T11">
        <office:forms form:automatic-focus="false" form:apply-design-mode="false"/>
        <draw:frame draw:name="Title 4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Other functions </text:span><text:span text:style-name="T3">on numbers</text:span></text:p>
          </draw:text-box>
        </draw:frame>
        <draw:frame draw:name="Content Placeholder 27" presentation:style-name="pr7" draw:text-style-name="P10" draw:layer="layout" svg:width="26.368cm" svg:height="17.151cm" svg:x="0.64cm" svg:y="3.517cm" presentation:class="outline" presentation:user-transformed="true">
          <draw:text-box>
            <text:list text:style-name="L2">
              <text:list-item>
                <text:p text:style-name="P18"><text:span text:style-name="T151">Absolute value: </text:span><text:span text:style-name="T152">abs(</text:span><text:span text:style-name="T153">x</text:span><text:span text:style-name="T152">)</text:span></text:p>
              </text:list-item>
              <text:list-item>
                <text:p text:style-name="P18"><text:span text:style-name="T151">Rounding: </text:span><text:span text:style-name="T152">round(</text:span><text:span text:style-name="T153">x</text:span><text:span text:style-name="T152">)</text:span></text:p>
              </text:list-item>
              <text:list-item>
                <text:p text:style-name="P18"><text:span text:style-name="T151">Conversion: </text:span><text:span text:style-name="T152">int(</text:span><text:span text:style-name="T153">x</text:span><text:span text:style-name="T152">)</text:span><text:span text:style-name="T153">,</text:span><text:span text:style-name="T154"> </text:span><text:span text:style-name="T155">float(</text:span><text:span text:style-name="T156">x</text:span><text:span text:style-name="T155">)</text:span></text:p>
              </text:list-item>
              <text:list-item>
                <text:p text:style-name="P18"><text:span text:style-name="T151">Power: </text:span><text:span text:style-name="T155">pow(</text:span><text:span text:style-name="T156">x</text:span><text:span text:style-name="T155">,</text:span><text:span text:style-name="T157"> </text:span><text:span text:style-name="T156">y</text:span><text:span text:style-name="T155">)</text:span><text:span text:style-name="T157"> </text:span></text:p>
              </text:list-item>
            </text:list>
            <text:list text:style-name="L29">
              <text:list-item>
                <text:p text:style-name="P18"><text:span text:style-name="T156">Python’s built-in functions are:</text:span></text:p>
              </text:list-item>
            </text:list>
            <text:list text:style-name="L30">
              <text:list-item>
                <text:list>
                  <text:list-item>
                    <text:p text:style-name="P19"><text:span text:style-name="T158">https://docs.python.org/3/library/functions.html</text:span></text:p>
                  </text:list-item>
                </text:list>
              </text:list-item>
              <text:list-item>
                <text:p text:style-name="P18"><text:span text:style-name="T159">Python also has an extensive math API of even more mathematical functions at:</text:span></text:p>
                <text:list>
                  <text:list-item>
                    <text:p text:style-name="P19"><text:span text:style-name="T158">https://docs.python.org/3/library/numeric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19cm" svg:height="10.476cm" svg:x="1.199cm" svg:y="2.123cm" draw:page-number="30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Some Math Examples" draw:style-name="dp3" draw:master-page-name="Two_20_Content_5f_">
        <office:forms form:automatic-focus="false" form:apply-design-mode="false"/>
        <draw:frame draw:name="Content Placeholder 28" presentation:style-name="pr23" draw:text-style-name="P54" draw:layer="layout" svg:width="13.271cm" svg:height="15.846cm" svg:x="0.523cm" svg:y="3.598cm" presentation:class="outline" presentation:user-transformed="true">
          <draw:text-box>
            <text:p text:style-name="P16"><text:span text:style-name="T160">boyd@bigsky ~ % python3</text:span></text:p>
            <text:p text:style-name="P16"><text:span text:style-name="T161">&gt;&gt;&gt;</text:span></text:p>
            <text:p text:style-name="P16"><text:span text:style-name="T162">&gt;&gt;&gt;</text:span><text:span text:style-name="T163"> x = </text:span><text:span text:style-name="T164">5</text:span><text:span text:style-name="T163"> </text:span></text:p>
            <text:p text:style-name="P16"><text:span text:style-name="T162">&gt;&gt;&gt;</text:span><text:span text:style-name="T163"> y = </text:span><text:span text:style-name="T164">6</text:span></text:p>
            <text:p text:style-name="P16"><text:span text:style-name="T162">&gt;&gt;&gt;</text:span><text:span text:style-name="T163"> z = </text:span><text:span text:style-name="T164">-8</text:span></text:p>
            <text:p text:style-name="P16"><text:span text:style-name="T162">&gt;&gt;&gt;</text:span><text:span text:style-name="T163"> </text:span><text:span text:style-name="T165">print</text:span><text:span text:style-name="T163">(x,y,z)</text:span></text:p>
            <text:p text:style-name="P16"><text:span text:style-name="T164">5 6 -8</text:span></text:p>
            <text:p text:style-name="P16"><text:span text:style-name="T162">&gt;&gt;&gt;</text:span><text:span text:style-name="T163"> </text:span><text:span text:style-name="T165">print</text:span><text:span text:style-name="T163">(</text:span><text:span text:style-name="T165">abs</text:span><text:span text:style-name="T163">(z))</text:span></text:p>
            <text:p text:style-name="P16"><text:span text:style-name="T164">8</text:span></text:p>
            <text:p text:style-name="P16"><text:span text:style-name="T166">&gt;&gt;&gt;</text:span><text:span text:style-name="T167"> a=</text:span><text:span text:style-name="T168">3.333333</text:span></text:p>
            <text:p text:style-name="P16"><text:span text:style-name="T166">&gt;&gt;&gt;</text:span><text:span text:style-name="T167"> b=</text:span><text:span text:style-name="T168">-456.789</text:span></text:p>
            <text:p text:style-name="P16"><text:span text:style-name="T166">&gt;&gt;&gt;</text:span><text:span text:style-name="T167"> </text:span><text:span text:style-name="T169">print</text:span><text:span text:style-name="T167">(</text:span><text:span text:style-name="T169">abs</text:span><text:span text:style-name="T167">(a), </text:span><text:span text:style-name="T169">abs</text:span><text:span text:style-name="T167">(b))</text:span></text:p>
            <text:p text:style-name="P16"><text:span text:style-name="T168">3.333333 456.789</text:span></text:p>
            <text:p text:style-name="P16"><text:span text:style-name="T170"/></text:p>
          </draw:text-box>
        </draw:frame>
        <draw:frame draw:name="Content Placeholder 29" presentation:style-name="pr23" draw:text-style-name="P54" draw:layer="layout" svg:width="13.271cm" svg:height="15.846cm" svg:x="14.144cm" svg:y="3.598cm" presentation:class="outline" presentation:user-transformed="true">
          <draw:text-box>
            <text:p text:style-name="P16"><text:span text:style-name="T166">&gt;&gt;&gt;</text:span><text:span text:style-name="T167"> </text:span><text:span text:style-name="T169">print</text:span><text:span text:style-name="T167">(</text:span><text:span text:style-name="T169">int</text:span><text:span text:style-name="T167">(a))</text:span></text:p>
            <text:p text:style-name="P16"><text:span text:style-name="T168">3</text:span></text:p>
            <text:p text:style-name="P16"><text:span text:style-name="T166">&gt;&gt;&gt;</text:span><text:span text:style-name="T167"> </text:span><text:span text:style-name="T169">print</text:span><text:span text:style-name="T167">(</text:span><text:span text:style-name="T169">int</text:span><text:span text:style-name="T167">(b))</text:span></text:p>
            <text:p text:style-name="P16"><text:span text:style-name="T168">-456</text:span></text:p>
            <text:p text:style-name="P16"><text:span text:style-name="T166">&gt;&gt;&gt;</text:span><text:span text:style-name="T167"> </text:span><text:span text:style-name="T169">print</text:span><text:span text:style-name="T167">(</text:span><text:span text:style-name="T169">float</text:span><text:span text:style-name="T167">(x))</text:span></text:p>
            <text:p text:style-name="P16"><text:span text:style-name="T168">5.0</text:span></text:p>
            <text:p text:style-name="P16"><text:span text:style-name="T166">&gt;&gt;&gt;</text:span><text:span text:style-name="T167"> </text:span><text:span text:style-name="T169">print</text:span><text:span text:style-name="T167">(</text:span><text:span text:style-name="T169">pow</text:span><text:span text:style-name="T167">(x,y))</text:span></text:p>
            <text:p text:style-name="P16"><text:span text:style-name="T168">15625</text:span></text:p>
            <text:p text:style-name="P16"><text:span text:style-name="T166">&gt;&gt;&gt;</text:span><text:span text:style-name="T167"> </text:span><text:span text:style-name="T169">print</text:span><text:span text:style-name="T167">(x**y)</text:span></text:p>
            <text:p text:style-name="P16"><text:span text:style-name="T168">15625</text:span></text:p>
            <text:p text:style-name="P16"><text:span text:style-name="T166">&gt;&gt;&gt;</text:span><text:span text:style-name="T167"> c=</text:span><text:span text:style-name="T169">round</text:span><text:span text:style-name="T167">(a)</text:span></text:p>
            <text:p text:style-name="P16"><text:span text:style-name="T166">&gt;&gt;&gt;</text:span><text:span text:style-name="T167"> </text:span><text:span text:style-name="T169">print</text:span><text:span text:style-name="T167">(c)</text:span></text:p>
            <text:p text:style-name="P16"><text:span text:style-name="T168">3</text:span></text:p>
            <text:p text:style-name="P16"><text:span text:style-name="T171"/></text:p>
          </draw:text-box>
        </draw:frame>
        <draw:frame draw:name="Title 41" presentation:style-name="pr16" draw:text-style-name="P12" draw:layer="layout" svg:width="27.939cm" svg:height="2.757cm" svg:x="0cm" svg:y="0cm" presentation:class="title" presentation:user-transformed="true">
          <draw:text-box>
            <text:p text:style-name="P6"><text:span text:style-name="T3">Some Math </text:span><text:span text:style-name="T3">Example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31" presentation:class="page"/>
          <draw:frame presentation:style-name="pr17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Data Types &amp; Variables" draw:style-name="dp3" draw:master-page-name="_31__5f_Title_20_and_20_Content">
        <office:forms form:automatic-focus="false" form:apply-design-mode="false"/>
        <draw:frame draw:name="Title 42" presentation:style-name="pr24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172">Data Types &amp; </text:span><text:span text:style-name="T172">Variable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32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What is a Variable?" draw:style-name="dp3" draw:master-page-name="Title_20_and_20_Content_5f_" presentation:presentation-page-layout-name="AL2T11">
        <office:forms form:automatic-focus="false" form:apply-design-mode="false"/>
        <draw:frame draw:name="Title 43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What is a </text:span><text:span text:style-name="T3">Variable?</text:span></text:p>
          </draw:text-box>
        </draw:frame>
        <draw:frame draw:name="Content Placeholder 30" presentation:style-name="pr7" draw:text-style-name="P10" draw:layer="layout" svg:width="26.368cm" svg:height="17.64cm" svg:x="0.64cm" svg:y="3.517cm" presentation:class="outline" presentation:user-transformed="true">
          <draw:text-box>
            <text:list text:style-name="L2">
              <text:list-item>
                <text:p text:style-name="P8"><text:span text:style-name="T5">A </text:span><text:span text:style-name="T24">variable</text:span><text:span text:style-name="T5"> is mechanism to </text:span><text:span text:style-name="T24">store data </text:span><text:span text:style-name="T5">in a program</text:span></text:p>
              </text:list-item>
              <text:list-item>
                <text:p text:style-name="P8"><text:span text:style-name="T5">Each variable has a data type</text:span></text:p>
              </text:list-item>
              <text:list-item>
                <text:p text:style-name="P8"><text:span text:style-name="T24">Variables are assigned names</text:span><text:span text:style-name="T5"> so that they can be used</text:span></text:p>
              </text:list-item>
              <text:list-item>
                <text:p text:style-name="P8"><text:span text:style-name="T5">In Python, the </text:span><text:span text:style-name="T24">names are case sensitive </text:span><text:span text:style-name="T5">which means </text:span><text:span text:style-name="T79">MyVariable</text:span><text:span text:style-name="T36"> and </text:span><text:span text:style-name="T79">myvariable</text:span><text:span text:style-name="T36"> are different variable names</text:span></text:p>
              </text:list-item>
              <text:list-item>
                <text:p text:style-name="P8"><text:span text:style-name="T173">Not all data types can be changed once created</text:span></text:p>
              </text:list-item>
              <text:list-item>
                <text:p text:style-name="P8"><text:span text:style-name="T174">Mutable</text:span><text:span text:style-name="T173"> data types </text:span><text:span text:style-name="T174">can be changed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6">Examples: integers, floats, Booleans, lists</text:span></text:p>
                  </text:list-item>
                </text:list>
              </text:list-item>
              <text:list-item>
                <text:p text:style-name="P8"><text:span text:style-name="T174">Immutable</text:span><text:span text:style-name="T173"> data types </text:span><text:span text:style-name="T174">can not be changed </text:span><text:span text:style-name="T173">once created</text:span></text:p>
                <text:list>
                  <text:list-item>
                    <text:p text:style-name="P13"><text:span text:style-name="T36">Examples: strings, tuples</text:span></text:p>
                  </text:list-item>
                  <text:list-item>
                    <text:p text:style-name="P13"><text:span text:style-name="T36">You can change variables that are assigned to immutable data 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19cm" svg:height="10.476cm" svg:x="1.199cm" svg:y="2.123cm" draw:page-number="3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Global vs. Local Variables" draw:style-name="dp3" draw:master-page-name="Title_20_and_20_Content_5f_" presentation:presentation-page-layout-name="AL2T11">
        <office:forms form:automatic-focus="false" form:apply-design-mode="false"/>
        <draw:frame draw:name="Title 44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Global vs. Local </text:span><text:span text:style-name="T3">Variables</text:span></text:p>
          </draw:text-box>
        </draw:frame>
        <draw:frame draw:name="Content Placeholder 31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5">Variables created in a function are local to the functio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This means they do not exist outside the function.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5">Variables created outside of a function are global (e.g., available to the whole program)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5">If you change a global variable in a function, the change does not leave the function</text:span></text:p>
              </text:list-item>
            </text:list>
            <text:p text:style-name="P8"><text:span text:style-name="T5"/></text:p>
            <text:list text:continue-numbering="true" text:style-name="L3">
              <text:list-item>
                <text:p text:style-name="P8"><text:span text:style-name="T5">If you want to use or change a global variable in a function use the </text:span><text:span text:style-name="T35">global</text:span><text:span text:style-name="T36"> keyword in front the variable name when you assign a new value to it.</text:span></text:p>
              </text:list-item>
            </text:list>
            <text:p text:style-name="P8"><text:span text:style-name="T36"/></text:p>
          </draw:text-box>
        </draw:frame>
        <presentation:notes draw:style-name="dp2">
          <draw:page-thumbnail draw:style-name="gr1" draw:layer="layout" svg:width="19.19cm" svg:height="10.476cm" svg:x="1.199cm" svg:y="2.123cm" draw:page-number="34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Basic Datatypes used with Variables" draw:style-name="dp3" draw:master-page-name="Title_20_and_20_Content_5f_" presentation:presentation-page-layout-name="AL2T11">
        <office:forms form:automatic-focus="false" form:apply-design-mode="false"/>
        <draw:frame draw:name="Title 45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Basic Datatypes </text:span><text:span text:style-name="T3">used with </text:span><text:span text:style-name="T3">Variables</text:span></text:p>
          </draw:text-box>
        </draw:frame>
        <draw:frame draw:name="Rectangle 23" presentation:style-name="pr7" draw:text-style-name="P10" draw:layer="layout" svg:width="26.48cm" svg:height="16.491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Integers (default for numbers) (mutable)</text:span></text:p>
              </text:list-item>
            </text:list>
            <text:p text:style-name="P42"><text:span text:style-name="T175">z =</text:span><text:span text:style-name="T176"> </text:span><text:span text:style-name="T177">5</text:span></text:p>
            <text:list text:style-name="L31">
              <text:list-item>
                <text:p text:style-name="P16"><text:span text:style-name="T69">Floats (mutable)</text:span></text:p>
              </text:list-item>
            </text:list>
            <text:p text:style-name="P42"><text:span text:style-name="T175">x =</text:span><text:span text:style-name="T176"> </text:span><text:span text:style-name="T177">3.456</text:span></text:p>
            <text:list text:continue-numbering="true" text:style-name="L31">
              <text:list-item>
                <text:p text:style-name="P16"><text:span text:style-name="T69">Strings (immutable)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78">Can use </text:span><text:span text:style-name="T179">“ ”</text:span><text:span text:style-name="T178"> or </text:span><text:span text:style-name="T179">‘ ’</text:span><text:span text:style-name="T178"> to specify a string</text:span></text:p>
                  </text:list-item>
                </text:list>
              </text:list-item>
            </text:list>
            <text:p text:style-name="P55"><text:span text:style-name="T180">“</text:span><text:span text:style-name="T180">abc” == ‘abc’</text:span></text:p>
            <text:list text:style-name="L32">
              <text:list-item>
                <text:list>
                  <text:list-item>
                    <text:p text:style-name="P15"><text:span text:style-name="T178">Unmatched quotes can occur within the string: </text:span><text:span text:style-name="T181">“matt’s”</text:span></text:p>
                  </text:list-item>
                  <text:list-item>
                    <text:p text:style-name="P15"><text:span text:style-name="T178">Use triple double-quotes for multi-line strings or strings than contain both ‘ and “ inside of them: <text:s/></text:span><text:span text:style-name="T178"><text:line-break/></text:span><text:span text:style-name="T182">“““a‘b</text:span></text:p>
                  </text:list-item>
                </text:list>
              </text:list-item>
            </text:list>
            <text:p text:style-name="P14"><text:span text:style-name="T182"><text:s text:c="2"/>“</text:span><text:span text:style-name="T182">c”””</text:span></text:p>
          </draw:text-box>
        </draw:frame>
        <presentation:notes draw:style-name="dp4">
          <draw:page-thumbnail draw:name="Rectangle 24" draw:style-name="gr1" draw:layer="layout" svg:width="17.271cm" svg:height="9.429cm" svg:x="2.159cm" svg:y="3.492cm" draw:page-number="35" presentation:class="page"/>
          <draw:frame draw:name="Rectangle 25" presentation:style-name="pr25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Python and Data Types" draw:style-name="dp3" draw:master-page-name="Title_20_and_20_Content_5f_" presentation:presentation-page-layout-name="AL2T11">
        <office:forms form:automatic-focus="false" form:apply-design-mode="false"/>
        <draw:frame draw:name="Title 46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Python and </text:span><text:span text:style-name="T3">Data Types</text:span></text:p>
          </draw:text-box>
        </draw:frame>
        <draw:frame draw:name="Rectangle 26" presentation:style-name="pr7" draw:text-style-name="P10" draw:layer="layout" svg:width="26.94cm" svg:height="5.788cm" svg:x="0.64cm" svg:y="3.517cm" presentation:class="outline" presentation:user-transformed="true">
          <draw:text-box>
            <text:list text:style-name="L2">
              <text:list-item>
                <text:p text:style-name="P56"><text:span text:style-name="T183">Dynamic typing</text:span><text:span text:style-name="T184">: </text:span><text:span text:style-name="T71">Python determines the data types of </text:span><text:span text:style-name="T185">variables</text:span><text:span text:style-name="T186"> </text:span><text:span text:style-name="T71">in a program automatically</text:span></text:p>
              </text:list-item>
              <text:list-item>
                <text:p text:style-name="P56"><text:span text:style-name="T183">Strong typing: </text:span><text:span text:style-name="T71">But Python’s not casual about types, it enforces the types of </text:span><text:span text:style-name="T185">objects</text:span><text:span text:style-name="T71"> <text:s text:c="3"/></text:span></text:p>
              </text:list-item>
            </text:list>
            <text:p text:style-name="P16"><text:span text:style-name="T71"/></text:p>
            <text:p text:style-name="P16"><text:span text:style-name="T71">For example, you can’t just append an integer to a string, but must first convert it to a string <text:s/></text:span><text:span text:style-name="T187"><text:s/></text:span></text:p>
            <text:p text:style-name="P57"><text:span text:style-name="T188"/></text:p>
          </draw:text-box>
        </draw:frame>
        <draw:custom-shape draw:name="TextBox 6" draw:style-name="gr10" draw:text-style-name="P58" draw:layer="layout" svg:width="20.394cm" svg:height="1.775cm" svg:x="2.263cm" svg:y="9.507cm">
          <text:p text:style-name="P47"><text:span text:style-name="T189">x = </text:span><text:span text:style-name="T190">"the answer is "</text:span><text:span text:style-name="T189"> <text:s text:c="3"/></text:span><text:span text:style-name="T191"># x bound to a string</text:span></text:p>
          <text:p text:style-name="P47"><text:span text:style-name="T189">y = </text:span><text:span text:style-name="T192">23</text:span><text:span text:style-name="T189"> </text:span><text:span text:style-name="T193"><text:tab/></text:span><text:span text:style-name="T193"><text:tab/></text:span><text:span text:style-name="T193"> <text:s text:c="3"/></text:span><text:span text:style-name="T191"># y bound to an integer</text:span></text:p>
          <text:p text:style-name="P47"><text:span text:style-name="T194">print</text:span><text:span text:style-name="T189">(x + y) </text:span><text:span text:style-name="T193"><text:tab/></text:span><text:span text:style-name="T193"> <text:s text:c="3"/></text:span><text:span text:style-name="T191"># Python will compl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" draw:text-style-name="P49" draw:layer="layout" svg:width="20.394cm" svg:height="3.807cm" svg:x="2.263cm" svg:y="11.66cm">
          <text:p text:style-name="P47"><text:span text:style-name="T195">boyd@bigsky ~ % /usr/local/bin/python3 typing.py</text:span></text:p>
          <text:p text:style-name="P47"><text:span text:style-name="T195">Traceback (most recent call last):</text:span></text:p>
          <text:p text:style-name="P47"><text:span text:style-name="T195"><text:s text:c="2"/></text:span><text:span text:style-name="T195">File "/Users/boyd/Documents/Python/Code_Examples/typing.py", line 4, in &lt;module&gt;</text:span></text:p>
          <text:p text:style-name="P47"><text:span text:style-name="T195"><text:s text:c="4"/></text:span><text:span text:style-name="T195">print(x + y) <text:s text:c="10"/># Python will complain!</text:span></text:p>
          <text:p text:style-name="P47"><text:span text:style-name="T195"><text:s text:c="10"/></text:span><text:span text:style-name="T195">~~^~~</text:span></text:p>
          <text:p text:style-name="P47"><text:span text:style-name="T195">TypeError: can only concatenate str (not "int") to s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2" draw:text-style-name="P58" draw:layer="layout" svg:width="20.394cm" svg:height="2.283cm" svg:x="2.263cm" svg:y="15.641cm">
          <text:p text:style-name="P47"><text:span text:style-name="T189">x = </text:span><text:span text:style-name="T190">"the answer is "</text:span><text:span text:style-name="T189"> <text:s text:c="3"/></text:span><text:span text:style-name="T191"># x bound to a string</text:span></text:p>
          <text:p text:style-name="P47"><text:span text:style-name="T189">y = </text:span><text:span text:style-name="T192">23</text:span><text:span text:style-name="T189"> </text:span><text:span text:style-name="T193"><text:tab/></text:span><text:span text:style-name="T193"><text:tab/></text:span><text:span text:style-name="T193"> <text:s text:c="3"/></text:span><text:span text:style-name="T191"># y bound to an integer</text:span></text:p>
          <text:p text:style-name="P47"><text:span text:style-name="T194">print</text:span><text:span text:style-name="T189">(x + str(y)) <text:s text:c="6"/></text:span><text:span text:style-name="T191"># this is ok, y is converted to a string</text:span></text:p>
          <text:p text:style-name="P47"><text:span text:style-name="T1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3" draw:text-style-name="P49" draw:layer="layout" svg:width="20.394cm" svg:height="1.775cm" svg:x="2.263cm" svg:y="18.458cm">
          <text:p text:style-name="P47"><text:span text:style-name="T195">boyd@bigsky ~ % /usr/local/bin/python3 typing.py</text:span></text:p>
          <text:p text:style-name="P47"><text:span text:style-name="T195">the answer is 23</text:span></text:p>
          <text:p text:style-name="P47"><text:span text:style-name="T195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27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28" draw:style-name="gr1" draw:layer="layout" svg:width="17.271cm" svg:height="9.429cm" svg:x="2.159cm" svg:y="3.492cm" draw:page-number="36" presentation:class="page"/>
          <draw:frame draw:name="Rectangle 29" presentation:style-name="pr27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Logical Expressions" draw:style-name="dp3" draw:master-page-name="_31__5f_Title_20_and_20_Content">
        <office:forms form:automatic-focus="false" form:apply-design-mode="false"/>
        <draw:frame draw:name="Title 47" presentation:style-name="pr24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172">Logical </text:span><text:span text:style-name="T172">Expressions</text:span></text:p>
          </draw:text-box>
        </draw:frame>
        <presentation:notes draw:style-name="dp4">
          <draw:frame draw:name="Rectangle 30" presentation:style-name="pr28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31" draw:style-name="gr1" draw:layer="layout" svg:width="17.271cm" svg:height="9.429cm" svg:x="2.159cm" svg:y="3.492cm" draw:page-number="37" presentation:class="page"/>
          <draw:frame draw:name="Rectangle 32" presentation:style-name="pr29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Boolean Values" draw:style-name="dp3" draw:master-page-name="Title_20_and_20_Content_5f_" presentation:presentation-page-layout-name="AL2T11">
        <office:forms form:automatic-focus="false" form:apply-design-mode="false"/>
        <draw:frame draw:name="Title 48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Boolean Values</text:span></text:p>
          </draw:text-box>
        </draw:frame>
        <draw:frame draw:name="Content Placeholder 32" presentation:style-name="pr7" draw:text-style-name="P10" draw:layer="layout" svg:width="26.368cm" svg:height="17.031cm" svg:x="0.64cm" svg:y="3.517cm" presentation:class="outline" presentation:user-transformed="true">
          <draw:text-box>
            <text:list text:style-name="L2">
              <text:list-item>
                <text:p text:style-name="P27"><text:span text:style-name="T4">Data type </text:span><text:span text:style-name="T13">bool: </text:span><text:span text:style-name="T197">True</text:span><text:span text:style-name="T198">,</text:span><text:span text:style-name="T199"> </text:span><text:span text:style-name="T197">False</text:span></text:p>
              </text:list-item>
              <text:list-item>
                <text:p text:style-name="P27"><text:span text:style-name="T173">Values that are evaluated to </text:span><text:span text:style-name="T197">False</text:span></text:p>
              </text:list-item>
            </text:list>
            <text:list text:style-name="L34">
              <text:list-item>
                <text:list>
                  <text:list-item>
                    <text:p text:style-name="P28"><text:span text:style-name="T35">N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36">False</text:span></text:p>
                  </text:list-item>
                  <text:list-item>
                    <text:p text:style-name="P28"><text:span text:style-name="T36">0 </text:span></text:p>
                  </text:list-item>
                  <text:list-item>
                    <text:p text:style-name="P28"><text:span text:style-name="T36">Empty string, lists, and tuples: ‘’, [], ()</text:span></text:p>
                  </text:list-item>
                  <text:list-item>
                    <text:p text:style-name="P28"><text:span text:style-name="T36">Empty dictionaries: {}</text:span></text:p>
                  </text:list-item>
                  <text:list-item>
                    <text:p text:style-name="P28"><text:span text:style-name="T36">Empty sets: set()</text:span></text:p>
                  </text:list-item>
                </text:list>
              </text:list-item>
              <text:list-item>
                <text:p text:style-name="P27"><text:span text:style-name="T173">All other objects of built-in data types are evaluated to </text:span><text:span text:style-name="T197">True</text:span><text:span text:style-name="T200"> </text:span><text:span text:style-name="T201">including </text:span><text:span text:style-name="T202">non</text:span><text:span text:style-name="T68">-zero numbers, non-empty objects</text:span></text:p>
              </text:list-item>
              <text:list-item>
                <text:p text:style-name="P27"><text:span text:style-name="T68">Use with </text:span><text:span text:style-name="T203">if</text:span><text:span text:style-name="T202"> and </text:span><text:span text:style-name="T203">while</text:span><text:span text:style-name="T68"> to determine if the next block of code should be executed</text:span></text:p>
              </text:list-item>
            </text:list>
          </draw:text-box>
        </draw:frame>
        <presentation:notes draw:style-name="dp2">
          <draw:page-thumbnail draw:style-name="gr1" draw:layer="layout" svg:width="19.19cm" svg:height="10.476cm" svg:x="1.199cm" svg:y="2.123cm" draw:page-number="38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Boolean Logic Expressions" draw:style-name="dp3" draw:master-page-name="Title_20_and_20_Content_5f_" presentation:presentation-page-layout-name="AL2T11">
        <office:forms form:automatic-focus="false" form:apply-design-mode="false"/>
        <draw:frame draw:name="Title 4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Boolean Logic </text:span><text:span text:style-name="T3">Expressions</text:span></text:p>
          </draw:text-box>
        </draw:frame>
        <draw:frame draw:name="Rectangle 33" presentation:style-name="pr7" draw:text-style-name="P10" draw:layer="layout" svg:width="27.94cm" svg:height="18.198cm" svg:x="0cm" svg:y="2.757cm" presentation:class="outline" presentation:user-transformed="true">
          <draw:text-box>
            <text:list text:style-name="L2">
              <text:list-item>
                <text:p text:style-name="P8"><text:span text:style-name="T56">Boolean Truth Table</text:span></text:p>
              </text:list-item>
            </text:list>
            <text:p text:style-name="P8"><text:span text:style-name="T56"/></text:p>
            <text:list text:style-name="L19">
              <text:list-item>
                <text:list>
                  <text:list-item>
                    <text:p text:style-name="P13"><text:span text:style-name="T204"><text:s/></text:span><text:span text:style-name="T205">True</text:span><text:span text:style-name="T206"> </text:span><text:span text:style-name="T207">if </text:span><text:span text:style-name="T208">a</text:span><text:span text:style-name="T207"> is </text:span><text:span text:style-name="T208">True</text:span><text:span text:style-name="T207"> and </text:span><text:span text:style-name="T208">b</text:span><text:span text:style-name="T207"> is </text:span><text:span text:style-name="T208">True</text:span><text:span text:style-name="T207">: <text:s/></text:span><text:span text:style-name="T209">a </text:span><text:span text:style-name="T210">and</text:span><text:span text:style-name="T209"> b</text:span></text:p>
                    <text:p text:style-name="P13"><text:span text:style-name="T204"/></text:p>
                  </text:list-item>
                  <text:list-item>
                    <text:p text:style-name="P13"><text:span text:style-name="T204"><text:s/></text:span><text:span text:style-name="T205">True</text:span><text:span text:style-name="T206"> </text:span><text:span text:style-name="T207">if </text:span><text:span text:style-name="T208">a</text:span><text:span text:style-name="T207"> is </text:span><text:span text:style-name="T208">True</text:span><text:span text:style-name="T207"> or </text:span><text:span text:style-name="T208">b</text:span><text:span text:style-name="T207"> is </text:span><text:span text:style-name="T208">True</text:span><text:span text:style-name="T207">: <text:s text:c="4"/></text:span><text:span text:style-name="T209">a </text:span><text:span text:style-name="T210">or</text:span><text:span text:style-name="T209"> b</text:span></text:p>
                    <text:p text:style-name="P13"><text:span text:style-name="T204"><text:s/></text:span></text:p>
                  </text:list-item>
                  <text:list-item>
                    <text:p text:style-name="P13"><text:span text:style-name="T205">True</text:span><text:span text:style-name="T206"> </text:span><text:span text:style-name="T207">if </text:span><text:span text:style-name="T208">a</text:span><text:span text:style-name="T207"> is False:</text:span><text:span text:style-name="T207"><text:tab/></text:span><text:span text:style-name="T207"><text:tab/></text:span><text:span text:style-name="T207"> <text:s text:c="3"/></text:span><text:span text:style-name="T210">not</text:span><text:span text:style-name="T209"> a</text:span></text:p>
                  </text:list-item>
                </text:list>
              </text:list-item>
            </text:list>
            <text:p text:style-name="P9"><text:span text:style-name="T209"/></text:p>
            <text:list text:continue-numbering="true" text:style-name="L19">
              <text:list-item>
                <text:p text:style-name="P8"><text:span text:style-name="T56">Use parentheses as needed to disambiguate complex Boolean expressions.</text:span></text:p>
              </text:list-item>
              <text:list-item>
                <text:p text:style-name="P8"><text:span text:style-name="T211">Comparison operators: </text:span><text:span text:style-name="T212">==, !=, &lt;, &lt;=, &gt;, &gt;= </text:span><text:span text:style-name="T213">results in a </text:span><text:span text:style-name="T214">True</text:span><text:span text:style-name="T213"> or </text:span><text:span text:style-name="T214">False</text:span></text:p>
              </text:list-item>
            </text:list>
            <text:list text:style-name="L3">
              <text:list-item>
                <text:p text:style-name="P8"><text:span text:style-name="T215">To determine if X and Y have same value use: <text:s text:c="2"/></text:span><text:span text:style-name="T216">X == Y</text:span></text:p>
              </text:list-item>
              <text:list-item>
                <text:p text:style-name="P8"><text:span text:style-name="T215">To determine if X and Y are the same object use: <text:s/></text:span><text:span text:style-name="T216">X </text:span><text:span text:style-name="T217">is</text:span><text:span text:style-name="T216"> Y</text:span></text:p>
              </text:list-item>
            </text:list>
            <text:p text:style-name="P8"><text:span text:style-name="T68"/></text:p>
          </draw:text-box>
        </draw:frame>
        <draw:frame draw:name="Table 2" draw:style-name="gr14" draw:layer="layout" svg:width="10.155cm" svg:height="6.848cm" svg:x="17.24cm" svg:y="4.4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standard">
              <table:table-cell table:style-name="ce1" table:number-columns-spanned="5">
                <text:p text:style-name="P61"><text:span text:style-name="T218">Boolean Truth Table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61"><text:span text:style-name="T218">A</text:span></text:p>
              </table:table-cell>
              <table:table-cell>
                <text:p text:style-name="P61"><text:span text:style-name="T218">B</text:span></text:p>
              </table:table-cell>
              <table:table-cell>
                <text:p text:style-name="P61"><text:span text:style-name="T218"><text:s/></text:span><text:span text:style-name="T218">A and B</text:span></text:p>
              </table:table-cell>
              <table:table-cell>
                <text:p text:style-name="P61"><text:span text:style-name="T218">A or B</text:span></text:p>
              </table:table-cell>
              <table:table-cell>
                <text:p text:style-name="P61"><text:span text:style-name="T218">not A</text:span></text:p>
              </table:table-cell>
            </table:table-row>
            <table:table-row table:style-name="ro1" table:default-cell-style-name="ce1"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F</text:span></text:p>
              </table:table-cell>
            </table:table-row>
            <table:table-row table:style-name="ro2" table:default-cell-style-name="ce2"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F</text:span></text:p>
              </table:table-cell>
            </table:table-row>
            <table:table-row table:style-name="ro1" table:default-cell-style-name="ce1"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T</text:span></text:p>
              </table:table-cell>
              <table:table-cell>
                <text:p text:style-name="P61"><text:span text:style-name="T218">T</text:span></text:p>
              </table:table-cell>
            </table:table-row>
            <table:table-row table:style-name="ro3" table:default-cell-style-name="ce2"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F</text:span></text:p>
              </table:table-cell>
              <table:table-cell>
                <text:p text:style-name="P61"><text:span text:style-name="T218">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frame draw:name="Rectangle 34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35" draw:style-name="gr1" draw:layer="layout" svg:width="17.271cm" svg:height="9.429cm" svg:x="2.159cm" svg:y="3.492cm" draw:page-number="39" presentation:class="page"/>
          <draw:frame draw:name="Rectangle 36" presentation:style-name="pr3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Boolean Logic Expression Examples" draw:style-name="dp3" draw:master-page-name="Title_20_and_20_Content_5f_" presentation:presentation-page-layout-name="AL2T11">
        <office:forms form:automatic-focus="false" form:apply-design-mode="false"/>
        <draw:frame draw:name="Title 5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Boolean Logic </text:span><text:span text:style-name="T3">Expression </text:span><text:span text:style-name="T3">Examples</text:span></text:p>
          </draw:text-box>
        </draw:frame>
        <draw:custom-shape draw:name="TextBox 7" draw:style-name="gr15" draw:text-style-name="P62" draw:layer="layout" svg:width="22.101cm" svg:height="5.392cm" svg:x="2.669cm" svg:y="4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" draw:text-style-name="P62" draw:layer="layout" svg:width="23.296cm" svg:height="5.392cm" svg:x="2.158cm" svg:y="4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5" draw:text-style-name="P62" draw:layer="layout" svg:width="23.296cm" svg:height="5.392cm" svg:x="2.158cm" svg:y="11.7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6" draw:text-style-name="P58" draw:layer="layout" svg:width="23.026cm" svg:height="8.379cm" svg:x="1.92cm" svg:y="3.166cm">
          <text:p text:style-name="P47"><text:span text:style-name="T189">A=</text:span><text:span text:style-name="T219">True</text:span></text:p>
          <text:p text:style-name="P47"><text:span text:style-name="T189">B=</text:span><text:span text:style-name="T219">False</text:span></text:p>
          <text:p text:style-name="P47"><text:span text:style-name="T189">C=</text:span><text:span text:style-name="T219">True</text:span></text:p>
          <text:p text:style-name="P47"><text:span text:style-name="T194">print</text:span><text:span text:style-name="T189">(</text:span><text:span text:style-name="T190">"A="</text:span><text:span text:style-name="T189">, A, </text:span><text:span text:style-name="T190">" B="</text:span><text:span text:style-name="T189">,B,</text:span><text:span text:style-name="T190">" C="</text:span><text:span text:style-name="T189">,C)</text:span></text:p>
          <text:p text:style-name="P47"><text:span text:style-name="T194">print</text:span><text:span text:style-name="T189">(</text:span><text:span text:style-name="T190">"A and B = "</text:span><text:span text:style-name="T189">, A </text:span><text:span text:style-name="T194">and</text:span><text:span text:style-name="T189"> B)</text:span></text:p>
          <text:p text:style-name="P47"><text:span text:style-name="T194">print</text:span><text:span text:style-name="T189">(</text:span><text:span text:style-name="T190">"A and C = "</text:span><text:span text:style-name="T189">, A </text:span><text:span text:style-name="T194">and</text:span><text:span text:style-name="T189"> C)</text:span></text:p>
          <text:p text:style-name="P47"><text:span text:style-name="T194">print</text:span><text:span text:style-name="T189">(</text:span><text:span text:style-name="T190">"A or B = "</text:span><text:span text:style-name="T189">, A </text:span><text:span text:style-name="T194">or</text:span><text:span text:style-name="T189"> B)</text:span></text:p>
          <text:p text:style-name="P47"><text:span text:style-name="T194">print</text:span><text:span text:style-name="T189">(</text:span><text:span text:style-name="T190">"A or C = "</text:span><text:span text:style-name="T189">,A </text:span><text:span text:style-name="T194">or</text:span><text:span text:style-name="T189"> C)</text:span></text:p>
          <text:p text:style-name="P47"><text:span text:style-name="T189">J=</text:span><text:span text:style-name="T192">10</text:span></text:p>
          <text:p text:style-name="P47"><text:span text:style-name="T189">K=</text:span><text:span text:style-name="T192">100</text:span></text:p>
          <text:p text:style-name="P47"><text:span text:style-name="T189">L=</text:span><text:span text:style-name="T192">100</text:span><text:span text:style-name="T189">/</text:span><text:span text:style-name="T192">10</text:span></text:p>
          <text:p text:style-name="P47"><text:span text:style-name="T194">print</text:span><text:span text:style-name="T189">(</text:span><text:span text:style-name="T190">"J="</text:span><text:span text:style-name="T189">, J, </text:span><text:span text:style-name="T190">" K="</text:span><text:span text:style-name="T189">,K,</text:span><text:span text:style-name="T190">" L="</text:span><text:span text:style-name="T189">,L)</text:span></text:p>
          <text:p text:style-name="P47"><text:span text:style-name="T194">print</text:span><text:span text:style-name="T189">(</text:span><text:span text:style-name="T190">"J &lt; K ="</text:span><text:span text:style-name="T189">, J &lt; K)</text:span></text:p>
          <text:p text:style-name="P47"><text:span text:style-name="T194">print</text:span><text:span text:style-name="T189">(</text:span><text:span text:style-name="T190">"K &gt; J ="</text:span><text:span text:style-name="T189">, K &gt; J)</text:span></text:p>
          <text:p text:style-name="P47"><text:span text:style-name="T194">print</text:span><text:span text:style-name="T189">(</text:span><text:span text:style-name="T190">"J == K ="</text:span><text:span text:style-name="T189">, J == K)</text:span></text:p>
          <text:p text:style-name="P47"><text:span text:style-name="T194">print</text:span><text:span text:style-name="T189">(</text:span><text:span text:style-name="T190">"J == L ="</text:span><text:span text:style-name="T189">,J == 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7" draw:text-style-name="P49" draw:layer="layout" svg:width="23.026cm" svg:height="7.367cm" svg:x="1.92cm" svg:y="12.73cm">
          <text:p text:style-name="P47"><text:span text:style-name="T220">boyd@bigsky ~ % /usr/local/bin/python3 /Users/boyd/Documents/Python/Code_Examples/boolean.py</text:span></text:p>
          <text:p text:style-name="P47"><text:span text:style-name="T220">A= True <text:s/>B= False <text:s/>C= True</text:span></text:p>
          <text:p text:style-name="P47"><text:span text:style-name="T220">A and B = <text:s/>False</text:span></text:p>
          <text:p text:style-name="P47"><text:span text:style-name="T220">A and C = <text:s/>True</text:span></text:p>
          <text:p text:style-name="P47"><text:span text:style-name="T220">A or B = <text:s/>True</text:span></text:p>
          <text:p text:style-name="P47"><text:span text:style-name="T220">A or C = <text:s/>True</text:span></text:p>
          <text:p text:style-name="P47"><text:span text:style-name="T220">J= 10 <text:s/>K= 100 <text:s/>L= 10.0</text:span></text:p>
          <text:p text:style-name="P47"><text:span text:style-name="T220">J &lt; K = True</text:span></text:p>
          <text:p text:style-name="P47"><text:span text:style-name="T220">K &gt; J = True</text:span></text:p>
          <text:p text:style-name="P47"><text:span text:style-name="T220">J == K = False</text:span></text:p>
          <text:p text:style-name="P47"><text:span text:style-name="T220">J == L = True</text:span></text:p>
          <text:p text:style-name="P47"><text:span text:style-name="T220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40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rogram Flow Control" draw:style-name="dp3" draw:master-page-name="_31__5f_Title_20_and_20_Content">
        <office:forms form:automatic-focus="false" form:apply-design-mode="false"/>
        <draw:frame draw:name="Title 55" presentation:style-name="pr24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172">Program </text:span><text:span text:style-name="T172">Flow Control</text:span></text:p>
          </draw:text-box>
        </draw:frame>
        <presentation:notes draw:style-name="dp4">
          <draw:frame draw:name="Rectangle 47" presentation:style-name="pr28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48" draw:style-name="gr1" draw:layer="layout" svg:width="17.271cm" svg:height="9.429cm" svg:x="2.159cm" svg:y="3.492cm" draw:page-number="41" presentation:class="page"/>
          <draw:frame draw:name="Rectangle 49" presentation:style-name="pr31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if/elif/else Statements" draw:style-name="dp3" draw:master-page-name="Title_20_and_20_Content_5f_" presentation:presentation-page-layout-name="AL2T11">
        <office:forms form:automatic-focus="false" form:apply-design-mode="false"/>
        <draw:frame draw:name="Title 56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if/elif/</text:span><text:span text:style-name="T91">else</text:span><text:span text:style-name="T92"> </text:span><text:span text:style-name="T221">Statements</text:span></text:p>
          </draw:text-box>
        </draw:frame>
        <draw:frame draw:name="Content Placeholder 34" presentation:style-name="pr7" draw:text-style-name="P10" draw:layer="layout" svg:width="26.368cm" svg:height="17.64cm" svg:x="0.64cm" svg:y="3.517cm" presentation:class="outline" presentation:user-transformed="true">
          <draw:text-box>
            <text:list text:style-name="L22">
              <text:list-item>
                <text:p text:style-name="P18"><text:span text:style-name="T222">if/elif/else</text:span><text:span text:style-name="T223"> </text:span><text:span text:style-name="T224">statement</text:span><text:span text:style-name="T225">: </text:span></text:p>
              </text:list-item>
            </text:list>
            <text:list text:style-name="L23">
              <text:list-item>
                <text:list>
                  <text:list-item>
                    <text:p text:style-name="P19"><text:span text:style-name="T226">An </text:span><text:span text:style-name="T227">if</text:span><text:span text:style-name="T228"> statement executes a group of statements only if a certain condition is </text:span><text:span text:style-name="T229">True</text:span><text:span text:style-name="T228">. Otherwise, the statements are skipped.</text:span></text:p>
                  </text:list-item>
                  <text:list-item>
                    <text:p text:style-name="P19"><text:span text:style-name="T228">An </text:span><text:span text:style-name="T227">if/elif/else </text:span><text:span text:style-name="T228">series of statements executes </text:span><text:span text:style-name="T230">statements1</text:span><text:span text:style-name="T228"> if the first condition is </text:span><text:span text:style-name="T229">True</text:span><text:span text:style-name="T228">, executes </text:span><text:span text:style-name="T230">statements2</text:span><text:span text:style-name="T228"> if the second condition is </text:span><text:span text:style-name="T229">True</text:span><text:span text:style-name="T228"> and the first condition is </text:span><text:span text:style-name="T229">False</text:span><text:span text:style-name="T228">, and executes </text:span><text:span text:style-name="T230">statements3</text:span><text:span text:style-name="T228"> if the first and second conditions are </text:span><text:span text:style-name="T229">False</text:span><text:span text:style-name="T228">.</text:span></text:p>
                  </text:list-item>
                </text:list>
              </text:list-item>
            </text:list>
            <text:p text:style-name="P22"><text:span text:style-name="T104"><text:tab/></text:span><text:span text:style-name="T104">Syntax:</text:span></text:p>
            <text:p text:style-name="P63"><text:span text:style-name="T104"><text:tab/></text:span><text:span text:style-name="T104"><text:tab/></text:span><text:span text:style-name="T105">if</text:span><text:span text:style-name="T106"> </text:span><text:span text:style-name="T231">condition</text:span><text:span text:style-name="T105">:</text:span></text:p>
            <text:p text:style-name="P63"><text:span text:style-name="T107"><text:tab/></text:span><text:span text:style-name="T107"><text:tab/></text:span><text:span text:style-name="T107"><text:tab/></text:span><text:span text:style-name="T107">statements1</text:span></text:p>
            <text:p text:style-name="P63"><text:span text:style-name="T106"><text:tab/></text:span><text:span text:style-name="T106"><text:tab/></text:span><text:span text:style-name="T105">elif</text:span><text:span text:style-name="T106"> </text:span><text:span text:style-name="T231">condition</text:span><text:span text:style-name="T232">:</text:span><text:span text:style-name="T106"> </text:span></text:p>
            <text:p text:style-name="P63"><text:span text:style-name="T106"><text:tab/></text:span><text:span text:style-name="T106"><text:tab/></text:span><text:span text:style-name="T106"><text:tab/></text:span><text:span text:style-name="T107">statements2</text:span></text:p>
            <text:p text:style-name="P63"><text:span text:style-name="T106"><text:tab/></text:span><text:span text:style-name="T106"><text:tab/></text:span><text:span text:style-name="T105">else:</text:span></text:p>
            <text:p text:style-name="P63"><text:span text:style-name="T107"><text:tab/></text:span><text:span text:style-name="T107"><text:tab/></text:span><text:span text:style-name="T107"><text:tab/></text:span><text:span text:style-name="T107">statements3</text:span></text:p>
            <text:list text:style-name="L3">
              <text:list-item>
                <text:p text:style-name="P22"><text:span text:style-name="T233">Multiple conditions can be chained with </text:span><text:span text:style-name="T165">elif</text:span><text:span text:style-name="T233"> ("else if")</text:span></text:p>
              </text:list-item>
            </text:list>
            <text:list text:style-name="L35">
              <text:list-item>
                <text:p text:style-name="P22"><text:span text:style-name="T234"><text:s/></text:span><text:span text:style-name="T165">elif</text:span><text:span text:style-name="T233"> and </text:span><text:span text:style-name="T165">else</text:span><text:span text:style-name="T233"> are optional</text:span></text:p>
              </text:list-item>
            </text:list>
          </draw:text-box>
        </draw:frame>
        <draw:custom-shape draw:name="TextBox 19" draw:style-name="gr18" draw:text-style-name="P64" draw:layer="layout" svg:width="8.279cm" svg:height="5.585cm" svg:x="18.363cm" svg:y="10.795cm">
          <text:p text:style-name="P47"><text:span text:style-name="T218">Reminder!</text:span></text:p>
          <text:p text:style-name="P47"><text:span text:style-name="T7"/></text:p>
          <text:list text:style-name="L36">
            <text:list-item>
              <text:p text:style-name="P47"><text:span text:style-name="T7">To indent blocks of statements</text:span></text:p>
            </text:list-item>
            <text:list-item>
              <text:p text:style-name="P47"><text:span text:style-name="T7">Put a Colon (</text:span><text:span text:style-name="T235">:</text:span><text:span text:style-name="T7">) after the condition (Boolean express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42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if/elif/else Examples" draw:style-name="dp3" draw:master-page-name="Title_20_and_20_Content_5f_" presentation:presentation-page-layout-name="AL2T11">
        <office:forms form:automatic-focus="false" form:apply-design-mode="false"/>
        <draw:frame draw:name="Title 57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if/elif/</text:span><text:span text:style-name="T91">else</text:span><text:span text:style-name="T92"> </text:span><text:span text:style-name="T221">Examples</text:span></text:p>
          </draw:text-box>
        </draw:frame>
        <draw:custom-shape draw:name="TextBox 20" draw:style-name="gr19" draw:text-style-name="P58" draw:layer="layout" svg:width="24.097cm" svg:height="12.443cm" svg:x="1.92cm" svg:y="3.292cm">
          <text:p text:style-name="P47"><text:span text:style-name="T236">A = </text:span><text:span text:style-name="T237">10</text:span></text:p>
          <text:p text:style-name="P47"><text:span text:style-name="T236">B = </text:span><text:span text:style-name="T237">15</text:span></text:p>
          <text:p text:style-name="P47"><text:span text:style-name="T238">if</text:span><text:span text:style-name="T236"> (A &gt; B)</text:span><text:span text:style-name="T238">:</text:span></text:p>
          <text:p text:style-name="P47"><text:span text:style-name="T236"><text:s text:c="3"/></text:span><text:span text:style-name="T238">print</text:span><text:span text:style-name="T236">(</text:span><text:span text:style-name="T239">"A &gt; B"</text:span><text:span text:style-name="T236">)</text:span></text:p>
          <text:p text:style-name="P47"><text:span text:style-name="T236"><text:line-break/></text:span><text:span text:style-name="T238">if</text:span><text:span text:style-name="T236"> (A == B)</text:span><text:span text:style-name="T238">:</text:span></text:p>
          <text:p text:style-name="P47"><text:span text:style-name="T236"><text:s text:c="4"/></text:span><text:span text:style-name="T238">print</text:span><text:span text:style-name="T236">(</text:span><text:span text:style-name="T239">"A = B"</text:span><text:span text:style-name="T236">)</text:span></text:p>
          <text:p text:style-name="P47"><text:span text:style-name="T238">elif</text:span><text:span text:style-name="T236"> (A &lt; B)</text:span><text:span text:style-name="T238">:</text:span></text:p>
          <text:p text:style-name="P47"><text:span text:style-name="T236"><text:s text:c="4"/></text:span><text:span text:style-name="T238">print</text:span><text:span text:style-name="T236">(</text:span><text:span text:style-name="T239">"A &lt; B"</text:span><text:span text:style-name="T236">)</text:span></text:p>
          <text:p text:style-name="P47"><text:span text:style-name="T236"><text:line-break/></text:span><text:span text:style-name="T238">if</text:span><text:span text:style-name="T236"> (A == B)</text:span><text:span text:style-name="T238">:</text:span></text:p>
          <text:p text:style-name="P47"><text:span text:style-name="T236"><text:s text:c="3"/></text:span><text:span text:style-name="T236">print(</text:span><text:span text:style-name="T239">"A = B"</text:span><text:span text:style-name="T236">)</text:span></text:p>
          <text:p text:style-name="P47"><text:span text:style-name="T238">elif</text:span><text:span text:style-name="T236"> (A &gt; B)</text:span><text:span text:style-name="T238">:</text:span></text:p>
          <text:p text:style-name="P47"><text:span text:style-name="T236"><text:s text:c="3"/></text:span><text:span text:style-name="T238">print</text:span><text:span text:style-name="T236">(</text:span><text:span text:style-name="T239">"A &gt; B"</text:span><text:span text:style-name="T236">)</text:span></text:p>
          <text:p text:style-name="P47"><text:span text:style-name="T238">else:</text:span></text:p>
          <text:p text:style-name="P47"><text:span text:style-name="T236"><text:s text:c="3"/></text:span><text:span text:style-name="T238">print</text:span><text:span text:style-name="T236">(</text:span><text:span text:style-name="T239">"B &gt; A"</text:span><text:span text:style-name="T23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0" draw:text-style-name="P49" draw:layer="layout" svg:width="24.097cm" svg:height="3.299cm" svg:x="1.92cm" svg:y="17.534cm">
          <text:p text:style-name="P47"><text:span text:style-name="T240">boyd@bigsky ~ % /usr/local/bin/python3 if_elif_else.py</text:span></text:p>
          <text:p text:style-name="P47"><text:span text:style-name="T240">A &lt; B</text:span></text:p>
          <text:p text:style-name="P47"><text:span text:style-name="T240">B &gt; A</text:span></text:p>
          <text:p text:style-name="P47"><text:span text:style-name="T240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4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for Loop" draw:style-name="dp3" draw:master-page-name="Title_20_and_20_Content_5f_" presentation:presentation-page-layout-name="AL2T11">
        <office:forms form:automatic-focus="false" form:apply-design-mode="false"/>
        <draw:frame draw:name="Title 58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for</text:span><text:span text:style-name="T92"> </text:span><text:span text:style-name="T221">Loop</text:span></text:p>
          </draw:text-box>
        </draw:frame>
        <draw:frame draw:name="Content Placeholder 35" presentation:style-name="pr5" draw:text-style-name="P10" draw:layer="layout" svg:width="26.368cm" svg:height="16.491cm" svg:x="0.64cm" svg:y="3.517cm" presentation:class="outline" presentation:user-transformed="true">
          <draw:text-box>
            <text:list text:style-name="L22">
              <text:list-item>
                <text:p text:style-name="P18"><text:span text:style-name="T35">for</text:span><text:span text:style-name="T241"> </text:span><text:span text:style-name="T36">loop: Repeats a set of statements over a group of values</text:span></text:p>
              </text:list-item>
            </text:list>
            <text:p text:style-name="P53"><text:span text:style-name="T36">Syntax:</text:span></text:p>
            <text:p text:style-name="P53"><text:span text:style-name="T35">for</text:span><text:span text:style-name="T79"> </text:span><text:span text:style-name="T242">variableName</text:span><text:span text:style-name="T79"> </text:span><text:span text:style-name="T35">in</text:span><text:span text:style-name="T79"> </text:span><text:span text:style-name="T242">groupOfValues</text:span><text:span text:style-name="T79">:</text:span></text:p>
            <text:p text:style-name="P53"><text:span text:style-name="T242"><text:s text:c="6"/></text:span><text:span text:style-name="T242">statements</text:span></text:p>
            <text:list text:style-name="L23">
              <text:list-item>
                <text:list>
                  <text:list-item>
                    <text:p text:style-name="P23"><text:span text:style-name="T36">Indent the statements to be repeated</text:span></text:p>
                  </text:list-item>
                  <text:list-item>
                    <text:p text:style-name="P23"><text:span text:style-name="T243">variableName</text:span><text:span text:style-name="T36"> gives a name to each value, so you can refer to it in the </text:span><text:span text:style-name="T243">statements</text:span><text:span text:style-name="T36">.</text:span></text:p>
                  </text:list-item>
                  <text:list-item>
                    <text:p text:style-name="P23"><text:span text:style-name="T243">groupOfValues</text:span><text:span text:style-name="T36"> can be a range of integers, specified with the </text:span><text:span text:style-name="T244">range</text:span><text:span text:style-name="T36"> function, or it can also be a list, string, or tu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19cm" svg:height="10.476cm" svg:x="1.199cm" svg:y="2.123cm" draw:page-number="44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range Function" draw:style-name="dp3" draw:master-page-name="Title_20_and_20_Content_5f_" presentation:presentation-page-layout-name="AL2T11">
        <office:forms form:automatic-focus="false" form:apply-design-mode="false"/>
        <draw:frame draw:name="Title 5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range</text:span><text:span text:style-name="T92"> </text:span><text:span text:style-name="T221">Function</text:span></text:p>
          </draw:text-box>
        </draw:frame>
        <draw:frame draw:name="Content Placeholder 36" presentation:style-name="pr7" draw:text-style-name="P10" draw:layer="layout" svg:width="26.368cm" svg:height="16.75cm" svg:x="0.64cm" svg:y="3.517cm" presentation:class="outline" presentation:user-transformed="true">
          <draw:text-box>
            <text:list text:style-name="L2">
              <text:list-item>
                <text:p text:style-name="P8"><text:span text:style-name="T245">The </text:span><text:span text:style-name="T246">range</text:span><text:span text:style-name="T245"> function specifies a range of </text:span><text:span text:style-name="T247">integers</text:span><text:span text:style-name="T245">:</text:span></text:p>
              </text:list-item>
            </text:list>
            <text:p text:style-name="P14"><text:span text:style-name="T248"/></text:p>
            <text:p text:style-name="P14"><text:span text:style-name="T169">range</text:span><text:span text:style-name="T8">(</text:span><text:span text:style-name="T249">start</text:span><text:span text:style-name="T8">, </text:span><text:span text:style-name="T249">stop, step</text:span><text:span text:style-name="T8">) </text:span><text:span text:style-name="T250"><text:tab/></text:span><text:span text:style-name="T250"><text:tab/></text:span></text:p>
            <text:p text:style-name="P14"><text:span text:style-name="T250"/></text:p>
            <text:list text:style-name="L37">
              <text:list-item>
                <text:list>
                  <text:list-item>
                    <text:p text:style-name="P15"><text:span text:style-name="T251">start</text:span><text:span text:style-name="T252"> </text:span><text:span text:style-name="T250">is optional, inclusive, and defaults to 0</text:span></text:p>
                  </text:list-item>
                  <text:list-item>
                    <text:p text:style-name="P15"><text:span text:style-name="T251">stop</text:span><text:span text:style-name="T252"> </text:span><text:span text:style-name="T250">is required but exclusive</text:span></text:p>
                  </text:list-item>
                  <text:list-item>
                    <text:p text:style-name="P15"><text:span text:style-name="T251">step</text:span><text:span text:style-name="T252"> </text:span><text:span text:style-name="T250">is optional and defaults to 1</text:span></text:p>
                  </text:list-item>
                </text:list>
              </text:list-item>
            </text:list>
            <text:p text:style-name="P14"><text:span text:style-name="T253"/></text:p>
            <text:list text:style-name="L14">
              <text:list-item>
                <text:p text:style-name="P16"><text:span text:style-name="T252">Inclusive</text:span><text:span text:style-name="T250"> means that number will be part of the range. So if you start at ”1” then 1 will be the first number</text:span></text:p>
              </text:list-item>
            </text:list>
            <text:p text:style-name="P16"><text:span text:style-name="T252"/></text:p>
            <text:list text:continue-numbering="true" text:style-name="L14">
              <text:list-item>
                <text:p text:style-name="P16"><text:span text:style-name="T252">Exclusive </text:span><text:span text:style-name="T250">means the number will </text:span><text:span text:style-name="T254">not</text:span><text:span text:style-name="T250"> be part of the range. So if use the </text:span><text:span text:style-name="T254">range(0,100)</text:span><text:span text:style-name="T250"> the ending (</text:span><text:span text:style-name="T254">stop</text:span><text:span text:style-name="T250">) number will be 99 not 100. </text:span></text:p>
              </text:list-item>
            </text:list>
            <text:p text:style-name="P16"><text:span text:style-name="T255"/></text:p>
            <text:p text:style-name="P16"><text:span text:style-name="T256"/></text:p>
            <text:p text:style-name="P14"><text:span text:style-name="T257"/></text:p>
          </draw:text-box>
        </draw:frame>
        <presentation:notes draw:style-name="dp2">
          <draw:page-thumbnail draw:style-name="gr1" draw:layer="layout" svg:width="19.19cm" svg:height="10.476cm" svg:x="1.199cm" svg:y="2.123cm" draw:page-number="45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for Loop Example" draw:style-name="dp3" draw:master-page-name="Title_20_and_20_Content_5f_" presentation:presentation-page-layout-name="AL2T11">
        <office:forms form:automatic-focus="false" form:apply-design-mode="false"/>
        <draw:frame draw:name="Title 6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for</text:span><text:span text:style-name="T92"> </text:span><text:span text:style-name="T221">Loop </text:span><text:span text:style-name="T221">Example</text:span></text:p>
          </draw:text-box>
        </draw:frame>
        <draw:custom-shape draw:name="TextBox 24" draw:style-name="gr21" draw:text-style-name="P65" draw:layer="layout" svg:width="23.893cm" svg:height="5.416cm" svg:x="1.31cm" svg:y="3.246cm">
          <text:p text:style-name="P47"><text:span text:style-name="T236">myStep=</text:span><text:span text:style-name="T237">-10</text:span></text:p>
          <text:p text:style-name="P47"><text:span text:style-name="T236">startCounter=</text:span><text:span text:style-name="T237">100</text:span></text:p>
          <text:p text:style-name="P47"><text:span text:style-name="T236">endCounter=</text:span><text:span text:style-name="T237">1</text:span></text:p>
          <text:p text:style-name="P47"><text:span text:style-name="T238">for</text:span><text:span text:style-name="T236"> x </text:span><text:span text:style-name="T238">in</text:span><text:span text:style-name="T236"> </text:span><text:span text:style-name="T238">range</text:span><text:span text:style-name="T236">(startCounter, endCounter, myStep):</text:span></text:p>
          <text:p text:style-name="P47"><text:span text:style-name="T238"><text:s text:c="4"/></text:span><text:span text:style-name="T238">print</text:span><text:span text:style-name="T236">(x,</text:span><text:span text:style-name="T239">' '</text:span><text:span text:style-name="T236">,end=</text:span><text:span text:style-name="T239">''</text:span><text:span text:style-name="T236">)</text:span><text:span text:style-name="T258"> </text:span><text:span text:style-name="T259"># note the use of end='' to tell print not to add a newline</text:span></text:p>
          <text:p text:style-name="P47"><text:span text:style-name="T238">print</text:span><text:span text:style-name="T236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2" draw:text-style-name="P49" draw:layer="layout" svg:width="23.893cm" svg:height="2.792cm" svg:x="1.31cm" svg:y="8.759cm">
          <text:p text:style-name="P47"><text:span text:style-name="T260">boyd@bigsky ~ % /usr/local/bin/python3 for.py</text:span></text:p>
          <text:p text:style-name="P47"><text:span text:style-name="T260">100 <text:s/>90 <text:s/>80 <text:s/>70 <text:s/>60 <text:s/>50 <text:s/>40 <text:s/>30 <text:s/>20 <text:s/>10 <text:s/></text:span></text:p>
          <text:p text:style-name="P47"><text:span text:style-name="T260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3" draw:text-style-name="P65" draw:layer="layout" svg:width="23.893cm" svg:height="3.299cm" svg:x="1.31cm" svg:y="12.5cm">
          <text:p text:style-name="P47"><text:span text:style-name="T261">myValues=</text:span><text:span text:style-name="T262">['a', 'b', 'c', 'd', 'e']</text:span></text:p>
          <text:p text:style-name="P47"><text:span text:style-name="T263">for</text:span><text:span text:style-name="T261"> x </text:span><text:span text:style-name="T263">in</text:span><text:span text:style-name="T261"> myValues:</text:span></text:p>
          <text:p text:style-name="P47"><text:span text:style-name="T261"><text:s text:c="4"/></text:span><text:span text:style-name="T261">print(x,end=</text:span><text:span text:style-name="T264">':'</text:span><text:span text:style-name="T261">)</text:span></text:p>
          <text:p text:style-name="P47"><text:span text:style-name="T261">prin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4" draw:text-style-name="P49" draw:layer="layout" svg:width="23.893cm" svg:height="2.792cm" svg:x="1.31cm" svg:y="16.28cm">
          <text:p text:style-name="P47"><text:span text:style-name="T260">boyd@bigsky ~ % /usr/local/bin/python3 for2.py</text:span></text:p>
          <text:p text:style-name="P47"><text:span text:style-name="T260">a:b:c:d:e:</text:span></text:p>
          <text:p text:style-name="P47"><text:span text:style-name="T260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46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while Loops" draw:style-name="dp3" draw:master-page-name="Title_20_and_20_Content_5f_" presentation:presentation-page-layout-name="AL2T11">
        <office:forms form:automatic-focus="false" form:apply-design-mode="false"/>
        <draw:frame draw:name="Title 61" presentation:style-name="pr4" draw:text-style-name="P7" draw:layer="layout" svg:width="27.939cm" svg:height="2.757cm" svg:x="0cm" svg:y="0cm" presentation:class="title" presentation:user-transformed="true">
          <draw:text-box>
            <text:p text:style-name="P6"><text:span text:style-name="T91">while</text:span><text:span text:style-name="T92"> </text:span><text:span text:style-name="T221">Loops</text:span></text:p>
          </draw:text-box>
        </draw:frame>
        <draw:frame draw:name="Content Placeholder 37" presentation:style-name="pr7" draw:text-style-name="P10" draw:layer="layout" svg:width="26.368cm" svg:height="6.316cm" svg:x="0.64cm" svg:y="3.517cm" presentation:class="outline" presentation:user-transformed="true">
          <draw:text-box>
            <text:list text:style-name="L22">
              <text:list-item>
                <text:p text:style-name="P18"><text:span text:style-name="T265">while</text:span><text:span text:style-name="T266"> loop</text:span><text:span text:style-name="T267">:</text:span><text:span text:style-name="T268"> Executes a group of statements as long as a condition is </text:span><text:span text:style-name="T269">True</text:span><text:span text:style-name="T268">.</text:span></text:p>
              </text:list-item>
            </text:list>
            <text:list text:style-name="L23">
              <text:list-item>
                <text:list>
                  <text:list-item>
                    <text:p text:style-name="P19"><text:span text:style-name="T268">good for </text:span><text:span text:style-name="T270">indefinite loops </text:span><text:span text:style-name="T268">(repeat an unknown number of times)</text:span></text:p>
                  </text:list-item>
                </text:list>
              </text:list-item>
            </text:list>
            <text:p text:style-name="P22"><text:span text:style-name="T271"><text:tab/></text:span><text:span text:style-name="T268">Syntax:</text:span></text:p>
            <text:p text:style-name="P22"><text:span text:style-name="T272"><text:tab/></text:span><text:span text:style-name="T272"><text:tab/></text:span><text:span text:style-name="T265">while</text:span><text:span text:style-name="T272"> </text:span><text:span text:style-name="T273">condition</text:span><text:span text:style-name="T274">:</text:span></text:p>
            <text:p text:style-name="P22"><text:span text:style-name="T273"><text:tab/></text:span><text:span text:style-name="T273"><text:tab/></text:span><text:span text:style-name="T273"><text:tab/></text:span><text:span text:style-name="T273">statements</text:span></text:p>
          </draw:text-box>
        </draw:frame>
        <draw:custom-shape draw:name="TextBox 22" draw:style-name="gr25" draw:text-style-name="P58" draw:layer="layout" svg:width="23.689cm" svg:height="3.809cm" svg:x="1.571cm" svg:y="11.894cm">
          <text:p text:style-name="P47"><text:span text:style-name="T275">number = </text:span><text:span text:style-name="T276">1</text:span></text:p>
          <text:p text:style-name="P47"><text:span text:style-name="T277">while</text:span><text:span text:style-name="T275"> (number &lt; </text:span><text:span text:style-name="T276">200</text:span><text:span text:style-name="T275">)</text:span><text:span text:style-name="T277">:</text:span></text:p>
          <text:p text:style-name="P47"><text:span text:style-name="T275"><text:s text:c="4"/></text:span><text:span text:style-name="T277">print</text:span><text:span text:style-name="T275">(number,</text:span><text:span text:style-name="T278">' '</text:span><text:span text:style-name="T275">,end=</text:span><text:span text:style-name="T278">''</text:span><text:span text:style-name="T275">)</text:span></text:p>
          <text:p text:style-name="P47"><text:span text:style-name="T275"><text:s text:c="4"/></text:span><text:span text:style-name="T275">number = number * </text:span><text:span text:style-name="T276">2</text:span></text:p>
          <text:p text:style-name="P47"><text:span text:style-name="T277">print</text:span><text:span text:style-name="T275">() </text:span><text:span text:style-name="T259"># print just a newline</text:span></text:p>
          <text:p text:style-name="P47"><text:span text:style-name="T2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6" draw:text-style-name="P49" draw:layer="layout" svg:width="23.635cm" svg:height="3.299cm" svg:x="1.63cm" svg:y="16.617cm">
          <text:p text:style-name="P47"><text:span text:style-name="T116">boyd@bigsky ~ % /usr/local/bin/python3 /Users/boyd/Documents/Python/Code_Examples/while.py</text:span></text:p>
          <text:p text:style-name="P47"><text:span text:style-name="T116">1 <text:s/>2 <text:s/>4 <text:s/>8 <text:s/>16 <text:s/>32 <text:s/>64 <text:s/>128 <text:s/></text:span></text:p>
          <text:p text:style-name="P47"><text:span text:style-name="T116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47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break, continue, and pass in while loops" draw:style-name="dp3" draw:master-page-name="Title_20_and_20_Content_5f_" presentation:presentation-page-layout-name="AL2T11">
        <office:forms form:automatic-focus="false" form:apply-design-mode="false"/>
        <draw:frame draw:name="Title 62" presentation:style-name="pr18" draw:text-style-name="P7" draw:layer="layout" svg:width="27.939cm" svg:height="2.757cm" svg:x="0cm" svg:y="0cm" presentation:class="title" presentation:user-transformed="true">
          <draw:text-box>
            <text:p text:style-name="P6"><text:span text:style-name="T280">break</text:span><text:span text:style-name="T281">, </text:span><text:span text:style-name="T280">continue</text:span><text:span text:style-name="T281">, </text:span><text:span text:style-name="T282">and</text:span><text:span text:style-name="T281"> </text:span><text:span text:style-name="T280">pass</text:span><text:span text:style-name="T281"> </text:span><text:span text:style-name="T282">in</text:span><text:span text:style-name="T281"> </text:span><text:span text:style-name="T280">while</text:span><text:span text:style-name="T281"> </text:span><text:span text:style-name="T282">loops</text:span></text:p>
          </draw:text-box>
        </draw:frame>
        <draw:frame draw:name="Rectangle 50" presentation:style-name="pr5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56">You can use the keyword </text:span><text:span text:style-name="T203">break</text:span><text:span text:style-name="T283"> </text:span><text:span text:style-name="T68">inside a loop to leave the </text:span><text:span text:style-name="T203">while</text:span><text:span text:style-name="T283"> </text:span><text:span text:style-name="T68">loop entirely. <text:s/></text:span></text:p>
              </text:list-item>
            </text:list>
            <text:p text:style-name="P8"><text:span text:style-name="T68"/></text:p>
            <text:list text:continue-numbering="true" text:style-name="L2">
              <text:list-item>
                <text:p text:style-name="P8"><text:span text:style-name="T68">You can use the keyword </text:span><text:span text:style-name="T203">continue</text:span><text:span text:style-name="T283"> </text:span><text:span text:style-name="T68">inside a loop to stop processing the current iteration of the loop and to immediately go on to the next one.</text:span></text:p>
              </text:list-item>
            </text:list>
            <text:p text:style-name="P8"><text:span text:style-name="T68"/></text:p>
            <text:list text:continue-numbering="true" text:style-name="L2">
              <text:list-item>
                <text:p text:style-name="P8"><text:span text:style-name="T68">You can use the keyword </text:span><text:span text:style-name="T203">pass</text:span><text:span text:style-name="T68"> inside a loop or if/elif/else statements to do nothing. Basically it skips to the next sequential statement.</text:span></text:p>
              </text:list-item>
            </text:list>
          </draw:text-box>
        </draw:frame>
        <presentation:notes draw:style-name="dp4">
          <draw:frame draw:name="Rectangle 51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52" draw:style-name="gr1" draw:layer="layout" svg:width="17.271cm" svg:height="9.429cm" svg:x="2.159cm" svg:y="3.492cm" draw:page-number="48" presentation:class="page"/>
          <draw:frame draw:name="Rectangle 53" presentation:style-name="pr32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Functions (aka Methods)" draw:style-name="dp3" draw:master-page-name="_31__5f_Title_20_and_20_Content">
        <office:forms form:automatic-focus="false" form:apply-design-mode="false"/>
        <draw:frame draw:name="Title 63" presentation:style-name="pr24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172">Functions </text:span><text:span text:style-name="T172">(aka </text:span><text:span text:style-name="T172">Methods)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49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Functions" draw:style-name="dp3" draw:master-page-name="Title_20_and_20_Content_5f_" presentation:presentation-page-layout-name="AL2T11">
        <office:forms form:automatic-focus="false" form:apply-design-mode="false"/>
        <draw:frame draw:name="Title 64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Functions</text:span></text:p>
          </draw:text-box>
        </draw:frame>
        <draw:frame draw:name="Content Placeholder 38" presentation:style-name="pr7" draw:text-style-name="P10" draw:layer="layout" svg:width="26.368cm" svg:height="17.224cm" svg:x="0.64cm" svg:y="3.517cm" presentation:class="outline" presentation:user-transformed="true">
          <draw:text-box>
            <text:list text:style-name="L2">
              <text:list-item>
                <text:p text:style-name="P66"><text:span text:style-name="T4">A way to group related source code so it can be reused</text:span></text:p>
              </text:list-item>
              <text:list-item>
                <text:p text:style-name="P66"><text:span text:style-name="T4">Functions are “called” from another part of the program</text:span></text:p>
              </text:list-item>
              <text:list-item>
                <text:p text:style-name="P66"><text:span text:style-name="T4">Functions can call other functions</text:span></text:p>
              </text:list-item>
              <text:list-item>
                <text:p text:style-name="P27"><text:span text:style-name="T4">You can, optionally, pass variables (called arguments) into a function so that it can use the data stored in the arguments to perform work</text:span></text:p>
              </text:list-item>
              <text:list-item>
                <text:p text:style-name="P66"><text:span text:style-name="T4">Using functions is good programming practice</text:span></text:p>
              </text:list-item>
              <text:list-item>
                <text:p text:style-name="P18"><text:span text:style-name="T4">Functions enable your programs to be modular which makes debugging easier 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19cm" svg:height="10.476cm" svg:x="1.199cm" svg:y="2.123cm" draw:page-number="50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Functions without a return value" draw:style-name="dp3" draw:master-page-name="Title_20_and_20_Content_5f_" presentation:presentation-page-layout-name="AL2T11">
        <office:forms form:automatic-focus="false" form:apply-design-mode="false"/>
        <draw:frame draw:name="Title 65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Functions </text:span><text:span text:style-name="T3">without a return </text:span><text:span text:style-name="T3">value</text:span></text:p>
          </draw:text-box>
        </draw:frame>
        <draw:frame draw:name="Rectangle 54" presentation:style-name="pr5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5">Functions can optionally return a value (e.g., the result of a calculation or whether an action was successful)</text:span></text:p>
              </text:list-item>
            </text:list>
            <text:p text:style-name="P8"><text:span text:style-name="T5"/></text:p>
            <text:list text:continue-numbering="true" text:style-name="L2">
              <text:list-item>
                <text:p text:style-name="P8"><text:span text:style-name="T284">All</text:span><text:span text:style-name="T61"> functions in Python have a return value, even if no </text:span><text:span text:style-name="T285">return</text:span><text:span text:style-name="T61"> line is present</text:span></text:p>
              </text:list-item>
            </text:list>
            <text:p text:style-name="P8"><text:span text:style-name="T61"/></text:p>
            <text:list text:continue-numbering="true" text:style-name="L2">
              <text:list-item>
                <text:p text:style-name="P8"><text:span text:style-name="T61">Functions without a </text:span><text:span text:style-name="T285">return</text:span><text:span text:style-name="T61"> return the special value </text:span><text:span text:style-name="T286">None</text:span></text:p>
              </text:list-item>
            </text:list>
            <text:list text:style-name="L19">
              <text:list-item>
                <text:list>
                  <text:list-item>
                    <text:p text:style-name="P13"><text:span text:style-name="T287"><text:s/></text:span><text:span text:style-name="T286">None</text:span><text:span text:style-name="T69"> is a special constant in the language </text:span></text:p>
                  </text:list-item>
                  <text:list-item>
                    <text:p text:style-name="P13"><text:span text:style-name="T287"><text:s/></text:span><text:span text:style-name="T286">None</text:span><text:span text:style-name="T69"> is used </text:span><text:span text:style-name="T288">like </text:span><text:span text:style-name="T289">NULL</text:span><text:span text:style-name="T288">, </text:span><text:span text:style-name="T289">void</text:span><text:span text:style-name="T288">, or </text:span><text:span text:style-name="T289">nil</text:span><text:span text:style-name="T288"> </text:span><text:span text:style-name="T69">in other languages </text:span></text:p>
                  </text:list-item>
                  <text:list-item>
                    <text:p text:style-name="P13"><text:span text:style-name="T287"><text:s/></text:span><text:span text:style-name="T286">None</text:span><text:span text:style-name="T69"> is also logically equivalent to </text:span><text:span text:style-name="T290">False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55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56" draw:style-name="gr1" draw:layer="layout" svg:width="17.271cm" svg:height="9.429cm" svg:x="2.159cm" svg:y="3.492cm" draw:page-number="51" presentation:class="page"/>
          <draw:frame draw:name="Rectangle 57" presentation:style-name="pr33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Defining Functions" draw:style-name="dp3" draw:master-page-name="Title_20_and_20_Content_5f_" presentation:presentation-page-layout-name="AL2T11">
        <office:forms form:automatic-focus="false" form:apply-design-mode="false"/>
        <draw:g draw:name="Group 5" draw:style-name="gr27" xml:id="id4" draw:id="id4">
          <draw:custom-shape draw:name="Text Box 6" draw:style-name="gr28" draw:text-style-name="P68" draw:layer="layout" svg:width="9.97cm" svg:height="4.492cm" svg:x="1.264cm" svg:y="14.018cm">
            <text:p text:style-name="P67"><text:span text:style-name="T291">The indentation matters…</text:span></text:p>
            <text:p text:style-name="P67"><text:span text:style-name="T291">The first line with less indentation is considered to be outside of the function definition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9" draw:text-style-name="P62" draw:layer="layout" svg:x1="4.157cm" svg:y1="14.037cm" svg:x2="10.514cm" svg:y2="10.125cm">
            <text:p/>
          </draw:line>
        </draw:g>
        <draw:frame draw:name="Title 66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Defining </text:span><text:span text:style-name="T3">Functions</text:span></text:p>
          </draw:text-box>
        </draw:frame>
        <draw:frame draw:name="Rectangle 58" presentation:style-name="pr7" draw:text-style-name="P70" draw:layer="layout" svg:width="26.368cm" svg:height="1.967cm" svg:x="0.667cm" svg:y="18.596cm" presentation:class="outline" presentation:user-transformed="true">
          <draw:text-box>
            <text:p text:style-name="P69"><text:span text:style-name="T61">No declaration of </text:span><text:span text:style-name="T292">types</text:span><text:span text:style-name="T61"> of function or arguments is required.</text:span></text:p>
          </draw:text-box>
        </draw:frame>
        <draw:custom-shape draw:name="Rectangle 59" draw:style-name="gr30" draw:text-style-name="P72" draw:layer="layout" svg:width="14.838cm" svg:height="5.786cm" svg:x="8.036cm" svg:y="7.041cm">
          <text:p text:style-name="P71"><text:span text:style-name="T293">def</text:span><text:span text:style-name="T294"> </text:span><text:span text:style-name="T295">get_final_answer</text:span><text:span text:style-name="T294">(a,b)</text:span><text:span text:style-name="T293">:</text:span></text:p>
          <text:p text:style-name="P71"><text:span text:style-name="T294"><text:tab/></text:span><text:span text:style-name="T294"> <text:s text:c="2"/></text:span><text:span text:style-name="T296">“““</text:span><text:span text:style-name="T296">Documentation String”””</text:span><text:span text:style-name="T294"><text:line-break/></text:span><text:span text:style-name="T294"> <text:s text:c="2"/></text:span><text:span text:style-name="T293">print</text:span><text:span text:style-name="T294">(a)</text:span></text:p>
          <text:p text:style-name="P71"><text:span text:style-name="T294"><text:tab/></text:span><text:span text:style-name="T294"> <text:s text:c="2"/></text:span><text:span text:style-name="T293">print</text:span><text:span text:style-name="T294">(b)</text:span></text:p>
          <text:p text:style-name="P71"><text:span text:style-name="T294"><text:tab/></text:span><text:span text:style-name="T294"> <text:s text:c="2"/></text:span><text:span text:style-name="T293">return</text:span><text:span text:style-name="T294"> (a*b/</text:span><text:span text:style-name="T297">3.14</text:span><text:span text:style-name="T29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draw:style-name="gr27" xml:id="id1" draw:id="id1">
          <draw:custom-shape draw:name="Text Box 7" draw:style-name="gr31" draw:text-style-name="P68" draw:layer="layout" svg:width="11.212cm" svg:height="1.104cm" svg:x="3.398cm" svg:y="4.297cm">
            <text:p text:style-name="P67"><text:span text:style-name="T291">Function definition begins with “</text:span><text:span text:style-name="T298">def</text:span><text:span text:style-name="T291">.”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2" draw:text-style-name="P62" draw:layer="layout" svg:x1="7.683cm" svg:y1="5.757cm" svg:x2="9.778cm" svg:y2="7.435cm">
            <text:p/>
          </draw:line>
        </draw:g>
        <draw:g draw:name="Group 7" draw:style-name="gr27" xml:id="id2" draw:id="id2">
          <draw:custom-shape draw:name="Text Box 8" draw:style-name="gr33" draw:text-style-name="P68" draw:layer="layout" svg:width="10.292cm" svg:height="1.104cm" svg:x="14.473cm" svg:y="4.297cm">
            <text:p text:style-name="P67"><text:span text:style-name="T291">Function name and its argument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32" draw:text-style-name="P62" draw:layer="layout" svg:x1="17.602cm" svg:y1="5.516cm" svg:x2="17.252cm" svg:y2="6.955cm">
            <text:p/>
          </draw:line>
          <draw:line draw:name="Line 10" draw:style-name="gr32" draw:text-style-name="P62" draw:layer="layout" svg:x1="20.745cm" svg:y1="5.516cm" svg:x2="20.046cm" svg:y2="7.196cm">
            <text:p/>
          </draw:line>
        </draw:g>
        <draw:g draw:name="Group 8" draw:style-name="gr27" xml:id="id5" draw:id="id5">
          <draw:custom-shape draw:name="Text Box 9" draw:style-name="gr34" draw:text-style-name="P68" draw:layer="layout" svg:width="11.841cm" svg:height="2.798cm" svg:x="13.851cm" svg:y="15.093cm">
            <text:p text:style-name="P67"><text:span text:style-name="T291">The keyword ‘</text:span><text:span text:style-name="T299">return</text:span><text:span text:style-name="T291">’ indicates the <text:s/>value to be sent back to the caller of the function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" draw:style-name="gr29" draw:text-style-name="P62" draw:layer="layout" svg:x1="17.799cm" svg:y1="15.352cm" svg:x2="12.921cm" svg:y2="12.473cm">
            <text:p/>
          </draw:line>
        </draw:g>
        <draw:g draw:name="Group 9" draw:style-name="gr27" xml:id="id3" draw:id="id3">
          <draw:custom-shape draw:name="Text Box 10" draw:style-name="gr35" draw:text-style-name="P68" draw:layer="layout" svg:width="4.707cm" svg:height="1.104cm" svg:x="19.992cm" svg:y="10.125cm">
            <text:p text:style-name="P67"><text:span text:style-name="T291"><text:tab/></text:span><text:span text:style-name="T291">Col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32" draw:text-style-name="P62" draw:layer="layout" svg:x1="23.329cm" svg:y1="10.364cm" svg:x2="21.059cm" svg:y2="8.205cm">
            <text:p/>
          </draw:lin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4">
          <draw:frame draw:name="Rectangle 60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61" draw:style-name="gr1" draw:layer="layout" svg:width="17.271cm" svg:height="9.429cm" svg:x="2.159cm" svg:y="3.492cm" draw:page-number="52" presentation:class="page"/>
          <draw:frame draw:name="Rectangle 62" presentation:style-name="pr3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Variables and Functions" draw:style-name="dp3" draw:master-page-name="Title_20_and_20_Content_5f_" presentation:presentation-page-layout-name="AL2T11">
        <office:forms form:automatic-focus="false" form:apply-design-mode="false"/>
        <draw:frame draw:name="Title 67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Variables and </text:span><text:span text:style-name="T3">Functions</text:span></text:p>
          </draw:text-box>
        </draw:frame>
        <draw:frame draw:name="Content Placeholder 39" presentation:style-name="pr7" draw:text-style-name="P10" draw:layer="layout" svg:width="26.368cm" svg:height="4.719cm" svg:x="0.64cm" svg:y="3.517cm" presentation:class="outline" presentation:user-transformed="true">
          <draw:text-box>
            <text:list text:style-name="L2">
              <text:list-item>
                <text:p text:style-name="P8"><text:span text:style-name="T2">Variables defined in a function are local to the function and can only be used in the function</text:span></text:p>
              </text:list-item>
              <text:list-item>
                <text:p text:style-name="P8"><text:span text:style-name="T2">Variables defined outside of functions are called global variables can be used within the function </text:span></text:p>
              </text:list-item>
              <text:list-item>
                <text:p text:style-name="P8"><text:span text:style-name="T2">If a global variable is changed inside a function the change stays local to the functio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00">Unless the word </text:span><text:span text:style-name="T169">global</text:span><text:span text:style-name="T9"> is used to mark the variable as a global variable in the function</text:span></text:p>
                  </text:list-item>
                </text:list>
              </text:list-item>
            </text:list>
            <text:p text:style-name="P8"><text:span text:style-name="T19"/></text:p>
            <text:p text:style-name="P8"><text:span text:style-name="T19"/></text:p>
          </draw:text-box>
        </draw:frame>
        <draw:custom-shape draw:name="TextBox 28" draw:style-name="gr36" draw:text-style-name="P58" draw:layer="layout" svg:width="12.146cm" svg:height="11.935cm" svg:x="0.931cm" svg:y="8.239cm">
          <text:p text:style-name="P47"><text:span text:style-name="T189">temp=</text:span><text:span text:style-name="T192">29</text:span></text:p>
          <text:p text:style-name="P47"><text:span text:style-name="T301"/></text:p>
          <text:p text:style-name="P47"><text:span text:style-name="T301">def</text:span><text:span text:style-name="T189"> WearJacketToday():</text:span></text:p>
          <text:p text:style-name="P47"><text:span text:style-name="T189"><text:s text:c="2"/></text:span><text:span text:style-name="T189">temp=</text:span><text:span text:style-name="T192">80</text:span></text:p>
          <text:p text:style-name="P47"><text:span text:style-name="T189"><text:s text:c="2"/></text:span><text:span text:style-name="T189">print(</text:span><text:span text:style-name="T190">'temperature in func Jacket='</text:span><text:span text:style-name="T189">,temp)</text:span></text:p>
          <text:p text:style-name="P47"><text:span text:style-name="T301"><text:s text:c="2"/></text:span><text:span text:style-name="T301">if</text:span><text:span text:style-name="T189"> (temp &lt; </text:span><text:span text:style-name="T192">40</text:span><text:span text:style-name="T189">):</text:span></text:p>
          <text:p text:style-name="P47"><text:span text:style-name="T301"><text:s text:c="5"/></text:span><text:span text:style-name="T301">return</text:span><text:span text:style-name="T189"> </text:span><text:span text:style-name="T301">True</text:span></text:p>
          <text:p text:style-name="P47"><text:span text:style-name="T301"><text:s text:c="2"/></text:span><text:span text:style-name="T301">return</text:span><text:span text:style-name="T189"> </text:span><text:span text:style-name="T301">False</text:span></text:p>
          <text:p text:style-name="P47"><text:span text:style-name="T189"><text:line-break/></text:span><text:span text:style-name="T301">def</text:span><text:span text:style-name="T189"> WearHatToday():</text:span></text:p>
          <text:p text:style-name="P47"><text:span text:style-name="T301"><text:s text:c="2"/></text:span><text:span text:style-name="T301">global</text:span><text:span text:style-name="T189"> temp</text:span></text:p>
          <text:p text:style-name="P47"><text:span text:style-name="T189"><text:s text:c="2"/></text:span><text:span text:style-name="T189">temp = -</text:span><text:span text:style-name="T192">5</text:span></text:p>
          <text:p text:style-name="P47"><text:span text:style-name="T189"><text:s text:c="2"/></text:span><text:span text:style-name="T189">print(</text:span><text:span text:style-name="T190">'temperature in func Hat='</text:span><text:span text:style-name="T189">,temp)</text:span></text:p>
          <text:p text:style-name="P47"><text:span text:style-name="T301"><text:s text:c="2"/></text:span><text:span text:style-name="T301">if</text:span><text:span text:style-name="T189"> (temp &lt; </text:span><text:span text:style-name="T192">40</text:span><text:span text:style-name="T189">):</text:span></text:p>
          <text:p text:style-name="P47"><text:span text:style-name="T301"><text:s text:c="5"/></text:span><text:span text:style-name="T301">return</text:span><text:span text:style-name="T189"> </text:span><text:span text:style-name="T301">True</text:span></text:p>
          <text:p text:style-name="P47"><text:span text:style-name="T301"><text:s text:c="2"/></text:span><text:span text:style-name="T301">return</text:span><text:span text:style-name="T189"> </text:span><text:span text:style-name="T301">False</text:span></text:p>
          <text:p text:style-name="P47"><text:span text:style-name="T189"><text:line-break/></text:span><text:span text:style-name="T189">print(</text:span><text:span text:style-name="T190">'temperature before func='</text:span><text:span text:style-name="T189">,temp)</text:span></text:p>
          <text:p text:style-name="P47"><text:span text:style-name="T189">print(</text:span><text:span text:style-name="T190">"Wear a Jacket Today? "</text:span><text:span text:style-name="T189">,WearJacketToday())</text:span></text:p>
          <text:p text:style-name="P47"><text:span text:style-name="T189">print(</text:span><text:span text:style-name="T190">'temperature after func='</text:span><text:span text:style-name="T189">,temp)</text:span></text:p>
          <text:p text:style-name="P47"><text:span text:style-name="T189">print(</text:span><text:span text:style-name="T190">"Wear a Hat Today?"</text:span><text:span text:style-name="T189">,WearHatToday())</text:span></text:p>
          <text:p text:style-name="P47"><text:span text:style-name="T189">print(</text:span><text:span text:style-name="T190">'temperature after func='</text:span><text:span text:style-name="T189">,te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73" draw:layer="layout" svg:width="13.998cm" svg:height="7.871cm" svg:x="13.529cm" svg:y="8.57cm">
          <text:p text:style-name="P47"><text:span text:style-name="T116">boyd@bigsky ~ % /usr/local/bin/python3 var_test.py</text:span></text:p>
          <text:p text:style-name="P47"><text:span text:style-name="T116">temperature before func= 29</text:span></text:p>
          <text:p text:style-name="P47"><text:span text:style-name="T116">temperature in func Jacket= 80</text:span></text:p>
          <text:p text:style-name="P47"><text:span text:style-name="T116">Wear a Jacket Today? <text:s/>False</text:span></text:p>
          <text:p text:style-name="P47"><text:span text:style-name="T116">temperature after func= 29</text:span></text:p>
          <text:p text:style-name="P47"><text:span text:style-name="T116">temperature in func Hat= -5</text:span></text:p>
          <text:p text:style-name="P47"><text:span text:style-name="T116">Wear a Hat Today? True</text:span></text:p>
          <text:p text:style-name="P47"><text:span text:style-name="T116">temperature after func= -5</text:span></text:p>
          <text:p text:style-name="P47"><text:span text:style-name="T116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5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4" draw:style-name="dp3" draw:master-page-name="_31__5f_Title_20_and_20_Content">
        <office:forms form:automatic-focus="false" form:apply-design-mode="false"/>
        <draw:frame draw:name="Title 6" presentation:style-name="pr24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172">Importing Modules, Functions, &amp; </text:span><text:span text:style-name="T172">Variable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54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Importing Modules " draw:style-name="dp3" draw:master-page-name="Title_20_and_20_Content_5f_" presentation:presentation-page-layout-name="AL2T11">
        <office:forms form:automatic-focus="false" form:apply-design-mode="false"/>
        <draw:frame draw:name="Title 9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Importing </text:span><text:span text:style-name="T3">Modules </text:span></text:p>
          </draw:text-box>
        </draw:frame>
        <draw:frame draw:name="Content Placeholder 51" presentation:style-name="pr7" draw:text-style-name="P10" draw:layer="layout" svg:width="26.368cm" svg:height="8.569cm" svg:x="0.64cm" svg:y="3.517cm" presentation:class="outline" presentation:user-transformed="true">
          <draw:text-box>
            <text:list text:style-name="L29">
              <text:list-item>
                <text:p text:style-name="P8"><text:span text:style-name="T302">Many programming languages group related functions, classes, and objects into a module</text:span></text:p>
              </text:list-item>
              <text:list-item>
                <text:p text:style-name="P8"><text:span text:style-name="T302">You can use modules to break up your program into individual files</text:span></text:p>
              </text:list-item>
              <text:list-item>
                <text:p text:style-name="P8"><text:span text:style-name="T302">If you want to use functions and variables/objects from a module, you have explicitly request them using the </text:span><text:span text:style-name="T303">from</text:span><text:span text:style-name="T304"> and </text:span><text:span text:style-name="T303">import</text:span><text:span text:style-name="T304"> commands</text:span></text:p>
              </text:list-item>
            </text:list>
            <text:p text:style-name="P14"><text:span text:style-name="T305">import [</text:span><text:span text:style-name="T306">module</text:span><text:span text:style-name="T305">] <text:s text:c="5"/></text:span><text:span text:style-name="T307"><text:tab/></text:span><text:span text:style-name="T307"><text:tab/></text:span><text:span text:style-name="T307"><text:tab/></text:span><text:span text:style-name="T307"> </text:span><text:span text:style-name="T308"># imports an </text:span><text:span text:style-name="T308">entire module</text:span></text:p>
            <text:p text:style-name="P14"><text:span text:style-name="T309">from</text:span><text:span text:style-name="T97"> [</text:span><text:span text:style-name="T310">module</text:span><text:span text:style-name="T97">] </text:span><text:span text:style-name="T309">import</text:span><text:span text:style-name="T97"> [</text:span><text:span text:style-name="T310">function or variable</text:span><text:span text:style-name="T97">] </text:span><text:span text:style-name="T311"># imports specific functions or variables from a module, separated by commas</text:span></text:p>
            <text:list text:style-name="L39">
              <text:list-item>
                <text:p text:style-name="P16"><text:span text:style-name="T312">The </text:span><text:span text:style-name="T313">as</text:span><text:span text:style-name="T312"> keyword can be used to override the default name of the module</text:span></text:p>
              </text:list-item>
            </text:list>
            <text:p text:style-name="P16"><text:span text:style-name="T314"/></text:p>
          </draw:text-box>
        </draw:frame>
        <draw:custom-shape draw:name="TextBox 34" draw:style-name="gr38" draw:text-style-name="P58" draw:layer="layout" svg:width="23.559cm" svg:height="1.267cm" svg:x="1.302cm" svg:y="12.471cm">
          <text:p text:style-name="P47"><text:span text:style-name="T315">import</text:span><text:span text:style-name="T193"> math</text:span></text:p>
          <text:p text:style-name="P47"><text:span text:style-name="T193">s = math.sin (math.p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9" draw:text-style-name="P58" draw:layer="layout" svg:width="23.559cm" svg:height="1.267cm" svg:x="1.302cm" svg:y="14.435cm">
          <text:p text:style-name="P47"><text:span text:style-name="T315">import</text:span><text:span text:style-name="T193"> math </text:span><text:span text:style-name="T315">as</text:span><text:span text:style-name="T193"> m <text:s text:c="6"/></text:span><text:span text:style-name="T193"><text:tab/></text:span><text:span text:style-name="T316"># import the math module, but assign a name of m</text:span></text:p>
          <text:p text:style-name="P47"><text:span text:style-name="T193">s = m.sin (m.pi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0" draw:text-style-name="P58" draw:layer="layout" svg:width="23.559cm" svg:height="1.267cm" svg:x="1.302cm" svg:y="16.349cm">
          <text:p text:style-name="P47"><text:span text:style-name="T315">from</text:span><text:span text:style-name="T193"> math </text:span><text:span text:style-name="T315">import</text:span><text:span text:style-name="T193"> pi </text:span><text:span text:style-name="T315">as</text:span><text:span text:style-name="T193"> PI , sin</text:span></text:p>
          <text:p text:style-name="P47"><text:span text:style-name="T193">s = sin ( PI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41" draw:text-style-name="P58" draw:layer="layout" svg:width="23.559cm" svg:height="1.267cm" svg:x="1.302cm" svg:y="18.248cm">
          <text:p text:style-name="P47"><text:span text:style-name="T315">from</text:span><text:span text:style-name="T193"> math </text:span><text:span text:style-name="T315">import</text:span><text:span text:style-name="T193"> *</text:span><text:span text:style-name="T193"><text:tab/></text:span><text:span text:style-name="T193"><text:tab/></text:span><text:span text:style-name="T316"># import all the functions, object, and classes from math</text:span></text:p>
          <text:p text:style-name="P47"><text:span text:style-name="T193">s = sin ( pi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55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reating a Module" draw:style-name="dp3" draw:master-page-name="Title_20_and_20_Content_5f_" presentation:presentation-page-layout-name="AL2T11">
        <office:forms form:automatic-focus="false" form:apply-design-mode="false"/>
        <draw:frame draw:name="Title 10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reating a </text:span><text:span text:style-name="T3">Module</text:span></text:p>
          </draw:text-box>
        </draw:frame>
        <draw:frame draw:name="Content Placeholder 52" presentation:style-name="pr7" draw:text-style-name="P10" draw:layer="layout" svg:width="26.368cm" svg:height="5.013cm" svg:x="0.64cm" svg:y="3.517cm" presentation:class="outline" presentation:user-transformed="true">
          <draw:text-box>
            <text:list text:style-name="L2">
              <text:list-item>
                <text:p text:style-name="P8"><text:span text:style-name="T5">Create one or more functions and save them in a file (e.g., mymodule.py)</text:span></text:p>
              </text:list-item>
              <text:list-item>
                <text:p text:style-name="P8"><text:span text:style-name="T5">Breaking up a program into multiple files is good software engineering </text:span></text:p>
              </text:list-item>
              <text:list-item>
                <text:p text:style-name="P8"><text:span text:style-name="T5">Create a new program and use the import command load the module you just created</text:span></text:p>
              </text:list-item>
            </text:list>
          </draw:text-box>
        </draw:frame>
        <draw:custom-shape draw:name="TextBox 42" draw:style-name="gr42" draw:text-style-name="P58" draw:layer="layout" svg:width="7.956cm" svg:height="4.823cm" svg:x="1.746cm" svg:y="10.028cm">
          <text:p text:style-name="P47"><text:span text:style-name="T191"># my print functions</text:span></text:p>
          <text:p text:style-name="P47"><text:span text:style-name="T193"><text:line-break/></text:span><text:span text:style-name="T315">def</text:span><text:span text:style-name="T193"> PrettyPrint(message):</text:span></text:p>
          <text:p text:style-name="P47"><text:span text:style-name="T193">print(</text:span><text:span text:style-name="T317">"&lt;***&gt;"</text:span><text:span text:style-name="T193">,message,</text:span><text:span text:style-name="T317">"&lt;***&gt;"</text:span><text:span text:style-name="T193">)</text:span></text:p>
          <text:p text:style-name="P47"><text:span text:style-name="T193"><text:line-break/></text:span><text:span text:style-name="T315">def</text:span><text:span text:style-name="T193"> SimplePrint(message):</text:span></text:p>
          <text:p text:style-name="P47"><text:span text:style-name="T193">print(</text:span><text:span text:style-name="T317">"=="</text:span><text:span text:style-name="T193">, message,</text:span><text:span text:style-name="T317">"=="</text:span><text:span text:style-name="T193">)</text:span></text:p>
          <text:p text:style-name="P47"><text:span text:style-name="T19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3" draw:text-style-name="P58" draw:layer="layout" svg:width="9.051cm" svg:height="3.299cm" svg:x="10.505cm" svg:y="10.028cm">
          <text:p text:style-name="P47"><text:span text:style-name="T315">import</text:span><text:span text:style-name="T193"> myPrintFunctions </text:span><text:span text:style-name="T315">as</text:span><text:span text:style-name="T193"> mypf</text:span></text:p>
          <text:p text:style-name="P47"><text:span text:style-name="T193"><text:line-break/></text:span><text:span text:style-name="T193">mypf.PrettyPrint(</text:span><text:span text:style-name="T317">"isn't this pretty"</text:span><text:span text:style-name="T193">)</text:span></text:p>
          <text:p text:style-name="P47"><text:span text:style-name="T193"><text:line-break/></text:span><text:span text:style-name="T193">mypf.SimplePrint(</text:span><text:span text:style-name="T317">"this is plain"</text:span><text:span text:style-name="T19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74" draw:layer="layout" svg:width="5.794cm" svg:height="1.013cm" svg:x="1.078cm" svg:y="8.905cm">
          <text:p text:style-name="P47"><text:span text:style-name="T7">myPrintFunction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74" draw:layer="layout" svg:width="5.066cm" svg:height="1.013cm" svg:x="9.906cm" svg:y="8.905cm">
          <text:p text:style-name="P47"><text:span text:style-name="T7">myPrintImport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46" draw:text-style-name="P49" draw:layer="layout" svg:width="18.49cm" svg:height="2.283cm" svg:x="1.746cm" svg:y="15.907cm">
          <text:p text:style-name="P47"><text:span text:style-name="T195">boyd@bigsky ~ % /usr/local/bin/python3 myPrintImport.py</text:span></text:p>
          <text:p text:style-name="P47"><text:span text:style-name="T195">&lt;***&gt; isn't this pretty &lt;***&gt;</text:span></text:p>
          <text:p text:style-name="P47"><text:span text:style-name="T195">== this is plain ==</text:span></text:p>
          <text:p text:style-name="P47"><text:span text:style-name="T195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7" draw:text-style-name="P64" draw:layer="layout" svg:width="6.551cm" svg:height="7.871cm" svg:x="20.857cm" svg:y="7.737cm">
          <text:p text:style-name="P47"><text:span text:style-name="T218">Best Practice:</text:span></text:p>
          <text:p text:style-name="P47"><text:span text:style-name="T7"/></text:p>
          <text:p text:style-name="P47"><text:span text:style-name="T7">Breaking your program up into modules improves software maintainability and allows different developers to work on the same project at the same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56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dvanced Concepts" draw:style-name="dp3" draw:master-page-name="_31__5f_Title_20_and_20_Content">
        <office:forms form:automatic-focus="false" form:apply-design-mode="false"/>
        <draw:frame draw:name="Title 96" presentation:style-name="pr8" draw:text-style-name="P12" draw:layer="layout" svg:width="27.939cm" svg:height="9.075cm" svg:x="0cm" svg:y="5.277cm" presentation:class="title" presentation:user-transformed="true">
          <draw:text-box>
            <text:p text:style-name="P1"><text:span text:style-name="T3">Advanced </text:span><text:span text:style-name="T3">Concept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57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8" draw:style-name="dp3" draw:master-page-name="_31__5f_Title_20_and_20_Content">
        <office:forms form:automatic-focus="false" form:apply-design-mode="false"/>
        <draw:frame draw:name="Title 4" presentation:style-name="pr24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172">More on </text:span><text:span text:style-name="T172">Function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58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Default Values for Arguments" draw:style-name="dp3" draw:master-page-name="Title_20_and_20_Content_5f_" presentation:presentation-page-layout-name="AL2T11">
        <office:forms form:automatic-focus="false" form:apply-design-mode="false"/>
        <draw:frame draw:name="Title 68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Default Values </text:span><text:span text:style-name="T3">for Arguments</text:span></text:p>
          </draw:text-box>
        </draw:frame>
        <draw:frame draw:name="Rectangle 43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You can provide default values for a function’s arguments </text:span></text:p>
              </text:list-item>
              <text:list-item>
                <text:p text:style-name="P8"><text:span text:style-name="T61">These arguments are optional when the function is called</text:span></text:p>
              </text:list-item>
            </text:list>
            <text:p text:style-name="P57"><text:span text:style-name="T187"/></text:p>
            <text:p text:style-name="P57"><text:span text:style-name="T318">&gt;&gt;&gt;</text:span><text:span text:style-name="T319"> </text:span><text:span text:style-name="T320">def</text:span><text:span text:style-name="T319"> </text:span><text:span text:style-name="T321">myfun</text:span><text:span text:style-name="T319">(b, c=</text:span><text:span text:style-name="T322">3</text:span><text:span text:style-name="T319">, d=</text:span><text:span text:style-name="T323">“hello”</text:span><text:span text:style-name="T319">):</text:span><text:span text:style-name="T319"><text:line-break/></text:span><text:span text:style-name="T319"> <text:s text:c="8"/></text:span><text:span text:style-name="T320">return</text:span><text:span text:style-name="T319"> b + c</text:span></text:p>
            <text:p text:style-name="P57"><text:span text:style-name="T318">&gt;&gt;&gt;</text:span><text:span text:style-name="T319"> myfun(</text:span><text:span text:style-name="T322">5</text:span><text:span text:style-name="T319">,</text:span><text:span text:style-name="T322">3</text:span><text:span text:style-name="T319">,</text:span><text:span text:style-name="T323">”hello”</text:span><text:span text:style-name="T319">)</text:span></text:p>
            <text:p text:style-name="P57"><text:span text:style-name="T318">&gt;&gt;&gt;</text:span><text:span text:style-name="T319"> myfun(</text:span><text:span text:style-name="T322">5</text:span><text:span text:style-name="T319">,</text:span><text:span text:style-name="T322">3</text:span><text:span text:style-name="T319">)</text:span></text:p>
            <text:p text:style-name="P57"><text:span text:style-name="T318">&gt;&gt;&gt;</text:span><text:span text:style-name="T319"> myfun(</text:span><text:span text:style-name="T322">5</text:span><text:span text:style-name="T319">)</text:span></text:p>
            <text:p text:style-name="P57"><text:span text:style-name="T61"/></text:p>
            <text:p text:style-name="P57"><text:span text:style-name="T61">All of the above function calls return </text:span><text:span text:style-name="T324">8</text:span></text:p>
          </draw:text-box>
        </draw:frame>
        <presentation:notes draw:style-name="dp4">
          <draw:frame draw:name="Rectangle 64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45" draw:style-name="gr1" draw:layer="layout" svg:width="17.271cm" svg:height="9.429cm" svg:x="2.159cm" svg:y="3.492cm" draw:page-number="59" presentation:class="page"/>
          <draw:frame draw:name="Rectangle 46" presentation:style-name="pr35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Keyword Arguments" draw:style-name="dp3" draw:master-page-name="Title_20_and_20_Content_5f_" presentation:presentation-page-layout-name="AL2T11">
        <office:forms form:automatic-focus="false" form:apply-design-mode="false"/>
        <draw:frame draw:name="Title 6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Keyword </text:span><text:span text:style-name="T3">Arguments</text:span></text:p>
          </draw:text-box>
        </draw:frame>
        <draw:frame draw:name="Rectangle 63" presentation:style-name="pr7" draw:text-style-name="P10" draw:layer="layout" svg:width="26.368cm" svg:height="18.484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You can call a function with some or all of its arguments out of order as long as you specify their names</text:span></text:p>
              </text:list-item>
            </text:list>
            <text:p text:style-name="P8"><text:span text:style-name="T61"/></text:p>
            <text:list text:continue-numbering="true" text:style-name="L2">
              <text:list-item>
                <text:p text:style-name="P8"><text:span text:style-name="T61">You can also just use keywords for a final subset of the arguments.</text:span></text:p>
              </text:list-item>
            </text:list>
            <text:p text:style-name="P75"><text:span text:style-name="T318">&gt;&gt;&gt;</text:span><text:span text:style-name="T319"> </text:span><text:span text:style-name="T320">def</text:span><text:span text:style-name="T319"> </text:span><text:span text:style-name="T321">myfun</text:span><text:span text:style-name="T319">(a, b, c):</text:span><text:span text:style-name="T319"><text:line-break/></text:span><text:span text:style-name="T319"> <text:s text:c="5"/></text:span><text:span text:style-name="T320">return</text:span><text:span text:style-name="T319"> a-b</text:span></text:p>
            <text:p text:style-name="P75"><text:span text:style-name="T318">&gt;&gt;&gt;</text:span><text:span text:style-name="T319"> myfun(2, 1, 43)</text:span></text:p>
            <text:p text:style-name="P75"><text:span text:style-name="T319"><text:s text:c="2"/></text:span><text:span text:style-name="T325">1</text:span></text:p>
            <text:p text:style-name="P75"><text:span text:style-name="T318">&gt;&gt;&gt;</text:span><text:span text:style-name="T319"> myfun(c=43, b=1, a=2)</text:span></text:p>
            <text:p text:style-name="P75"><text:span text:style-name="T319"><text:s text:c="2"/></text:span><text:span text:style-name="T325">1</text:span></text:p>
            <text:p text:style-name="P75"><text:span text:style-name="T318">&gt;&gt;&gt;</text:span><text:span text:style-name="T319"> myfun(2, c=43, b=1)</text:span></text:p>
            <text:p text:style-name="P75"><text:span text:style-name="T319"><text:s text:c="2"/></text:span><text:span text:style-name="T325">1</text:span></text:p>
          </draw:text-box>
        </draw:frame>
        <presentation:notes draw:style-name="dp4">
          <draw:frame draw:name="Rectangle 68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65" draw:style-name="gr1" draw:layer="layout" svg:width="17.271cm" svg:height="9.429cm" svg:x="2.159cm" svg:y="3.492cm" draw:page-number="60" presentation:class="page"/>
          <draw:frame draw:name="Rectangle 66" presentation:style-name="pr36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Functions are first-class objects" draw:style-name="dp3" draw:master-page-name="Title_20_and_20_Content_5f_" presentation:presentation-page-layout-name="AL2T11">
        <office:forms form:automatic-focus="false" form:apply-design-mode="false"/>
        <draw:frame draw:name="Title 7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Functions are </text:span><text:span text:style-name="T3">first-class </text:span><text:span text:style-name="T3">objects</text:span></text:p>
          </draw:text-box>
        </draw:frame>
        <draw:frame draw:name="Rectangle 67" presentation:style-name="pr7" draw:text-style-name="P10" draw:layer="layout" svg:width="26.368cm" svg:height="15.927cm" svg:x="0.64cm" svg:y="3.517cm" presentation:class="outline" presentation:user-transformed="true">
          <draw:text-box>
            <text:p text:style-name="P57"><text:span text:style-name="T61">Functions can be used as any other datatype, for example:</text:span></text:p>
            <text:list text:style-name="L5">
              <text:list-item>
                <text:list>
                  <text:list-item>
                    <text:p text:style-name="P15"><text:span text:style-name="T70">Arguments to function</text:span></text:p>
                  </text:list-item>
                  <text:list-item>
                    <text:p text:style-name="P15"><text:span text:style-name="T70">Return values of functions</text:span></text:p>
                  </text:list-item>
                  <text:list-item>
                    <text:p text:style-name="P15"><text:span text:style-name="T70">Assigned to variables</text:span></text:p>
                  </text:list-item>
                  <text:list-item>
                    <text:p text:style-name="P15"><text:span text:style-name="T70">Parts of tuples, lists, etc</text:span></text:p>
                  </text:list-item>
                </text:list>
              </text:list-item>
            </text:list>
            <text:p text:style-name="P57"><text:span text:style-name="T188"/></text:p>
            <text:p text:style-name="P57"><text:span text:style-name="T318">&gt;&gt;&gt;</text:span><text:span text:style-name="T319"> </text:span><text:span text:style-name="T320">def</text:span><text:span text:style-name="T326"> </text:span><text:span text:style-name="T321">square</text:span><text:span text:style-name="T319">(x):</text:span></text:p>
            <text:p text:style-name="P57"><text:span text:style-name="T319"><text:s text:c="8"/></text:span><text:span text:style-name="T320">return</text:span><text:span text:style-name="T319"> x*x</text:span></text:p>
            <text:p text:style-name="P57"><text:span text:style-name="T327"/></text:p>
            <text:p text:style-name="P57"><text:span text:style-name="T318">&gt;&gt;&gt;</text:span><text:span text:style-name="T319"> </text:span><text:span text:style-name="T320">def</text:span><text:span text:style-name="T326"> </text:span><text:span text:style-name="T321">applier</text:span><text:span text:style-name="T319">(q, x):</text:span></text:p>
            <text:p text:style-name="P57"><text:span text:style-name="T319"><text:s text:c="8"/></text:span><text:span text:style-name="T320">return</text:span><text:span text:style-name="T319"> q(x)</text:span></text:p>
            <text:p text:style-name="P57"><text:span text:style-name="T327"/></text:p>
            <text:p text:style-name="P57"><text:span text:style-name="T318">&gt;&gt;&gt;</text:span><text:span text:style-name="T319"> applier(square, </text:span><text:span text:style-name="T322">7</text:span><text:span text:style-name="T319">)</text:span></text:p>
            <text:p text:style-name="P57"><text:span text:style-name="T326">49</text:span></text:p>
          </draw:text-box>
        </draw:frame>
        <presentation:notes draw:style-name="dp4">
          <draw:frame draw:name="Rectangle 72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69" draw:style-name="gr1" draw:layer="layout" svg:width="17.271cm" svg:height="9.429cm" svg:x="2.159cm" svg:y="3.492cm" draw:page-number="61" presentation:class="page"/>
          <draw:frame draw:name="Rectangle 70" presentation:style-name="pr37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Strings" draw:style-name="dp3" draw:master-page-name="_31__5f_Title_20_and_20_Content">
        <office:forms form:automatic-focus="false" form:apply-design-mode="false"/>
        <draw:frame draw:name="Title 51" presentation:style-name="pr24" draw:text-style-name="P52" draw:layer="layout" svg:width="27.939cm" svg:height="9.075cm" svg:x="0cm" svg:y="5.277cm" presentation:class="title" presentation:user-transformed="true">
          <draw:text-box>
            <text:p text:style-name="P1"><text:span text:style-name="T172">String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62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Strings (2)" draw:style-name="dp3" draw:master-page-name="Title_20_and_20_Content_5f_" presentation:presentation-page-layout-name="AL2T11">
        <office:forms form:automatic-focus="false" form:apply-design-mode="false"/>
        <draw:frame draw:name="Title 52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Strings</text:span></text:p>
          </draw:text-box>
        </draw:frame>
        <draw:frame draw:name="Content Placeholder 4" presentation:style-name="pr7" draw:text-style-name="P10" draw:layer="layout" svg:width="26.368cm" svg:height="6.918cm" svg:x="0.378cm" svg:y="3.098cm" presentation:class="outline" presentation:user-transformed="true">
          <draw:text-box>
            <text:list text:style-name="L2">
              <text:list-item>
                <text:p text:style-name="P8"><text:span text:style-name="T5">Strings are sequence of letters, numbers, and symbols bounded by either a pair of single quotes (</text:span><text:span text:style-name="T328">‘’</text:span><text:span text:style-name="T36">) or double (</text:span><text:span text:style-name="T328">“”</text:span><text:span text:style-name="T36">)</text:span></text:p>
              </text:list-item>
            </text:list>
            <text:p text:style-name="P16"><text:span text:style-name="T329"><text:tab/></text:span><text:span text:style-name="T329">s =‘spam’ , s = “spam”</text:span></text:p>
            <text:list text:continue-numbering="true" text:style-name="L2">
              <text:list-item>
                <text:p text:style-name="P16"><text:span text:style-name="T36">Multi-line strings: <text:s text:c="3"/></text:span><text:span text:style-name="T329">s <text:s/>= “””spam”””</text:span></text:p>
              </text:list-item>
              <text:list-item>
                <text:p text:style-name="P16"><text:span text:style-name="T36">Escape sequence</text:span><text:span text:style-name="T330">1</text:span><text:span text:style-name="T36"> has effect </text:span><text:span text:style-name="T329">s = ”sp\nam”</text:span></text:p>
              </text:list-item>
              <text:list-item>
                <text:p text:style-name="P16"><text:span text:style-name="T36">No interpretation of escape sequences: </text:span><text:span text:style-name="T329">s = ”sp\\nam”</text:span></text:p>
              </text:list-item>
              <text:list-item>
                <text:p text:style-name="P16"><text:span text:style-name="T36">Generate strings from other data types: </text:span><text:span text:style-name="T329">str(1.0)</text:span></text:p>
              </text:list-item>
            </text:list>
            <text:p text:style-name="P15"><text:span text:style-name="T19"/></text:p>
          </draw:text-box>
        </draw:frame>
        <draw:custom-shape draw:name="Rectangle 20" draw:style-name="gr48" draw:text-style-name="P58" draw:layer="layout" svg:width="24.097cm" svg:height="3.907cm" svg:x="1.484cm" svg:y="10.604cm">
          <text:p text:style-name="P47"><text:span text:style-name="T331">s = </text:span><text:span text:style-name="T332">"""hello </text:span></text:p>
          <text:p text:style-name="P47"><text:span text:style-name="T332">... world """</text:span><text:span text:style-name="T331"> </text:span></text:p>
          <text:p text:style-name="P47"><text:span text:style-name="T331">print(s) </text:span></text:p>
          <text:p text:style-name="P47"><text:span text:style-name="T331">print(</text:span><text:span text:style-name="T332">"sp\nam"</text:span><text:span text:style-name="T331">) </text:span></text:p>
          <text:p text:style-name="P47"><text:span text:style-name="T331">print(</text:span><text:span text:style-name="T332">"sp\\nam"</text:span><text:span text:style-name="T331">) </text:span></text:p>
          <text:p text:style-name="P34"><text:span text:style-name="T2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9" draw:text-style-name="P49" draw:layer="layout" svg:width="24.097cm" svg:height="5.119cm" svg:x="1.484cm" svg:y="14.89cm">
          <text:p text:style-name="P47"><text:span text:style-name="T220">boyd@bigsky ~ % /usr/local/bin/python3 print.py</text:span></text:p>
          <text:p text:style-name="P47"><text:span text:style-name="T220">hello </text:span></text:p>
          <text:p text:style-name="P47"><text:span text:style-name="T220">... world </text:span></text:p>
          <text:p text:style-name="P47"><text:span text:style-name="T220">sp</text:span></text:p>
          <text:p text:style-name="P47"><text:span text:style-name="T220">am</text:span></text:p>
          <text:p text:style-name="P47"><text:span text:style-name="T220">sp\nam</text:span></text:p>
          <text:p text:style-name="P47"><text:span text:style-name="T220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0" draw:text-style-name="P64" draw:layer="layout" svg:width="6.16cm" svg:height="4.99cm" svg:x="21.111cm" svg:y="4.729cm">
          <text:p text:style-name="P47"><text:span text:style-name="T333">Note:</text:span></text:p>
          <text:p text:style-name="P47"><text:span text:style-name="T334"/></text:p>
          <text:p text:style-name="P47"><text:span text:style-name="T335">A </text:span><text:span text:style-name="T336">\n </text:span><text:span text:style-name="T335">in a string is an escape sequence that adds a newline. Same thing as pressing the </text:span><text:span text:style-name="T336">Enter/Return </text:span><text:span text:style-name="T335">ke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1" draw:text-style-name="P74" draw:layer="layout" svg:width="16.338cm" svg:height="0.844cm" svg:x="-0.637cm" svg:y="20.387cm">
          <text:p text:style-name="P47"><text:span text:style-name="T337">1</text:span><text:span text:style-name="T338"> https://docs.python.org/3/reference/lexical_analysis.html#escape-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6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String Functions " draw:style-name="dp3" draw:master-page-name="Title_20_and_20_Content_5f_" presentation:presentation-page-layout-name="AL2T11">
        <office:forms form:automatic-focus="false" form:apply-design-mode="false"/>
        <draw:frame draw:name="Title 53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String Functions </text:span></text:p>
          </draw:text-box>
        </draw:frame>
        <draw:frame draw:name="Rectangle 22" presentation:style-name="pr7" draw:text-style-name="P10" draw:layer="layout" svg:width="26.368cm" svg:height="5.234cm" svg:x="0.64cm" svg:y="3.517cm" presentation:class="outline" presentation:user-transformed="true">
          <draw:text-box>
            <text:list text:style-name="L2">
              <text:list-item>
                <text:p text:style-name="P8"><text:span text:style-name="T70">There are a number of functions that can be used to manipulate strings</text:span></text:p>
              </text:list-item>
              <text:list-item>
                <text:p text:style-name="P8"><text:span text:style-name="T70">Check the Python documentation for list of string method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39"><text:a xlink:href="https://docs.python.org/3/library/stdtypes.html#str" xlink:type="simple">https://docs.python.org/3/library/</text:a></text:span><text:span text:style-name="T339"><text:a xlink:href="https://docs.python.org/3/library/stdtypes.html#str" xlink:type="simple">stdtypes.html#str</text:a></text:span></text:p>
                  </text:list-item>
                </text:list>
              </text:list-item>
            </text:list>
            <text:p text:style-name="P14"><text:span text:style-name="T71"/></text:p>
          </draw:text-box>
        </draw:frame>
        <draw:custom-shape draw:name="TextBox 1" draw:style-name="gr52" draw:text-style-name="P58" draw:layer="layout" svg:width="22.554cm" svg:height="6.347cm" svg:x="2.386cm" svg:y="8.855cm">
          <text:p text:style-name="P47"><text:span text:style-name="T189">A=</text:span><text:span text:style-name="T190">"hello"</text:span></text:p>
          <text:p text:style-name="P47"><text:span text:style-name="T189">B=</text:span><text:span text:style-name="T190">"world"</text:span></text:p>
          <text:p text:style-name="P47"><text:span text:style-name="T189">C=A+</text:span><text:span text:style-name="T190">" "</text:span><text:span text:style-name="T189">+B</text:span></text:p>
          <text:p text:style-name="P47"><text:span text:style-name="T189">c=</text:span><text:span text:style-name="T192">1</text:span></text:p>
          <text:p text:style-name="P47"><text:span text:style-name="T194">print</text:span><text:span text:style-name="T189">(</text:span><text:span text:style-name="T190">"C="</text:span><text:span text:style-name="T189">,C,</text:span><text:span text:style-name="T190">" c="</text:span><text:span text:style-name="T189">,c)</text:span></text:p>
          <text:p text:style-name="P47"><text:span text:style-name="T194">print</text:span><text:span text:style-name="T189">(C.</text:span><text:span text:style-name="T194">upper</text:span><text:span text:style-name="T189">())</text:span><text:span text:style-name="T189"><text:tab/></text:span><text:span text:style-name="T189"><text:tab/></text:span><text:span text:style-name="T340"># prints the value of C as uppercase but does not change it</text:span></text:p>
          <text:p text:style-name="P47"><text:span text:style-name="T189">D=C.</text:span><text:span text:style-name="T194">split</text:span><text:span text:style-name="T189">(</text:span><text:span text:style-name="T190">" "</text:span><text:span text:style-name="T189">,</text:span><text:span text:style-name="T192">2</text:span><text:span text:style-name="T189">) <text:s text:c="3"/></text:span><text:span text:style-name="T189"><text:tab/></text:span><text:span text:style-name="T340"># this results in a list of two items at positions 0 and 1 </text:span></text:p>
          <text:p text:style-name="P47"><text:span text:style-name="T194">print</text:span><text:span text:style-name="T189">(D) <text:s text:c="11"/></text:span></text:p>
          <text:p text:style-name="P47"><text:span text:style-name="T194">print</text:span><text:span text:style-name="T189">(D[</text:span><text:span text:style-name="T192">0</text:span><text:span text:style-name="T189">])</text:span></text:p>
          <text:p text:style-name="P47"><text:span text:style-name="T194">print</text:span><text:span text:style-name="T189">(D[</text:span><text:span text:style-name="T192">1</text:span><text:span text:style-name="T189">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3" draw:text-style-name="P73" draw:layer="layout" svg:width="22.554cm" svg:height="4.823cm" svg:x="2.386cm" svg:y="15.063cm">
          <text:p text:style-name="P47"><text:span text:style-name="T116">boyd@bigsky ~ % /usr/local/bin/python3 string.py</text:span></text:p>
          <text:p text:style-name="P47"><text:span text:style-name="T116">C= hello world <text:s/>c= 1</text:span></text:p>
          <text:p text:style-name="P47"><text:span text:style-name="T116">HELLO WORLD</text:span></text:p>
          <text:p text:style-name="P47"><text:span text:style-name="T116">['hello', 'world']</text:span></text:p>
          <text:p text:style-name="P47"><text:span text:style-name="T116">hello</text:span></text:p>
          <text:p text:style-name="P47"><text:span text:style-name="T116">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40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37" draw:style-name="gr1" draw:layer="layout" svg:width="17.271cm" svg:height="9.429cm" svg:x="2.159cm" svg:y="3.492cm" draw:page-number="64" presentation:class="page"/>
          <draw:frame draw:name="Rectangle 38" presentation:style-name="pr38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Convert Anything to a String" draw:style-name="dp3" draw:master-page-name="Title_20_and_20_Content_5f_" presentation:presentation-page-layout-name="AL2T11">
        <office:forms form:automatic-focus="false" form:apply-design-mode="false"/>
        <draw:frame draw:name="Title 54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onvert </text:span><text:span text:style-name="T3">Anything to a </text:span><text:span text:style-name="T3">String</text:span></text:p>
          </draw:text-box>
        </draw:frame>
        <draw:frame draw:name="Rectangle 39" presentation:style-name="pr5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The builtin </text:span><text:span text:style-name="T341">str() </text:span><text:span text:style-name="T61">function can convert an instance of </text:span><text:span text:style-name="T292">any</text:span><text:span text:style-name="T61"> data type into a string.</text:span></text:p>
              </text:list-item>
              <text:list-item>
                <text:p text:style-name="P8"><text:span text:style-name="T61">You define how this function behaves for user-created data types</text:span></text:p>
              </text:list-item>
            </text:list>
            <text:p text:style-name="P57"><text:span text:style-name="T342"/></text:p>
            <text:p text:style-name="P57"><text:span text:style-name="T343">&gt;&gt;&gt;</text:span><text:span text:style-name="T344"> </text:span><text:span text:style-name="T75">“Hello ” </text:span><text:span text:style-name="T344">+ </text:span><text:span text:style-name="T345">str</text:span><text:span text:style-name="T344">(</text:span><text:span text:style-name="T346">2+5</text:span><text:span text:style-name="T344">)</text:span></text:p>
            <text:p text:style-name="P57"><text:span text:style-name="T75">“</text:span><text:span text:style-name="T75">Hello 7”</text:span></text:p>
          </draw:text-box>
        </draw:frame>
        <presentation:notes draw:style-name="dp4">
          <draw:frame draw:name="Rectangle 44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41" draw:style-name="gr1" draw:layer="layout" svg:width="17.271cm" svg:height="9.429cm" svg:x="2.159cm" svg:y="3.492cm" draw:page-number="65" presentation:class="page"/>
          <draw:frame draw:name="Rectangle 42" presentation:style-name="pr39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Sequence Types: Lists and Strings" draw:style-name="dp3" draw:master-page-name="_31__5f_Title_20_and_20_Content">
        <office:forms form:automatic-focus="false" form:apply-design-mode="false"/>
        <draw:frame draw:name="Title 71" presentation:style-name="pr8" draw:text-style-name="P12" draw:layer="layout" svg:width="27.939cm" svg:height="9.075cm" svg:x="0cm" svg:y="5.277cm" presentation:class="title" presentation:user-transformed="true">
          <draw:text-box>
            <text:p text:style-name="P1"><text:span text:style-name="T3">Sequence Types: </text:span><text:span text:style-name="T3">Lists and String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66" presentation:class="page"/>
          <draw:frame presentation:style-name="pr9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Lists and Strings (aka Sequence Types)" draw:style-name="dp3" draw:master-page-name="Title_20_and_20_Content_5f_" presentation:presentation-page-layout-name="AL2T11">
        <office:forms form:automatic-focus="false" form:apply-design-mode="false"/>
        <draw:frame draw:name="Title 72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Lists and Strings </text:span><text:span text:style-name="T3">(aka Sequence </text:span><text:span text:style-name="T3">Types)</text:span></text:p>
          </draw:text-box>
        </draw:frame>
        <draw:frame draw:name="Rectangle 75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42">
              <text:list-item>
                <text:p text:style-name="P8"><text:span text:style-name="T56">Strings: </text:span><text:span text:style-name="T347">“John Smith”</text:span></text:p>
              </text:list-item>
            </text:list>
            <text:list text:style-name="L43">
              <text:list-item>
                <text:list>
                  <text:list-item>
                    <text:p text:style-name="P13"><text:span text:style-name="T348"><text:s/></text:span><text:span text:style-name="T349">Immutable </text:span></text:p>
                  </text:list-item>
                </text:list>
              </text:list-item>
            </text:list>
            <text:p text:style-name="P14"><text:span text:style-name="T61"/></text:p>
            <text:list text:style-name="L44">
              <text:list-item>
                <text:p text:style-name="P16"><text:span text:style-name="T56">List: [</text:span><text:span text:style-name="T350">1</text:span><text:span text:style-name="T56">, </text:span><text:span text:style-name="T350">2</text:span><text:span text:style-name="T56">, </text:span><text:span text:style-name="T347">‘john’</text:span><text:span text:style-name="T56">, [ </text:span><text:span text:style-name="T347">‘up’</text:span><text:span text:style-name="T56">, </text:span><text:span text:style-name="T347">‘down’</text:span><text:span text:style-name="T351">]</text:span><text:span text:style-name="T56">]</text:span></text:p>
              </text:list-item>
            </text:list>
            <text:list text:style-name="L45">
              <text:list-item>
                <text:list>
                  <text:list-item>
                    <text:p text:style-name="P15"><text:span text:style-name="T348"><text:s/></text:span><text:span text:style-name="T349">Mutable</text:span><text:span text:style-name="T61"> </text:span><text:span text:style-name="T352">ordered</text:span><text:span text:style-name="T61"> sequence of items of mixed types</text:span></text:p>
                  </text:list-item>
                </text:list>
              </text:list-item>
            </text:list>
            <text:list text:style-name="L46">
              <text:list-item>
                <text:list>
                  <text:list-item>
                    <text:p text:style-name="P15"><text:span text:style-name="T61">Lists are created using square brackets [], with items separated by commas</text:span></text:p>
                  </text:list-item>
                  <text:list-item>
                    <text:p text:style-name="P15"><text:span text:style-name="T61">Items can be of numbers, strings and other lists</text:span></text:p>
                  </text:list-item>
                </text:list>
              </text:list-item>
            </text:list>
            <text:p text:style-name="P15"><text:span text:style-name="T56"/></text:p>
            <text:p text:style-name="P76"><text:span text:style-name="T353"/></text:p>
          </draw:text-box>
        </draw:frame>
        <presentation:notes draw:style-name="dp4">
          <draw:page-thumbnail draw:name="Rectangle 76" draw:style-name="gr1" draw:layer="layout" svg:width="17.271cm" svg:height="9.429cm" svg:x="2.159cm" svg:y="3.492cm" draw:page-number="67" presentation:class="page"/>
          <draw:frame draw:name="Rectangle 77" presentation:style-name="pr4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Creating (defining) Lists and Strings" draw:style-name="dp3" draw:master-page-name="Title_20_and_20_Content_5f_" presentation:presentation-page-layout-name="AL2T11">
        <office:forms form:automatic-focus="false" form:apply-design-mode="false"/>
        <draw:frame draw:name="Title 73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reating </text:span><text:span text:style-name="T3">(defining) Lists </text:span><text:span text:style-name="T3">and Strings</text:span></text:p>
          </draw:text-box>
        </draw:frame>
        <draw:frame draw:name="Rectangle 78" presentation:style-name="pr7" draw:text-style-name="P10" draw:layer="layout" svg:width="26.368cm" svg:height="17.64cm" svg:x="0.64cm" svg:y="3.517cm" presentation:class="outline" presentation:user-transformed="true">
          <draw:text-box>
            <text:list text:style-name="L2">
              <text:list-item>
                <text:p text:style-name="P8"><text:span text:style-name="T70">Define lists are using square brackets and commas</text:span></text:p>
              </text:list-item>
            </text:list>
            <text:p text:style-name="P42"><text:span text:style-name="T318">&gt;&gt;&gt;</text:span><text:span text:style-name="T319"> myList = [</text:span><text:span text:style-name="T323">“abc”</text:span><text:span text:style-name="T319">, </text:span><text:span text:style-name="T322">34</text:span><text:span text:style-name="T319">, </text:span><text:span text:style-name="T322">4.34</text:span><text:span text:style-name="T319">, </text:span><text:span text:style-name="T322">23</text:span><text:span text:style-name="T319">]</text:span></text:p>
            <text:p text:style-name="P42"><text:span text:style-name="T71"/></text:p>
            <text:list text:style-name="L20">
              <text:list-item>
                <text:p text:style-name="P16"><text:span text:style-name="T70">Lists can contain lists</text:span></text:p>
              </text:list-item>
            </text:list>
            <text:p text:style-name="P14"><text:span text:style-name="T354">&gt;&gt;&gt; doubleMyList = [[</text:span><text:span text:style-name="T355">'apples'</text:span><text:span text:style-name="T354">,</text:span><text:span text:style-name="T356">50</text:span><text:span text:style-name="T354">],[</text:span><text:span text:style-name="T355">'grapes'</text:span><text:span text:style-name="T354">,</text:span><text:span text:style-name="T356">75</text:span><text:span text:style-name="T354">],[</text:span><text:span text:style-name="T355">'oranges'</text:span><text:span text:style-name="T354">,</text:span><text:span text:style-name="T356">0</text:span><text:span text:style-name="T354">]]</text:span></text:p>
            <text:p text:style-name="P14"><text:span text:style-name="T354"/></text:p>
            <text:p text:style-name="P14"><text:span text:style-name="T354">&gt;&gt;&gt; </text:span><text:span text:style-name="T357">print</text:span><text:span text:style-name="T354">(doubleMyList)</text:span></text:p>
            <text:p text:style-name="P14"><text:span text:style-name="T354">[[</text:span><text:span text:style-name="T355">'apples'</text:span><text:span text:style-name="T354">, </text:span><text:span text:style-name="T356">50</text:span><text:span text:style-name="T354">], [</text:span><text:span text:style-name="T355">'grapes'</text:span><text:span text:style-name="T354">, </text:span><text:span text:style-name="T356">75</text:span><text:span text:style-name="T354">], [</text:span><text:span text:style-name="T355">'oranges'</text:span><text:span text:style-name="T354">, </text:span><text:span text:style-name="T356">0</text:span><text:span text:style-name="T354">]]</text:span></text:p>
            <text:p text:style-name="P14"><text:span text:style-name="T354"/></text:p>
            <text:p text:style-name="P14"><text:span text:style-name="T354">&gt;&gt;&gt; </text:span><text:span text:style-name="T357">print</text:span><text:span text:style-name="T354">(doubleMyList[1])</text:span></text:p>
            <text:p text:style-name="P14"><text:span text:style-name="T354">['grapes', </text:span><text:span text:style-name="T356">75</text:span><text:span text:style-name="T354">]</text:span></text:p>
            <text:p text:style-name="P14"><text:span text:style-name="T354"/></text:p>
            <text:p text:style-name="P14"><text:span text:style-name="T354">&gt;&gt;&gt; </text:span><text:span text:style-name="T357">print</text:span><text:span text:style-name="T354">(doubleMyList[1][0])</text:span></text:p>
            <text:p text:style-name="P14"><text:span text:style-name="T354">Grapes</text:span></text:p>
            <text:p text:style-name="P14"><text:span text:style-name="T354"/></text:p>
            <text:p text:style-name="P14"><text:span text:style-name="T354">&gt;&gt;&gt; </text:span><text:span text:style-name="T357">print</text:span><text:span text:style-name="T354">(doubleMyList[1][1])</text:span></text:p>
            <text:p text:style-name="P14"><text:span text:style-name="T354">75</text:span></text:p>
            <text:p text:style-name="P42"><text:span text:style-name="T358"/></text:p>
            <text:list text:continue-numbering="true" text:style-name="L20">
              <text:list-item>
                <text:p text:style-name="P16"><text:span text:style-name="T359">Define strings using quotes (“, ‘, or “““).</text:span></text:p>
              </text:list-item>
            </text:list>
            <text:p text:style-name="P42"><text:span text:style-name="T360">&gt;&gt;&gt;</text:span><text:span text:style-name="T361"> st = </text:span><text:span text:style-name="T121">“Hello World”</text:span></text:p>
            <text:p text:style-name="P42"><text:span text:style-name="T360">&gt;&gt;&gt;</text:span><text:span text:style-name="T361"> st = </text:span><text:span text:style-name="T121">‘Hello World’</text:span></text:p>
            <text:p text:style-name="P42"><text:span text:style-name="T360">&gt;&gt;&gt;</text:span><text:span text:style-name="T361"> st = </text:span><text:span text:style-name="T121">“““This is a multi-line</text:span></text:p>
            <text:p text:style-name="P42"><text:span text:style-name="T121">string that uses triple quotes.”””</text:span></text:p>
          </draw:text-box>
        </draw:frame>
        <presentation:notes draw:style-name="dp4">
          <draw:page-thumbnail draw:name="Rectangle 79" draw:style-name="gr1" draw:layer="layout" svg:width="17.271cm" svg:height="9.429cm" svg:x="2.159cm" svg:y="3.492cm" draw:page-number="68" presentation:class="page"/>
          <draw:frame draw:name="Rectangle 80" presentation:style-name="pr41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Examples of Lists and Strings" draw:style-name="dp3" draw:master-page-name="Title_20_and_20_Content_5f_" presentation:presentation-page-layout-name="AL2T11">
        <office:forms form:automatic-focus="false" form:apply-design-mode="false"/>
        <draw:frame draw:name="Title 74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Examples of </text:span><text:span text:style-name="T3">Lists and Strings</text:span></text:p>
          </draw:text-box>
        </draw:frame>
        <draw:frame draw:name="Rectangle 81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Access individual members of a list or string using square bracket notation </text:span></text:p>
              </text:list-item>
              <text:list-item>
                <text:p text:style-name="P8"><text:span text:style-name="T284">Note that all starting counting at 0 not 1</text:span></text:p>
              </text:list-item>
            </text:list>
            <text:p text:style-name="P57"><text:span text:style-name="T362"/></text:p>
            <text:p text:style-name="P57"><text:span text:style-name="T363"/></text:p>
            <text:p text:style-name="P57"><text:span text:style-name="T318">&gt;&gt;&gt;</text:span><text:span text:style-name="T319"> li = [</text:span><text:span text:style-name="T323">“abc”</text:span><text:span text:style-name="T319">, </text:span><text:span text:style-name="T322">34</text:span><text:span text:style-name="T319">, </text:span><text:span text:style-name="T322">4.34</text:span><text:span text:style-name="T319">, </text:span><text:span text:style-name="T322">23</text:span><text:span text:style-name="T319">]</text:span><text:span text:style-name="T318"> </text:span></text:p>
            <text:p text:style-name="P57"><text:span text:style-name="T318">&gt;&gt;&gt;</text:span><text:span text:style-name="T319"> li[1] <text:s text:c="5"/></text:span><text:span text:style-name="T322"># Second item in the list.</text:span></text:p>
            <text:p text:style-name="P57"><text:span text:style-name="T325"><text:s/></text:span><text:span text:style-name="T325">34</text:span></text:p>
            <text:p text:style-name="P57"><text:span text:style-name="T363"/></text:p>
            <text:p text:style-name="P57"><text:span text:style-name="T318">&gt;&gt;&gt;</text:span><text:span text:style-name="T319"> st = </text:span><text:span text:style-name="T323">“Hello World”</text:span></text:p>
            <text:p text:style-name="P57"><text:span text:style-name="T318">&gt;&gt;&gt;</text:span><text:span text:style-name="T319"> st[1] <text:s text:c="2"/></text:span><text:span text:style-name="T322"># Second character in string.</text:span></text:p>
            <text:p text:style-name="P57"><text:span text:style-name="T325"><text:s/>‘</text:span><text:span text:style-name="T325">e’</text:span></text:p>
          </draw:text-box>
        </draw:frame>
        <presentation:notes draw:style-name="dp4">
          <draw:page-thumbnail draw:name="Rectangle 82" draw:style-name="gr1" draw:layer="layout" svg:width="17.271cm" svg:height="9.429cm" svg:x="2.159cm" svg:y="3.492cm" draw:page-number="69" presentation:class="page"/>
          <draw:frame draw:name="Rectangle 83" presentation:style-name="pr42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Positive and Negative Indices for Lists" draw:style-name="dp3" draw:master-page-name="Title_20_and_20_Content_5f_" presentation:presentation-page-layout-name="AL2T11">
        <office:forms form:automatic-focus="false" form:apply-design-mode="false"/>
        <draw:frame draw:name="Title 75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Positive and </text:span><text:span text:style-name="T3">Negative Indices </text:span><text:span text:style-name="T3">for Lists</text:span></text:p>
          </draw:text-box>
        </draw:frame>
        <draw:frame draw:name="Rectangle 84" presentation:style-name="pr7" draw:text-style-name="P10" draw:layer="layout" svg:width="26.368cm" svg:height="15.927cm" svg:x="0.64cm" svg:y="3.577cm" presentation:class="outline" presentation:user-transformed="true">
          <draw:text-box>
            <text:p text:style-name="P16"><text:span text:style-name="T364">&gt;&gt;&gt;</text:span><text:span text:style-name="T365"> myList = [</text:span><text:span text:style-name="T366">23</text:span><text:span text:style-name="T365">, </text:span><text:span text:style-name="T367">‘abc’</text:span><text:span text:style-name="T365">, </text:span><text:span text:style-name="T366">4.56</text:span><text:span text:style-name="T365">, [</text:span><text:span text:style-name="T366">2</text:span><text:span text:style-name="T365">,</text:span><text:span text:style-name="T366">3</text:span><text:span text:style-name="T365">], </text:span><text:span text:style-name="T367">‘def’</text:span><text:span text:style-name="T368">]</text:span></text:p>
            <text:p text:style-name="P16"><text:span text:style-name="T61">Positive index: count from the left, starting with 0</text:span></text:p>
            <text:p text:style-name="P77"><text:span text:style-name="T341"><text:s/></text:span><text:span text:style-name="T364">&gt;&gt;&gt; </text:span><text:span text:style-name="T369">myList</text:span><text:span text:style-name="T365">[</text:span><text:span text:style-name="T366">1</text:span><text:span text:style-name="T365">] </text:span></text:p>
            <text:p text:style-name="P77"><text:span text:style-name="T370">‘</text:span><text:span text:style-name="T370">abc’</text:span></text:p>
            <text:p text:style-name="P16"><text:span text:style-name="T61">Negative index: count from right, starting with –1</text:span></text:p>
            <text:p text:style-name="P77"><text:span text:style-name="T364">&gt;&gt;&gt;</text:span><text:span text:style-name="T365"> </text:span><text:span text:style-name="T369">myList</text:span><text:span text:style-name="T365">[</text:span><text:span text:style-name="T366">-3</text:span><text:span text:style-name="T365">] </text:span></text:p>
            <text:p text:style-name="P77"><text:span text:style-name="T370">4.56</text:span></text:p>
            <text:p text:style-name="P78"><text:span text:style-name="T54">Number of items in a list: </text:span><text:span text:style-name="T371">len</text:span><text:span text:style-name="T372">(listname)</text:span></text:p>
            <text:p text:style-name="P78"><text:span text:style-name="T373"><text:s text:c="2"/></text:span><text:span text:style-name="T373">&gt;&gt;&gt; </text:span><text:span text:style-name="T286">len</text:span><text:span text:style-name="T374">(</text:span><text:span text:style-name="T375">myList</text:span><text:span text:style-name="T374">)</text:span></text:p>
            <text:p text:style-name="P78"><text:span text:style-name="T376"><text:s text:c="2"/></text:span><text:span text:style-name="T376">5 <text:s text:c="3"/></text:span><text:span text:style-name="T377"># [2,3] in myList is another list so it is treated as a item </text:span></text:p>
            <text:p text:style-name="P78"><text:span text:style-name="T378"/></text:p>
            <text:p text:style-name="P78"><text:span text:style-name="T376"/></text:p>
            <text:p text:style-name="P77"><text:span text:style-name="T376"/></text:p>
          </draw:text-box>
        </draw:frame>
        <presentation:notes draw:style-name="dp4">
          <draw:page-thumbnail draw:name="Rectangle 85" draw:style-name="gr1" draw:layer="layout" svg:width="17.271cm" svg:height="9.429cm" svg:x="2.159cm" svg:y="3.492cm" draw:page-number="70" presentation:class="page"/>
          <draw:frame draw:name="Rectangle 86" presentation:style-name="pr43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List Example" draw:style-name="dp3" draw:master-page-name="Title_20_and_20_Content_5f_" presentation:presentation-page-layout-name="AL2T11">
        <office:forms form:automatic-focus="false" form:apply-design-mode="false"/>
        <draw:frame draw:name="Title 76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List Example</text:span></text:p>
          </draw:text-box>
        </draw:frame>
        <draw:frame draw:name="Content Placeholder 40" presentation:style-name="pr11" draw:text-style-name="P37" draw:layer="layout" svg:width="12.674cm" svg:height="17.64cm" svg:x="0.64cm" svg:y="3.517cm" presentation:class="outline" presentation:user-transformed="true">
          <draw:text-box>
            <text:p text:style-name="P16"><text:span text:style-name="T379"># create course to run</text:span></text:p>
            <text:p text:style-name="P16"><text:span text:style-name="T379">Course=[[</text:span><text:span text:style-name="T380">'fwd'</text:span><text:span text:style-name="T379">,</text:span><text:span text:style-name="T381">360</text:span><text:span text:style-name="T379">,</text:span><text:span text:style-name="T381">1000</text:span><text:span text:style-name="T379">],</text:span></text:p>
            <text:p text:style-name="P16"><text:span text:style-name="T379"><text:tab/></text:span><text:span text:style-name="T379"> </text:span><text:span text:style-name="T379">[</text:span><text:span text:style-name="T380">'back'</text:span><text:span text:style-name="T379">,</text:span><text:span text:style-name="T381">360</text:span><text:span text:style-name="T379">,</text:span><text:span text:style-name="T381">500</text:span><text:span text:style-name="T379">],</text:span></text:p>
            <text:p text:style-name="P16"><text:span text:style-name="T379"><text:tab/></text:span><text:span text:style-name="T379"> </text:span><text:span text:style-name="T379">[</text:span><text:span text:style-name="T380">'turn'</text:span><text:span text:style-name="T379">,-</text:span><text:span text:style-name="T381">90</text:span><text:span text:style-name="T379">,</text:span><text:span text:style-name="T381">200</text:span><text:span text:style-name="T379">]]</text:span></text:p>
            <text:p text:style-name="P16"><text:span text:style-name="T379"/></text:p>
            <text:p text:style-name="P16"><text:span text:style-name="T379"># loop through the list and run functions to execute the course</text:span></text:p>
            <text:p text:style-name="P16"><text:span text:style-name="T379">CourseStep=</text:span><text:span text:style-name="T381">0</text:span></text:p>
            <text:p text:style-name="P16"><text:span text:style-name="T382">while</text:span><text:span text:style-name="T379"> CourseStep &lt; </text:span><text:span text:style-name="T382">len</text:span><text:span text:style-name="T379">(Course):</text:span></text:p>
            <text:p text:style-name="P14"><text:span text:style-name="T383">print(</text:span><text:span text:style-name="T384">"CourseStep="</text:span><text:span text:style-name="T383">,CourseStep)</text:span></text:p>
            <text:p text:style-name="P14"><text:span text:style-name="T383">Cmd=Course[CourseStep][</text:span><text:span text:style-name="T385">0</text:span><text:span text:style-name="T383">]</text:span></text:p>
            <text:p text:style-name="P14"><text:span text:style-name="T383">Angle=Course[CourseStep][</text:span><text:span text:style-name="T385">1</text:span><text:span text:style-name="T383">]</text:span></text:p>
            <text:p text:style-name="P14"><text:span text:style-name="T383">Speed=Course[CourseStep][</text:span><text:span text:style-name="T385">2</text:span><text:span text:style-name="T383">]</text:span></text:p>
            <text:p text:style-name="P14"><text:span text:style-name="T386">if</text:span><text:span text:style-name="T383"> (Cmd == </text:span><text:span text:style-name="T384">'fwd'</text:span><text:span text:style-name="T383">):</text:span></text:p>
            <text:p text:style-name="P55"><text:span text:style-name="T387">print</text:span><text:span text:style-name="T388">(</text:span><text:span text:style-name="T389">"forward "</text:span><text:span text:style-name="T388">,Angle,</text:span><text:span text:style-name="T389">"@"</text:span><text:span text:style-name="T388">,Speed)</text:span></text:p>
            <text:p text:style-name="P55"><text:span text:style-name="T388">MoveFwd(Angle,Speed)</text:span></text:p>
            <text:p text:style-name="P14"><text:span text:style-name="T386">elif</text:span><text:span text:style-name="T383"> (Cmd == </text:span><text:span text:style-name="T384">'back'</text:span><text:span text:style-name="T383">):</text:span></text:p>
            <text:p text:style-name="P55"><text:span text:style-name="T387">print</text:span><text:span text:style-name="T388">(</text:span><text:span text:style-name="T389">"back "</text:span><text:span text:style-name="T388">,Angle,</text:span><text:span text:style-name="T389">"@"</text:span><text:span text:style-name="T388">,Speed)</text:span></text:p>
            <text:p text:style-name="P55"><text:span text:style-name="T388">MoveBack(Angle,Speed)</text:span></text:p>
            <text:p text:style-name="P14"><text:span text:style-name="T386">elif</text:span><text:span text:style-name="T383"> (Cmd == </text:span><text:span text:style-name="T384">'turn'</text:span><text:span text:style-name="T383">):</text:span></text:p>
            <text:p text:style-name="P55"><text:span text:style-name="T388">print(</text:span><text:span text:style-name="T389">"turn "</text:span><text:span text:style-name="T388">,Angle,</text:span><text:span text:style-name="T389">"@"</text:span><text:span text:style-name="T388">,Speed)</text:span></text:p>
            <text:p text:style-name="P55"><text:span text:style-name="T388">Turn(Angle,Speed)</text:span></text:p>
            <text:p text:style-name="P14"><text:span text:style-name="T383">CourseStep = CourseStep + </text:span><text:span text:style-name="T385">1</text:span></text:p>
            <text:p text:style-name="P14"><text:span text:style-name="T386">print</text:span><text:span text:style-name="T383">(</text:span><text:span text:style-name="T384">"done"</text:span><text:span text:style-name="T383">)</text:span><text:span text:style-name="T383"><text:line-break/></text:span><text:span text:style-name="T383"/></text:p>
            <text:p text:style-name="P16"><text:span text:style-name="T5"/></text:p>
          </draw:text-box>
        </draw:frame>
        <draw:custom-shape draw:name="TextBox 30" draw:style-name="gr54" draw:text-style-name="P49" draw:layer="layout" svg:width="13.983cm" svg:height="7.871cm" svg:x="13.315cm" svg:y="3.552cm">
          <text:p text:style-name="P47"><text:span text:style-name="T116">boyd@bigsky ~ % /usr/local/bin/python3 list_and_functions.py</text:span></text:p>
          <text:p text:style-name="P47"><text:span text:style-name="T116">CourseStep= 0</text:span></text:p>
          <text:p text:style-name="P47"><text:span text:style-name="T116">forward <text:s/>360 @ 1000</text:span></text:p>
          <text:p text:style-name="P47"><text:span text:style-name="T116">CourseStep= 1</text:span></text:p>
          <text:p text:style-name="P47"><text:span text:style-name="T116">back <text:s/>360 @ 500</text:span></text:p>
          <text:p text:style-name="P47"><text:span text:style-name="T116">CourseStep= 2</text:span></text:p>
          <text:p text:style-name="P47"><text:span text:style-name="T116">turn <text:s/>-90 @ 200</text:span></text:p>
          <text:p text:style-name="P47"><text:span text:style-name="T116">done</text:span></text:p>
          <text:p text:style-name="P47"><text:span text:style-name="T116">boyd@bigsky ~ 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71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dding To Lists" draw:style-name="dp3" draw:master-page-name="Title_20_and_20_Content_5f_" presentation:presentation-page-layout-name="AL2T11">
        <office:forms form:automatic-focus="false" form:apply-design-mode="false"/>
        <draw:frame draw:name="Title 77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Adding To Lists</text:span></text:p>
          </draw:text-box>
        </draw:frame>
        <draw:frame draw:name="Content Placeholder 41" presentation:style-name="pr7" draw:text-style-name="P10" draw:layer="layout" svg:width="26.368cm" svg:height="6.816cm" svg:x="0.64cm" svg:y="3.517cm" presentation:class="outline" presentation:user-transformed="true">
          <draw:text-box>
            <text:list text:style-name="L2">
              <text:list-item>
                <text:p text:style-name="P8"><text:span text:style-name="T390">The </text:span><text:span text:style-name="T391">append</text:span><text:span text:style-name="T390"> function is used to add items to the end of a </text:span><text:span text:style-name="T390">list</text:span></text:p>
              </text:list-item>
            </text:list>
            <text:p text:style-name="P16"><text:span text:style-name="T392"><text:tab/></text:span><text:span text:style-name="T393">listname</text:span><text:span text:style-name="T8">.</text:span><text:span text:style-name="T169">append</text:span><text:span text:style-name="T8">(</text:span><text:span text:style-name="T393">value)</text:span></text:p>
            <text:list text:continue-numbering="true" text:style-name="L2">
              <text:list-item>
                <text:p text:style-name="P16"><text:span text:style-name="T394">The </text:span><text:span text:style-name="T395">insert </text:span><text:span text:style-name="T394">function is used to add item to a specific </text:span><text:span text:style-name="T394">location in a list</text:span></text:p>
              </text:list-item>
            </text:list>
            <text:p text:style-name="P14"><text:span text:style-name="T396"><text:tab/></text:span><text:span text:style-name="T393">listname</text:span><text:span text:style-name="T8">.</text:span><text:span text:style-name="T169">insert</text:span><text:span text:style-name="T8">(position, </text:span><text:span text:style-name="T393">value)</text:span></text:p>
            <text:p text:style-name="P16"><text:span text:style-name="T397"/></text:p>
            <text:p text:style-name="P16"><text:span text:style-name="T397"/></text:p>
            <text:p text:style-name="P16"><text:span text:style-name="T397"/></text:p>
            <text:p text:style-name="P55"><text:span text:style-name="T398"/></text:p>
            <text:p text:style-name="P55"><text:span text:style-name="T394"/></text:p>
            <text:p text:style-name="P16"><text:span text:style-name="T397"/></text:p>
            <text:p text:style-name="P14"><text:span text:style-name="T394"/></text:p>
            <text:p text:style-name="P16"><text:span text:style-name="T397"/></text:p>
            <text:p text:style-name="P16"><text:span text:style-name="T397"/></text:p>
            <text:p text:style-name="P16"><text:span text:style-name="T36"/></text:p>
          </draw:text-box>
        </draw:frame>
        <draw:custom-shape draw:name="Content Placeholder 42" draw:style-name="gr55" draw:text-style-name="P80" draw:layer="layout" svg:width="12.674cm" svg:height="9.519cm" svg:x="0.64cm" svg:y="11.618cm">
          <text:p text:style-name="P79"><text:span text:style-name="T399">colorsList = [</text:span><text:span text:style-name="T400">'red'</text:span><text:span text:style-name="T399">,</text:span><text:span text:style-name="T400"> 'orange'</text:span><text:span text:style-name="T399">, </text:span><text:span text:style-name="T400">'yellow'</text:span><text:span text:style-name="T399">]</text:span></text:p>
          <text:p text:style-name="P79"><text:span text:style-name="T399">print("colorsList=", colorsList)</text:span></text:p>
          <text:p text:style-name="P79"><text:span text:style-name="T399"/></text:p>
          <text:p text:style-name="P79"><text:span text:style-name="T399">colorsList.</text:span><text:span text:style-name="T401">append</text:span><text:span text:style-name="T399">(</text:span><text:span text:style-name="T400">'blue'</text:span><text:span text:style-name="T399">)</text:span></text:p>
          <text:p text:style-name="P79"><text:span text:style-name="T401">print</text:span><text:span text:style-name="T399">("colorsList=", colorsList)</text:span></text:p>
          <text:p text:style-name="P79"><text:span text:style-name="T399"/></text:p>
          <text:p text:style-name="P79"><text:span text:style-name="T399">colorsList.</text:span><text:span text:style-name="T401">insert</text:span><text:span text:style-name="T399">(</text:span><text:span text:style-name="T402">3</text:span><text:span text:style-name="T399">,</text:span><text:span text:style-name="T400">'green'</text:span><text:span text:style-name="T399">)</text:span></text:p>
          <text:p text:style-name="P79"><text:span text:style-name="T399">print("colorsList=", colors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6" draw:text-style-name="P49" draw:layer="layout" svg:width="13.983cm" svg:height="4.823cm" svg:x="13.824cm" svg:y="11.618cm">
          <text:p text:style-name="P47"><text:span text:style-name="T116">boyd@bigsky ~ % /usr/local/bin/python3 manipulating_lists.py </text:span></text:p>
          <text:p text:style-name="P47"><text:span text:style-name="T116">colorsList= ['red', 'orange', 'yellow']</text:span></text:p>
          <text:p text:style-name="P47"><text:span text:style-name="T116">colorsList= ['red', 'orange', 'yellow', 'blue']</text:span></text:p>
          <text:p text:style-name="P47"><text:span text:style-name="T116">colorsList= ['red', 'orange', 'yellow', 'green', 'blue']</text:span></text:p>
          <text:p text:style-name="P47"><text:span text:style-name="T116">boyd@bigsky ~ %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72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Removing From Lists" draw:style-name="dp3" draw:master-page-name="Title_20_and_20_Content_5f_" presentation:presentation-page-layout-name="AL2T11">
        <office:forms form:automatic-focus="false" form:apply-design-mode="false"/>
        <draw:frame draw:name="Title 78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Removing From </text:span><text:span text:style-name="T3">Lists</text:span></text:p>
          </draw:text-box>
        </draw:frame>
        <draw:frame draw:name="Content Placeholder 43" presentation:style-name="pr7" draw:text-style-name="P10" draw:layer="layout" svg:width="26.368cm" svg:height="6.816cm" svg:x="0.64cm" svg:y="3.517cm" presentation:class="outline" presentation:user-transformed="true">
          <draw:text-box>
            <text:list text:style-name="L2">
              <text:list-item>
                <text:p text:style-name="P8"><text:span text:style-name="T390">The </text:span><text:span text:style-name="T391">remove</text:span><text:span text:style-name="T390"> function is used to remove an item from list</text:span></text:p>
              </text:list-item>
            </text:list>
            <text:p text:style-name="P16"><text:span text:style-name="T392"><text:tab/></text:span><text:span text:style-name="T393">listname</text:span><text:span text:style-name="T8">.</text:span><text:span text:style-name="T169">remove</text:span><text:span text:style-name="T8">(</text:span><text:span text:style-name="T393">value)</text:span></text:p>
            <text:list text:continue-numbering="true" text:style-name="L2">
              <text:list-item>
                <text:p text:style-name="P16"><text:span text:style-name="T394">The </text:span><text:span text:style-name="T395">pop </text:span><text:span text:style-name="T394">function is used to add item to a specific location </text:span><text:span text:style-name="T394">in a list</text:span></text:p>
              </text:list-item>
            </text:list>
            <text:p text:style-name="P14"><text:span text:style-name="T396"><text:tab/></text:span><text:span text:style-name="T393">listname</text:span><text:span text:style-name="T8">.</text:span><text:span text:style-name="T169">pop</text:span><text:span text:style-name="T8">(position, </text:span><text:span text:style-name="T393">value)</text:span></text:p>
            <text:p text:style-name="P16"><text:span text:style-name="T397"/></text:p>
            <text:p text:style-name="P16"><text:span text:style-name="T397"/></text:p>
            <text:p text:style-name="P16"><text:span text:style-name="T397"/></text:p>
            <text:p text:style-name="P55"><text:span text:style-name="T398"/></text:p>
            <text:p text:style-name="P55"><text:span text:style-name="T394"/></text:p>
            <text:p text:style-name="P16"><text:span text:style-name="T397"/></text:p>
            <text:p text:style-name="P14"><text:span text:style-name="T394"/></text:p>
            <text:p text:style-name="P16"><text:span text:style-name="T397"/></text:p>
            <text:p text:style-name="P16"><text:span text:style-name="T397"/></text:p>
            <text:p text:style-name="P16"><text:span text:style-name="T36"/></text:p>
          </draw:text-box>
        </draw:frame>
        <draw:custom-shape draw:name="Content Placeholder 44" draw:style-name="gr57" draw:text-style-name="P80" draw:layer="layout" svg:width="12.383cm" svg:height="11.251cm" svg:x="0.64cm" svg:y="10.212cm">
          <text:p text:style-name="P79"><text:span text:style-name="T399">colorsList = [</text:span><text:span text:style-name="T400">'red'</text:span><text:span text:style-name="T399">,</text:span><text:span text:style-name="T400"> 'orange'</text:span><text:span text:style-name="T399">, </text:span><text:span text:style-name="T400">'yellow'</text:span><text:span text:style-name="T399">]</text:span></text:p>
          <text:p text:style-name="P79"><text:span text:style-name="T399">print("colorsList=", colorsList)</text:span></text:p>
          <text:p text:style-name="P79"><text:span text:style-name="T399"/></text:p>
          <text:p text:style-name="P79"><text:span text:style-name="T399">colorsList.</text:span><text:span text:style-name="T401">append</text:span><text:span text:style-name="T399">(</text:span><text:span text:style-name="T400">'blue'</text:span><text:span text:style-name="T399">)</text:span></text:p>
          <text:p text:style-name="P79"><text:span text:style-name="T401">print</text:span><text:span text:style-name="T399">("colorsList=", colorsList)</text:span></text:p>
          <text:p text:style-name="P79"><text:span text:style-name="T399"/></text:p>
          <text:p text:style-name="P79"><text:span text:style-name="T399">colorsList.</text:span><text:span text:style-name="T401">insert</text:span><text:span text:style-name="T399">(3,</text:span><text:span text:style-name="T400">'green'</text:span><text:span text:style-name="T399">)</text:span></text:p>
          <text:p text:style-name="P79"><text:span text:style-name="T399">print("colorsList=", colorsList)</text:span></text:p>
          <text:p text:style-name="P79"><text:span text:style-name="T399"/></text:p>
          <text:p text:style-name="P79"><text:span text:style-name="T399">colorsList.</text:span><text:span text:style-name="T401">remove</text:span><text:span text:style-name="T399">(</text:span><text:span text:style-name="T400">'blue'</text:span><text:span text:style-name="T399">)</text:span></text:p>
          <text:p text:style-name="P79"><text:span text:style-name="T399">print("colorsList=", colorsList)</text:span></text:p>
          <text:p text:style-name="P79"><text:span text:style-name="T399"/></text:p>
          <text:p text:style-name="P79"><text:span text:style-name="T399">colorsList.</text:span><text:span text:style-name="T401">pop</text:span><text:span text:style-name="T399">(3)</text:span></text:p>
          <text:p text:style-name="P79"><text:span text:style-name="T399">print("colorsList=", colors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8" draw:text-style-name="P49" draw:layer="layout" svg:width="13.983cm" svg:height="6.181cm" svg:x="13.416cm" svg:y="10.212cm">
          <text:p text:style-name="P47"><text:span text:style-name="T403">boyd@bigsky % python3 manipulating_lists.py</text:span></text:p>
          <text:p text:style-name="P47"><text:span text:style-name="T403">colorsList= ['red', 'orange', 'yellow']</text:span></text:p>
          <text:p text:style-name="P47"><text:span text:style-name="T403">colorsList= ['red', 'orange', 'yellow', 'blue']</text:span></text:p>
          <text:p text:style-name="P47"><text:span text:style-name="T403">colorsList= ['red', 'orange', 'yellow', 'green', 'blue']</text:span></text:p>
          <text:p text:style-name="P47"><text:span text:style-name="T403">colorsList= ['red', 'orange', 'yellow', 'green']</text:span></text:p>
          <text:p text:style-name="P47"><text:span text:style-name="T403">colorsList= ['red', 'orange', 'yellow']</text:span></text:p>
          <text:p text:style-name="P47"><text:span text:style-name="T403">boyd@bigsky %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cm" svg:height="10.476cm" svg:x="1.199cm" svg:y="2.123cm" draw:page-number="73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Other List Functions" draw:style-name="dp3" draw:master-page-name="Title_20_and_20_Content_5f_" presentation:presentation-page-layout-name="AL2T11">
        <office:forms form:automatic-focus="false" form:apply-design-mode="false"/>
        <draw:frame draw:name="Title 7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Other List </text:span><text:span text:style-name="T3">Functions</text:span></text:p>
          </draw:text-box>
        </draw:frame>
        <draw:frame draw:name="Content Placeholder 45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5">Some other list functions including:</text:span></text:p>
              </text:list-item>
            </text:list>
            <text:p text:style-name="P8"><text:span text:style-name="T5"/></text:p>
            <text:p text:style-name="P14"><text:span text:style-name="T404">clear()</text:span><text:span text:style-name="T19"><text:tab/></text:span><text:span text:style-name="T19"><text:tab/></text:span><text:span text:style-name="T19">Removes all the elements from the list</text:span></text:p>
            <text:p text:style-name="P14"><text:span text:style-name="T404">copy()</text:span><text:span text:style-name="T19"><text:tab/></text:span><text:span text:style-name="T19"><text:tab/></text:span><text:span text:style-name="T19">Makes a copy of the list</text:span></text:p>
            <text:p text:style-name="P14"><text:span text:style-name="T404">index()</text:span><text:span text:style-name="T404"><text:tab/></text:span><text:span text:style-name="T404"><text:tab/></text:span><text:span text:style-name="T19">Returns the index of the first element with the specified value</text:span></text:p>
            <text:p text:style-name="P14"><text:span text:style-name="T404">reverse()</text:span><text:span text:style-name="T19"><text:tab/></text:span><text:span text:style-name="T19">Reverses the order of the list</text:span></text:p>
            <text:p text:style-name="P14"><text:span text:style-name="T404">sort()</text:span><text:span text:style-name="T19"><text:tab/></text:span><text:span text:style-name="T19"><text:tab/></text:span><text:span text:style-name="T19">Sorts the list</text:span></text:p>
            <text:p text:style-name="P16"><text:span text:style-name="T36"/></text:p>
            <text:p text:style-name="P16"><text:span text:style-name="T36"/></text:p>
          </draw:text-box>
        </draw:frame>
        <presentation:notes draw:style-name="dp2">
          <draw:page-thumbnail draw:style-name="gr1" draw:layer="layout" svg:width="19.19cm" svg:height="10.476cm" svg:x="1.199cm" svg:y="2.123cm" draw:page-number="74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ssert Statement" draw:style-name="dp3" draw:master-page-name="Title_20_and_20_Content_5f_" presentation:presentation-page-layout-name="AL2T11">
        <office:forms form:automatic-focus="false" form:apply-design-mode="false"/>
        <draw:frame draw:name="Title 97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assert</text:span><text:span text:style-name="T221"> </text:span><text:span text:style-name="T221">Statement</text:span></text:p>
          </draw:text-box>
        </draw:frame>
        <draw:frame draw:name="Rectangle 87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31"><text:span text:style-name="T56">An </text:span><text:span text:style-name="T203">assert</text:span><text:span text:style-name="T283"> </text:span><text:span text:style-name="T68">statement will check to make sure that something is true during the course of a program.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69">If the condition if false, the program stops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32"><text:span text:style-name="T359">(more accurately: the program throws an exception)</text:span></text:p>
                      </text:list-item>
                    </text:list>
                  </text:list-item>
                </text:list>
              </text:list-item>
            </text:list>
            <text:p text:style-name="P31"><text:span text:style-name="T68"/></text:p>
            <text:p text:style-name="P81"><text:span text:style-name="T405"><text:tab/></text:span><text:span text:style-name="T405"><text:tab/></text:span><text:span text:style-name="T286">assert</text:span><text:span text:style-name="T405">(number_of_players &lt; 5)</text:span></text:p>
            <text:p text:style-name="P43"><text:span text:style-name="T405"/></text:p>
            <text:list text:style-name="L48">
              <text:list-item>
                <text:p text:style-name="P43"><text:span text:style-name="T406"><text:s/></text:span><text:span text:style-name="T286">assert</text:span><text:span text:style-name="T406"> is frequently used in programs to support debugging and to stop program execution in situations where something “should never” happen.</text:span></text:p>
              </text:list-item>
            </text:list>
            <text:list text:style-name="L49">
              <text:list-item>
                <text:list>
                  <text:list-item>
                    <text:p text:style-name="P44"><text:span text:style-name="T407">It is not a clean way to stop a program and should be used sparingly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88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89" draw:style-name="gr1" draw:layer="layout" svg:width="17.271cm" svg:height="9.429cm" svg:x="2.159cm" svg:y="3.492cm" draw:page-number="75" presentation:class="page"/>
          <draw:frame draw:name="Rectangle 90" presentation:style-name="pr4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String Functions" draw:style-name="dp3" draw:master-page-name="Two_20_Content_5f_">
        <office:forms form:automatic-focus="false" form:apply-design-mode="false"/>
        <draw:frame draw:name="Content Placeholder 62" presentation:style-name="pr45" draw:text-style-name="P10" draw:layer="layout" svg:width="13.271cm" svg:height="15.846cm" svg:x="0.523cm" svg:y="3.598cm" presentation:class="outline" presentation:user-transformed="true">
          <draw:text-box>
            <text:list text:style-name="L29">
              <text:list-item>
                <text:p text:style-name="P8"><text:span text:style-name="T408">Count appearance of substrings: </text:span></text:p>
              </text:list-item>
            </text:list>
            <text:list text:style-name="L50">
              <text:list-item>
                <text:list>
                  <text:list-item>
                    <text:p text:style-name="P13"><text:span text:style-name="T409">s.</text:span><text:span text:style-name="T410">count</text:span><text:span text:style-name="T409">(</text:span><text:span text:style-name="T411">sub [, start[, end]]</text:span><text:span text:style-name="T409">)</text:span><text:span text:style-name="T412"> </text:span></text:p>
                  </text:list-item>
                </text:list>
              </text:list-item>
            </text:list>
            <text:p text:style-name="P13"><text:span text:style-name="T413"/></text:p>
            <text:list text:style-name="L35">
              <text:list-item>
                <text:p text:style-name="P8"><text:span text:style-name="T408">Begins/ends with a substring? </text:span></text:p>
              </text:list-item>
            </text:list>
            <text:list text:style-name="L50">
              <text:list-item>
                <text:list>
                  <text:list-item>
                    <text:p text:style-name="P13"><text:span text:style-name="T409">s.</text:span><text:span text:style-name="T410">startswith</text:span><text:span text:style-name="T409">(</text:span><text:span text:style-name="T411">sub[, start[, end]]</text:span><text:span text:style-name="T409">)</text:span></text:p>
                  </text:list-item>
                  <text:list-item>
                    <text:p text:style-name="P13"><text:span text:style-name="T409">s.</text:span><text:span text:style-name="T410">endswith</text:span><text:span text:style-name="T409">(</text:span><text:span text:style-name="T411">sub[, start[, end]]</text:span><text:span text:style-name="T409">)</text:span></text:p>
                  </text:list-item>
                </text:list>
              </text:list-item>
            </text:list>
            <text:p text:style-name="P13"><text:span text:style-name="T414"/></text:p>
            <text:list text:style-name="L35">
              <text:list-item>
                <text:p text:style-name="P8"><text:span text:style-name="T408">All capital/lowercase letters: <text:s/></text:span></text:p>
              </text:list-item>
            </text:list>
            <text:list text:style-name="L50">
              <text:list-item>
                <text:list>
                  <text:list-item>
                    <text:p text:style-name="P13"><text:span text:style-name="T409">s.</text:span><text:span text:style-name="T410">upper</text:span><text:span text:style-name="T409">() , s.</text:span><text:span text:style-name="T410">lower</text:span><text:span text:style-name="T409">()</text:span><text:span text:style-name="T412"> </text:span></text:p>
                  </text:list-item>
                </text:list>
              </text:list-item>
            </text:list>
            <text:p text:style-name="P13"><text:span text:style-name="T413"/></text:p>
            <text:list text:style-name="L35">
              <text:list-item>
                <text:p text:style-name="P8"><text:span text:style-name="T408">Remove whitespace: </text:span></text:p>
              </text:list-item>
            </text:list>
            <text:list text:style-name="L50">
              <text:list-item>
                <text:list>
                  <text:list-item>
                    <text:p text:style-name="P13"><text:span text:style-name="T415">s.</text:span><text:span text:style-name="T416">strip</text:span><text:span text:style-name="T415">(</text:span><text:span text:style-name="T417">[chars]</text:span><text:span text:style-name="T415">)</text:span></text:p>
                  </text:list-item>
                </text:list>
              </text:list-item>
            </text:list>
          </draw:text-box>
        </draw:frame>
        <draw:frame draw:name="Content Placeholder 63" presentation:style-name="pr45" draw:text-style-name="P10" draw:layer="layout" svg:width="13.271cm" svg:height="15.846cm" svg:x="14.144cm" svg:y="3.598cm" presentation:class="outline" presentation:user-transformed="true">
          <draw:text-box>
            <text:list text:style-name="L29">
              <text:list-item>
                <text:p text:style-name="P8"><text:span text:style-name="T408">Split at substring: </text:span></text:p>
              </text:list-item>
            </text:list>
            <text:list text:style-name="L50">
              <text:list-item>
                <text:list>
                  <text:list-item>
                    <text:p text:style-name="P13"><text:span text:style-name="T409">s.</text:span><text:span text:style-name="T410">split</text:span><text:span text:style-name="T409">(</text:span><text:span text:style-name="T411">[sub [,maxsplit]]</text:span><text:span text:style-name="T409">)</text:span></text:p>
                  </text:list-item>
                </text:list>
              </text:list-item>
            </text:list>
            <text:p text:style-name="P14"><text:span text:style-name="T413"/></text:p>
            <text:list text:style-name="L15">
              <text:list-item>
                <text:p text:style-name="P16"><text:span text:style-name="T408">Find position of substring: <text:s/></text:span></text:p>
              </text:list-item>
            </text:list>
            <text:list text:style-name="L50">
              <text:list-item>
                <text:list>
                  <text:list-item>
                    <text:p text:style-name="P15"><text:span text:style-name="T415">s.</text:span><text:span text:style-name="T416">index</text:span><text:span text:style-name="T415">(</text:span><text:span text:style-name="T417">sub[, start[, end]]</text:span><text:span text:style-name="T415">)</text:span></text:p>
                  </text:list-item>
                </text:list>
              </text:list-item>
            </text:list>
            <text:p text:style-name="P15"><text:span text:style-name="T414"/></text:p>
            <text:list text:style-name="L35">
              <text:list-item>
                <text:p text:style-name="P16"><text:span text:style-name="T408">Replace a substring: </text:span></text:p>
              </text:list-item>
            </text:list>
            <text:list text:style-name="L50">
              <text:list-item>
                <text:list>
                  <text:list-item>
                    <text:p text:style-name="P15"><text:span text:style-name="T415">s.</text:span><text:span text:style-name="T416">replace</text:span><text:span text:style-name="T415">(</text:span><text:span text:style-name="T417">old, new[, count]</text:span><text:span text:style-name="T415">)</text:span></text:p>
                  </text:list-item>
                </text:list>
              </text:list-item>
            </text:list>
            <text:p text:style-name="P15"><text:span text:style-name="T413"/></text:p>
          </draw:text-box>
        </draw:frame>
        <draw:frame draw:name="Title 98" presentation:style-name="pr16" draw:text-style-name="P12" draw:layer="layout" svg:width="27.939cm" svg:height="2.757cm" svg:x="0cm" svg:y="0cm" presentation:class="title" presentation:user-transformed="true">
          <draw:text-box>
            <text:p text:style-name="P6"><text:span text:style-name="T3">String Functions</text:span></text:p>
          </draw:text-box>
        </draw:frame>
        <presentation:notes draw:style-name="dp2">
          <draw:page-thumbnail draw:style-name="gr1" draw:layer="layout" svg:width="19.19cm" svg:height="10.476cm" svg:x="1.199cm" svg:y="2.123cm" draw:page-number="76" presentation:class="page"/>
          <draw:frame presentation:style-name="pr17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Slicing: Returning a copy of a subset of Sequence" draw:style-name="dp3" draw:master-page-name="Title_20_and_20_Content_5f_" presentation:presentation-page-layout-name="AL2T11">
        <office:forms form:automatic-focus="false" form:apply-design-mode="false"/>
        <draw:frame draw:name="Title 101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Slicing: </text:span><text:span text:style-name="T3">Returning a </text:span><text:span text:style-name="T3">copy of a subset </text:span><text:span text:style-name="T3">of Sequence</text:span></text:p>
          </draw:text-box>
        </draw:frame>
        <draw:frame draw:name="Rectangle 91" presentation:style-name="pr5" draw:text-style-name="P10" draw:layer="layout" svg:width="26.368cm" svg:height="15.927cm" svg:x="0.64cm" svg:y="3.517cm" presentation:class="outline" presentation:user-transformed="true">
          <draw:text-box>
            <text:p text:style-name="P16"><text:span text:style-name="T364">&gt;&gt;&gt;</text:span><text:span text:style-name="T365"> t = (23, </text:span><text:span text:style-name="T418">‘abc’</text:span><text:span text:style-name="T365">, 4.56, (2,3), </text:span><text:span text:style-name="T418">‘def’</text:span><text:span text:style-name="T365">)</text:span></text:p>
            <text:p text:style-name="P16"><text:span text:style-name="T188"/></text:p>
            <text:p text:style-name="P16"><text:span text:style-name="T61">Return a copy of the container with a subset of the original members. <text:s/>Start copying at the first index, and stop copying </text:span><text:span text:style-name="T419">before</text:span><text:span text:style-name="T61"> second.</text:span></text:p>
            <text:p text:style-name="P77"><text:span text:style-name="T364">&gt;&gt;&gt;</text:span><text:span text:style-name="T365"> t[1:4]</text:span><text:span text:style-name="T365"><text:tab/></text:span></text:p>
            <text:p text:style-name="P77"><text:span text:style-name="T370">(‘abc’, 4.56, (2,3))</text:span></text:p>
            <text:p text:style-name="P16"><text:span text:style-name="T61">Negative indices count from end</text:span></text:p>
            <text:p text:style-name="P77"><text:span text:style-name="T364">&gt;&gt;&gt;</text:span><text:span text:style-name="T365"> t[1:-1]</text:span></text:p>
            <text:p text:style-name="P77"><text:span text:style-name="T370">(‘abc’, 4.56, (2,3))</text:span></text:p>
          </draw:text-box>
        </draw:frame>
        <presentation:notes draw:style-name="dp4">
          <draw:page-thumbnail draw:name="Rectangle 92" draw:style-name="gr1" draw:layer="layout" svg:width="17.271cm" svg:height="9.429cm" svg:x="2.159cm" svg:y="3.492cm" draw:page-number="77" presentation:class="page"/>
          <draw:frame draw:name="Rectangle 93" presentation:style-name="pr46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More on Slicing" draw:style-name="dp3" draw:master-page-name="Title_20_and_20_Content_5f_" presentation:presentation-page-layout-name="AL2T11">
        <office:forms form:automatic-focus="false" form:apply-design-mode="false"/>
        <draw:frame draw:name="Title 102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More on Slicing</text:span></text:p>
          </draw:text-box>
        </draw:frame>
        <draw:frame draw:name="Rectangle 94" presentation:style-name="pr7" draw:text-style-name="P10" draw:layer="layout" svg:width="26.368cm" svg:height="15.927cm" svg:x="0.64cm" svg:y="3.517cm" presentation:class="outline" presentation:user-transformed="true">
          <draw:text-box>
            <text:p text:style-name="P16"><text:span text:style-name="T364">&gt;&gt;&gt;</text:span><text:span text:style-name="T365"> t = (23, </text:span><text:span text:style-name="T418">‘abc’</text:span><text:span text:style-name="T365">, 4.56, (2,3), </text:span><text:span text:style-name="T418">‘def’</text:span><text:span text:style-name="T365">)</text:span></text:p>
            <text:list text:style-name="L2">
              <text:list-item>
                <text:p text:style-name="P16"><text:span text:style-name="T61">Omit first index to make copy starting from beginning of the container</text:span></text:p>
              </text:list-item>
            </text:list>
            <text:p text:style-name="P16"><text:span text:style-name="T365"><text:tab/></text:span><text:span text:style-name="T364">&gt;&gt;&gt;</text:span><text:span text:style-name="T365"> t[:2] </text:span></text:p>
            <text:p text:style-name="P16"><text:span text:style-name="T370"><text:tab/></text:span><text:span text:style-name="T370">(23, ‘abc’)</text:span></text:p>
            <text:p text:style-name="P16"><text:span text:style-name="T365"/></text:p>
            <text:list text:continue-numbering="true" text:style-name="L2">
              <text:list-item>
                <text:p text:style-name="P16"><text:span text:style-name="T61">Omit second index to make copy starting at first index and going to end</text:span></text:p>
              </text:list-item>
            </text:list>
            <text:p text:style-name="P16"><text:span text:style-name="T342"><text:tab/></text:span><text:span text:style-name="T364">&gt;&gt;&gt;</text:span><text:span text:style-name="T365"> t[2:]</text:span></text:p>
            <text:p text:style-name="P16"><text:span text:style-name="T370"><text:tab/></text:span><text:span text:style-name="T370">(4.56, (2,3), ‘def’)</text:span></text:p>
            <text:p text:style-name="P16"><text:span text:style-name="T370"/></text:p>
            <text:list text:continue-numbering="true" text:style-name="L2">
              <text:list-item>
                <text:p text:style-name="P16"><text:span text:style-name="T61">[ : ] makes a </text:span><text:span text:style-name="T420">copy</text:span><text:span text:style-name="T61"> of an entire sequence</text:span></text:p>
              </text:list-item>
            </text:list>
            <text:p text:style-name="P57"><text:span text:style-name="T365"><text:tab/></text:span><text:span text:style-name="T364">&gt;&gt;&gt;</text:span><text:span text:style-name="T365"> t[:] </text:span></text:p>
            <text:p text:style-name="P57"><text:span text:style-name="T370"><text:tab/></text:span><text:span text:style-name="T370">(23, ‘abc’, 4.56, (2,3), ‘def’)</text:span></text:p>
            <text:p text:style-name="P16"><text:span text:style-name="T370"/></text:p>
          </draw:text-box>
        </draw:frame>
        <presentation:notes draw:style-name="dp4">
          <draw:page-thumbnail draw:name="Rectangle 95" draw:style-name="gr1" draw:layer="layout" svg:width="17.271cm" svg:height="9.429cm" svg:x="2.159cm" svg:y="3.492cm" draw:page-number="78" presentation:class="page"/>
          <draw:frame draw:name="Rectangle 96" presentation:style-name="pr47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The ‘in’ Operator" draw:style-name="dp3" draw:master-page-name="Title_20_and_20_Content_5f_" presentation:presentation-page-layout-name="AL2T11">
        <office:forms form:automatic-focus="false" form:apply-design-mode="false"/>
        <draw:frame draw:name="Title 103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The ‘in’ </text:span><text:span text:style-name="T3">Operator</text:span></text:p>
          </draw:text-box>
        </draw:frame>
        <draw:frame draw:name="Rectangle 97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Boolean test whether a value is inside a sequence:</text:span></text:p>
              </text:list-item>
            </text:list>
            <text:p text:style-name="P82"><text:span text:style-name="T421">&gt;&gt;&gt;</text:span><text:span text:style-name="T422"> t = [1, 2, 4, 5]</text:span></text:p>
            <text:p text:style-name="P82"><text:span text:style-name="T421">&gt;&gt;&gt;</text:span><text:span text:style-name="T422"> 3 </text:span><text:span text:style-name="T423">in</text:span><text:span text:style-name="T422"> t</text:span></text:p>
            <text:p text:style-name="P82"><text:span text:style-name="T424">False</text:span></text:p>
            <text:p text:style-name="P82"><text:span text:style-name="T421">&gt;&gt;&gt;</text:span><text:span text:style-name="T422"> 4 </text:span><text:span text:style-name="T423">in </text:span><text:span text:style-name="T422">t</text:span></text:p>
            <text:p text:style-name="P82"><text:span text:style-name="T424">True</text:span></text:p>
            <text:p text:style-name="P82"><text:span text:style-name="T421">&gt;&gt;&gt;</text:span><text:span text:style-name="T422"> 4 </text:span><text:span text:style-name="T423">not in </text:span><text:span text:style-name="T422">t</text:span></text:p>
            <text:p text:style-name="P82"><text:span text:style-name="T424">False</text:span></text:p>
            <text:list text:style-name="L51">
              <text:list-item>
                <text:p text:style-name="P16"><text:span text:style-name="T425">For strings, tests for substrings</text:span></text:p>
              </text:list-item>
            </text:list>
            <text:p text:style-name="P82"><text:span text:style-name="T426">&gt;&gt;&gt;</text:span><text:span text:style-name="T427"> a = 'abcde'</text:span></text:p>
            <text:p text:style-name="P82"><text:span text:style-name="T426">&gt;&gt;&gt;</text:span><text:span text:style-name="T427"> 'c' </text:span><text:span text:style-name="T428">in</text:span><text:span text:style-name="T427"> a</text:span></text:p>
            <text:p text:style-name="P82"><text:span text:style-name="T427">True</text:span></text:p>
            <text:p text:style-name="P82"><text:span text:style-name="T426">&gt;&gt;&gt;</text:span><text:span text:style-name="T427"> 'cd' </text:span><text:span text:style-name="T428">in</text:span><text:span text:style-name="T427"> a</text:span></text:p>
            <text:p text:style-name="P82"><text:span text:style-name="T429">True</text:span></text:p>
            <text:p text:style-name="P82"><text:span text:style-name="T426">&gt;&gt;&gt;</text:span><text:span text:style-name="T427"> 'ac' </text:span><text:span text:style-name="T428">in</text:span><text:span text:style-name="T427"> a</text:span></text:p>
            <text:p text:style-name="P82"><text:span text:style-name="T429">False</text:span></text:p>
            <text:list text:continue-numbering="true" text:style-name="L51">
              <text:list-item>
                <text:p text:style-name="P16"><text:span text:style-name="T425">Be careful: the </text:span><text:span text:style-name="T430">in</text:span><text:span text:style-name="T425"> keyword is also used in the syntax of </text:span><text:span text:style-name="T430">for</text:span><text:span text:style-name="T431"> </text:span><text:span text:style-name="T430">loops</text:span></text:p>
              </text:list-item>
            </text:list>
          </draw:text-box>
        </draw:frame>
        <presentation:notes draw:style-name="dp4">
          <draw:page-thumbnail draw:name="Rectangle 98" draw:style-name="gr1" draw:layer="layout" svg:width="17.271cm" svg:height="9.429cm" svg:x="2.159cm" svg:y="3.492cm" draw:page-number="79" presentation:class="page"/>
          <draw:frame draw:name="Rectangle 99" presentation:style-name="pr48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Concatenation: Using the + Operator" draw:style-name="dp3" draw:master-page-name="Title_20_and_20_Content_5f_" presentation:presentation-page-layout-name="AL2T11">
        <office:forms form:automatic-focus="false" form:apply-design-mode="false"/>
        <draw:frame draw:name="Title 104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Concatenation: </text:span><text:span text:style-name="T3">Using the + </text:span><text:span text:style-name="T3">Operator</text:span></text:p>
          </draw:text-box>
        </draw:frame>
        <draw:frame draw:name="Rectangle 100" presentation:style-name="pr7" draw:text-style-name="P10" draw:layer="layout" svg:width="26.368cm" svg:height="15.927cm" svg:x="0.64cm" svg:y="3.517cm" presentation:class="outline" presentation:user-transformed="true">
          <draw:text-box>
            <text:p text:style-name="P16"><text:span text:style-name="T61">The + operator produces a </text:span><text:span text:style-name="T432">new</text:span><text:span text:style-name="T61"> <text:s/>tuple, list, or string whose value is the concatenation of its arguments.</text:span></text:p>
            <text:p text:style-name="P16"><text:span text:style-name="T342"/></text:p>
            <text:p text:style-name="P16"><text:span text:style-name="T364">&gt;&gt;&gt;</text:span><text:span text:style-name="T365"> (1, 2, 3) + (4, 5, 6)</text:span></text:p>
            <text:p text:style-name="P16"><text:span text:style-name="T370"><text:s/></text:span><text:span text:style-name="T370">(1, 2, 3, 4, 5, 6)</text:span></text:p>
            <text:p text:style-name="P16"><text:span text:style-name="T370"/></text:p>
            <text:p text:style-name="P16"><text:span text:style-name="T364">&gt;&gt;&gt;</text:span><text:span text:style-name="T365"> [1, 2, 3] + [4, 5, 6]</text:span></text:p>
            <text:p text:style-name="P16"><text:span text:style-name="T370"><text:s/></text:span><text:span text:style-name="T370">[1, 2, 3, 4, 5, 6]</text:span></text:p>
            <text:p text:style-name="P16"><text:span text:style-name="T365"/></text:p>
            <text:p text:style-name="P16"><text:span text:style-name="T364">&gt;&gt;&gt;</text:span><text:span text:style-name="T365"> </text:span><text:span text:style-name="T418">“Hello” </text:span><text:span text:style-name="T365">+</text:span><text:span text:style-name="T418"> “ ” </text:span><text:span text:style-name="T365">+</text:span><text:span text:style-name="T418"> “World”</text:span></text:p>
            <text:p text:style-name="P16"><text:span text:style-name="T370"><text:s/>‘</text:span><text:span text:style-name="T370">Hello World’</text:span></text:p>
          </draw:text-box>
        </draw:frame>
        <presentation:notes draw:style-name="dp4">
          <draw:page-thumbnail draw:name="Rectangle 101" draw:style-name="gr1" draw:layer="layout" svg:width="17.271cm" svg:height="9.429cm" svg:x="2.159cm" svg:y="3.492cm" draw:page-number="80" presentation:class="page"/>
          <draw:frame draw:name="Rectangle 102" presentation:style-name="pr49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Repeating Content in List: The * Operator" draw:style-name="dp3" draw:master-page-name="Title_20_and_20_Content_5f_" presentation:presentation-page-layout-name="AL2T11">
        <office:forms form:automatic-focus="false" form:apply-design-mode="false"/>
        <draw:frame draw:name="Title 105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Repeating </text:span><text:span text:style-name="T3">Content in List: </text:span><text:span text:style-name="T3">The * Operator</text:span></text:p>
          </draw:text-box>
        </draw:frame>
        <draw:frame draw:name="Rectangle 103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The * operator produces a </text:span><text:span text:style-name="T420">new</text:span><text:span text:style-name="T61"> tuple, list, or string that “repeats” the original content.</text:span></text:p>
              </text:list-item>
            </text:list>
            <text:p text:style-name="P57"><text:span text:style-name="T187"/></text:p>
            <text:p text:style-name="P57"><text:span text:style-name="T318">&gt;&gt;&gt;</text:span><text:span text:style-name="T319"> (1, 2, 3) * 3</text:span></text:p>
            <text:p text:style-name="P57"><text:span text:style-name="T325">(1, 2, 3, 1, 2, 3, 1, 2, 3)</text:span></text:p>
            <text:p text:style-name="P57"><text:span text:style-name="T319"/></text:p>
            <text:p text:style-name="P57"><text:span text:style-name="T318">&gt;&gt;&gt;</text:span><text:span text:style-name="T319"> [1, 2, 3] * 3</text:span></text:p>
            <text:p text:style-name="P57"><text:span text:style-name="T325">[1, 2, 3, 1, 2, 3, 1, 2, 3]</text:span></text:p>
            <text:p text:style-name="P57"><text:span text:style-name="T325"/></text:p>
            <text:p text:style-name="P57"><text:span text:style-name="T318">&gt;&gt;&gt;</text:span><text:span text:style-name="T319"> </text:span><text:span text:style-name="T433">“Hello”</text:span><text:span text:style-name="T319"> * 3</text:span></text:p>
            <text:p text:style-name="P57"><text:span text:style-name="T325">‘</text:span><text:span text:style-name="T325">HelloHelloHello’</text:span></text:p>
          </draw:text-box>
        </draw:frame>
        <presentation:notes draw:style-name="dp4">
          <draw:page-thumbnail draw:name="Rectangle 104" draw:style-name="gr1" draw:layer="layout" svg:width="17.271cm" svg:height="9.429cm" svg:x="2.159cm" svg:y="3.492cm" draw:page-number="81" presentation:class="page"/>
          <draw:frame draw:name="Rectangle 105" presentation:style-name="pr50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Operations on Lists Only " draw:style-name="dp3" draw:master-page-name="Title_20_and_20_Content_5f_" presentation:presentation-page-layout-name="AL2T11">
        <office:forms form:automatic-focus="false" form:apply-design-mode="false"/>
        <draw:frame draw:name="Title 106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Operations on </text:span><text:span text:style-name="T3">Lists Only </text:span></text:p>
          </draw:text-box>
        </draw:frame>
        <draw:frame draw:name="Rectangle 106" presentation:style-name="pr7" draw:text-style-name="P10" draw:layer="layout" svg:width="26.368cm" svg:height="15.927cm" svg:x="0.64cm" svg:y="3.517cm" presentation:class="outline" presentation:user-transformed="true">
          <draw:text-box>
            <text:p text:style-name="P57"><text:span text:style-name="T364">&gt;&gt;&gt;</text:span><text:span text:style-name="T365"> li = [1, 11, 3, 4, 5]</text:span></text:p>
            <text:p text:style-name="P57"><text:span text:style-name="T365"/></text:p>
            <text:p text:style-name="P57"><text:span text:style-name="T364">&gt;&gt;&gt;</text:span><text:span text:style-name="T365"> li.append(‘a’)</text:span><text:span text:style-name="T365"><text:tab/></text:span><text:span text:style-name="T365"># Note the </text:span><text:span text:style-name="T434">method</text:span><text:span text:style-name="T365"> syntax</text:span></text:p>
            <text:p text:style-name="P57"><text:span text:style-name="T364">&gt;&gt;&gt;</text:span><text:span text:style-name="T365"> li</text:span></text:p>
            <text:p text:style-name="P57"><text:span text:style-name="T370">[1, 11, 3, 4, 5, ‘a’]</text:span></text:p>
            <text:p text:style-name="P57"><text:span text:style-name="T365"/></text:p>
            <text:p text:style-name="P57"><text:span text:style-name="T364">&gt;&gt;&gt;</text:span><text:span text:style-name="T365"> li.insert(2, ‘i’)</text:span></text:p>
            <text:p text:style-name="P57"><text:span text:style-name="T364">&gt;&gt;&gt;</text:span><text:span text:style-name="T365">li</text:span></text:p>
            <text:p text:style-name="P57"><text:span text:style-name="T370">[1, 11, ‘i’, 3, 4, 5, ‘a’]</text:span></text:p>
          </draw:text-box>
        </draw:frame>
        <presentation:notes draw:style-name="dp4">
          <draw:page-thumbnail draw:name="Rectangle 107" draw:style-name="gr1" draw:layer="layout" svg:width="17.271cm" svg:height="9.429cm" svg:x="2.159cm" svg:y="3.492cm" draw:page-number="82" presentation:class="page"/>
          <draw:frame draw:name="Rectangle 108" presentation:style-name="pr51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+ vs. extend vs. append " draw:style-name="dp3" draw:master-page-name="Title_20_and_20_Content_5f_" presentation:presentation-page-layout-name="AL2T11">
        <office:forms form:automatic-focus="false" form:apply-design-mode="false"/>
        <draw:frame draw:name="Title 107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+ vs. extend vs. </text:span><text:span text:style-name="T3">append </text:span></text:p>
          </draw:text-box>
        </draw:frame>
        <draw:frame draw:name="Rectangle 109" presentation:style-name="pr7" draw:text-style-name="P10" draw:layer="layout" svg:width="26.368cm" svg:height="15.927cm" svg:x="0.64cm" svg:y="3.517cm" presentation:class="outline" presentation:user-transformed="true">
          <draw:text-box>
            <text:list text:style-name="L52">
              <text:list-item>
                <text:p text:style-name="P83"><text:span text:style-name="T432">+</text:span><text:span text:style-name="T61"> creates a fresh list with a new memory reference</text:span></text:p>
              </text:list-item>
              <text:list-item>
                <text:p text:style-name="P83"><text:span text:style-name="T432">extend</text:span><text:span text:style-name="T61"> operates on list </text:span><text:span text:style-name="T342">li</text:span><text:span text:style-name="T61"> in place.</text:span></text:p>
              </text:list-item>
            </text:list>
            <text:p text:style-name="P84"><text:span text:style-name="T188"/></text:p>
            <text:p text:style-name="P85"><text:span text:style-name="T343">&gt;&gt;&gt;</text:span><text:span text:style-name="T344"> li.extend([9, 8, 7]) <text:s text:c="10"/></text:span></text:p>
            <text:p text:style-name="P85"><text:span text:style-name="T343">&gt;&gt;&gt; </text:span><text:span text:style-name="T344">li</text:span></text:p>
            <text:p text:style-name="P85"><text:span text:style-name="T435">[1, 2, ‘i’, 3, 4, 5, ‘a’, 9, 8, 7]</text:span></text:p>
            <text:p text:style-name="P84"><text:span text:style-name="T436"/></text:p>
            <text:list text:style-name="L53">
              <text:list-item>
                <text:p text:style-name="P83"><text:span text:style-name="T432">Potentially confusing</text:span><text:span text:style-name="T61">: </text:span></text:p>
              </text:list-item>
            </text:list>
            <text:list text:style-name="L54">
              <text:list-item>
                <text:list>
                  <text:list-item>
                    <text:p text:style-name="P86"><text:span text:style-name="T437">extend</text:span><text:span text:style-name="T70"> takes a list as an argument. </text:span></text:p>
                  </text:list-item>
                  <text:list-item>
                    <text:p text:style-name="P86"><text:span text:style-name="T437">append</text:span><text:span text:style-name="T70"> takes a singleton as an argument and adds it as a single element to end of list.</text:span></text:p>
                  </text:list-item>
                </text:list>
              </text:list-item>
            </text:list>
            <text:p text:style-name="P85"><text:span text:style-name="T343">&gt;&gt;&gt;</text:span><text:span text:style-name="T344"> li.append([10, 11, 12])</text:span></text:p>
            <text:p text:style-name="P85"><text:span text:style-name="T343">&gt;&gt;&gt;</text:span><text:span text:style-name="T344"> li</text:span></text:p>
            <text:p text:style-name="P85"><text:span text:style-name="T435">[1, 2, ‘i’, 3, 4, 5, ‘a’, 9, 8, 7, [10, 11, 12]]</text:span></text:p>
            <text:p text:style-name="P84"><text:span text:style-name="T438"/></text:p>
          </draw:text-box>
        </draw:frame>
        <presentation:notes draw:style-name="dp4">
          <draw:page-thumbnail draw:name="Rectangle 110" draw:style-name="gr1" draw:layer="layout" svg:width="17.271cm" svg:height="9.429cm" svg:x="2.159cm" svg:y="3.492cm" draw:page-number="83" presentation:class="page"/>
          <draw:frame draw:name="Rectangle 111" presentation:style-name="pr52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Operations on Lists Only" draw:style-name="dp3" draw:master-page-name="Title_20_and_20_Content_5f_" presentation:presentation-page-layout-name="AL2T11">
        <office:forms form:automatic-focus="false" form:apply-design-mode="false"/>
        <draw:frame draw:name="Title 108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Operations on </text:span><text:span text:style-name="T3">Lists Only</text:span></text:p>
          </draw:text-box>
        </draw:frame>
        <draw:frame draw:name="Rectangle 112" presentation:style-name="pr7" draw:text-style-name="P10" draw:layer="layout" svg:width="26.368cm" svg:height="15.927cm" svg:x="0.64cm" svg:y="3.517cm" presentation:class="outline" presentation:user-transformed="true">
          <draw:text-box>
            <text:p text:style-name="P16"><text:span text:style-name="T61">Lists have many methods, including index, count, remove, reverse, sort </text:span></text:p>
            <text:p text:style-name="P16"><text:span text:style-name="T343">&gt;&gt;&gt;</text:span><text:span text:style-name="T344"> li = [‘a’, ‘b’, ‘c’, ‘b’]</text:span></text:p>
            <text:p text:style-name="P16"><text:span text:style-name="T343">&gt;&gt;&gt;</text:span><text:span text:style-name="T344"> li.index(‘b’) <text:s/># index of 1</text:span><text:span text:style-name="T439">st</text:span><text:span text:style-name="T344"> occurrence</text:span></text:p>
            <text:p text:style-name="P16"><text:span text:style-name="T435">1</text:span></text:p>
            <text:p text:style-name="P16"><text:span text:style-name="T343">&gt;&gt;&gt;</text:span><text:span text:style-name="T344"> li.count(‘b’) <text:s/># number of occurrences</text:span></text:p>
            <text:p text:style-name="P16"><text:span text:style-name="T435">2</text:span></text:p>
            <text:p text:style-name="P16"><text:span text:style-name="T343">&gt;&gt;&gt;</text:span><text:span text:style-name="T344"> li.remove(‘b’) # remove 1</text:span><text:span text:style-name="T439">st</text:span><text:span text:style-name="T344"> occurrence</text:span></text:p>
            <text:p text:style-name="P16"><text:span text:style-name="T343">&gt;&gt;&gt;</text:span><text:span text:style-name="T344"> li</text:span></text:p>
            <text:p text:style-name="P16"><text:span text:style-name="T435"><text:s text:c="2"/></text:span><text:span text:style-name="T435">[‘a’, ‘c’, ‘b’]</text:span></text:p>
            <text:p text:style-name="P16"><text:span text:style-name="T440"/></text:p>
          </draw:text-box>
        </draw:frame>
        <presentation:notes draw:style-name="dp4">
          <draw:page-thumbnail draw:name="Rectangle 113" draw:style-name="gr1" draw:layer="layout" svg:width="17.271cm" svg:height="9.429cm" svg:x="2.159cm" svg:y="3.492cm" draw:page-number="84" presentation:class="page"/>
          <draw:frame draw:name="Rectangle 114" presentation:style-name="pr53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Operations on Lists Only (2)" draw:style-name="dp3" draw:master-page-name="Title_20_and_20_Content_5f_" presentation:presentation-page-layout-name="AL2T11">
        <office:forms form:automatic-focus="false" form:apply-design-mode="false"/>
        <draw:frame draw:name="Title 109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Operations on </text:span><text:span text:style-name="T3">Lists Only</text:span></text:p>
          </draw:text-box>
        </draw:frame>
        <draw:frame draw:name="Rectangle 115" presentation:style-name="pr7" draw:text-style-name="P10" draw:layer="layout" svg:width="26.368cm" svg:height="15.927cm" svg:x="0.64cm" svg:y="3.517cm" presentation:class="outline" presentation:user-transformed="true">
          <draw:text-box>
            <text:p text:style-name="P57"><text:span text:style-name="T318">&gt;&gt;&gt;</text:span><text:span text:style-name="T319"> li = [5, 2, 6, 8]</text:span></text:p>
            <text:p text:style-name="P57"><text:span text:style-name="T319"/></text:p>
            <text:p text:style-name="P57"><text:span text:style-name="T318">&gt;&gt;&gt;</text:span><text:span text:style-name="T319"> li.reverse() <text:s text:c="3"/># reverse the list </text:span><text:span text:style-name="T441">*in place*</text:span></text:p>
            <text:p text:style-name="P57"><text:span text:style-name="T318">&gt;&gt;&gt;</text:span><text:span text:style-name="T319"> li</text:span></text:p>
            <text:p text:style-name="P57"><text:span text:style-name="T319"><text:s text:c="2"/></text:span><text:span text:style-name="T325">[8, 6, 2, 5]</text:span></text:p>
            <text:p text:style-name="P57"><text:span text:style-name="T319"/></text:p>
            <text:p text:style-name="P57"><text:span text:style-name="T318">&gt;&gt;&gt;</text:span><text:span text:style-name="T319"> li.sort() <text:s text:c="6"/># sort the list </text:span><text:span text:style-name="T441">*in place*</text:span></text:p>
            <text:p text:style-name="P57"><text:span text:style-name="T318">&gt;&gt;&gt;</text:span><text:span text:style-name="T319"> li</text:span></text:p>
            <text:p text:style-name="P57"><text:span text:style-name="T319"><text:s text:c="2"/></text:span><text:span text:style-name="T325">[2, 5, 6, 8]</text:span></text:p>
            <text:p text:style-name="P57"><text:span text:style-name="T325"/></text:p>
            <text:p text:style-name="P57"><text:span text:style-name="T318">&gt;&gt;&gt;</text:span><text:span text:style-name="T319"> li.sort(some_function) <text:s/></text:span></text:p>
            <text:p text:style-name="P57"><text:span text:style-name="T319"><text:s text:c="4"/></text:span><text:span text:style-name="T319"># sort in place using user-defined comparison</text:span></text:p>
          </draw:text-box>
        </draw:frame>
        <presentation:notes draw:style-name="dp4">
          <draw:page-thumbnail draw:name="Rectangle 116" draw:style-name="gr1" draw:layer="layout" svg:width="17.271cm" svg:height="9.429cm" svg:x="2.159cm" svg:y="3.492cm" draw:page-number="85" presentation:class="page"/>
          <draw:frame draw:name="Rectangle 117" presentation:style-name="pr54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For Loops with Sequences 1/2" draw:style-name="dp3" draw:master-page-name="Title_20_and_20_Content_5f_" presentation:presentation-page-layout-name="AL2T11">
        <office:forms form:automatic-focus="false" form:apply-design-mode="false"/>
        <draw:frame draw:name="Title 110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For</text:span><text:span text:style-name="T92"> Loops with </text:span><text:span text:style-name="T92">Sequences 1/2</text:span></text:p>
          </draw:text-box>
        </draw:frame>
        <draw:frame draw:name="Rectangle 118" presentation:style-name="pr5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8"><text:span text:style-name="T61">A for-loop steps through each of the items in a collection type, or any other type of object which is “iterable”</text:span></text:p>
              </text:list-item>
            </text:list>
            <text:p text:style-name="P75"><text:span text:style-name="T442">for</text:span><text:span text:style-name="T365"> </text:span><text:span text:style-name="T368">&lt;item&gt; </text:span><text:span text:style-name="T442">in</text:span><text:span text:style-name="T365"> </text:span><text:span text:style-name="T443">&lt;sequence&gt;</text:span><text:span text:style-name="T365">:</text:span><text:span text:style-name="T365"><text:line-break/></text:span><text:span text:style-name="T365"> <text:s text:c="2"/></text:span><text:span text:style-name="T368">&lt;statements&gt;</text:span></text:p>
            <text:list text:style-name="L55">
              <text:list-item>
                <text:p text:style-name="P16"><text:span text:style-name="T61">If </text:span><text:span text:style-name="T444">&lt;sequence&gt;</text:span><text:span text:style-name="T61"> is a list or a tuple, then the loop steps through each element of the sequence</text:span></text:p>
              </text:list-item>
              <text:list-item>
                <text:p text:style-name="P16"><text:span text:style-name="T61">If </text:span><text:span text:style-name="T444">&lt;sequence&gt;</text:span><text:span text:style-name="T61"> is a string, then the loop steps through each character of the string <text:s/></text:span></text:p>
              </text:list-item>
            </text:list>
            <text:p text:style-name="P75"><text:span text:style-name="T442">for</text:span><text:span text:style-name="T365"> </text:span><text:span text:style-name="T368">someChar</text:span><text:span text:style-name="T365"> </text:span><text:span text:style-name="T442">in</text:span><text:span text:style-name="T365"> </text:span><text:span text:style-name="T367">‘Hello World’</text:span><text:span text:style-name="T365">:</text:span></text:p>
            <text:p text:style-name="P75"><text:span text:style-name="T365"><text:s text:c="4"/></text:span><text:span text:style-name="T442">print</text:span><text:span text:style-name="T368">(someChar)</text:span></text:p>
          </draw:text-box>
        </draw:frame>
        <presentation:notes draw:style-name="dp4">
          <draw:frame draw:name="Rectangle 119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120" draw:style-name="gr1" draw:layer="layout" svg:width="17.271cm" svg:height="9.429cm" svg:x="2.159cm" svg:y="3.492cm" draw:page-number="86" presentation:class="page"/>
          <draw:frame draw:name="Rectangle 121" presentation:style-name="pr55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For Loops with Sequences 2/2" draw:style-name="dp3" draw:master-page-name="Title_20_and_20_Content_5f_" presentation:presentation-page-layout-name="AL2T11">
        <office:forms form:automatic-focus="false" form:apply-design-mode="false"/>
        <draw:frame draw:name="Title 111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91">For</text:span><text:span text:style-name="T92"> Loops with </text:span><text:span text:style-name="T92">Sequences 2/2</text:span></text:p>
          </draw:text-box>
        </draw:frame>
        <draw:frame draw:name="Rectangle 122" presentation:style-name="pr5" draw:text-style-name="P10" draw:layer="layout" svg:width="26.368cm" svg:height="15.927cm" svg:x="0.64cm" svg:y="3.517cm" presentation:class="outline" presentation:user-transformed="true">
          <draw:text-box>
            <text:p text:style-name="P42"><text:span text:style-name="T442">for</text:span><text:span text:style-name="T365"> </text:span><text:span text:style-name="T368">&lt;item&gt; </text:span><text:span text:style-name="T442">in</text:span><text:span text:style-name="T365"> </text:span><text:span text:style-name="T443">&lt;sequence&gt;</text:span><text:span text:style-name="T365">:</text:span><text:span text:style-name="T365"><text:line-break/></text:span><text:span text:style-name="T368">&lt;statements&gt;</text:span></text:p>
            <text:list text:style-name="L56">
              <text:list-item>
                <text:p text:style-name="P16"><text:span text:style-name="T59">&lt;item&gt; </text:span><text:span text:style-name="T61">can be more than a single variable name</text:span></text:p>
              </text:list-item>
            </text:list>
            <text:list text:style-name="L57">
              <text:list-item>
                <text:p text:style-name="P16"><text:span text:style-name="T61">When the </text:span><text:span text:style-name="T444">&lt;sequence&gt;</text:span><text:span text:style-name="T61"> elements are themselves sequences, then </text:span><text:span text:style-name="T59">&lt;item&gt; </text:span><text:span text:style-name="T61">can match the structure of the elements.</text:span></text:p>
              </text:list-item>
              <text:list-item>
                <text:p text:style-name="P16"><text:span text:style-name="T61">This multiple assignment can make it easier to access the individual parts of each element</text:span></text:p>
              </text:list-item>
            </text:list>
            <text:p text:style-name="P42"><text:span text:style-name="T210">for</text:span><text:span text:style-name="T209"> </text:span><text:span text:style-name="T445">(x,y) </text:span><text:span text:style-name="T210">in</text:span><text:span text:style-name="T209"> </text:span><text:span text:style-name="T445">[(</text:span><text:span text:style-name="T446">‘a’</text:span><text:span text:style-name="T447">,</text:span><text:span text:style-name="T448">1</text:span><text:span text:style-name="T445">),(</text:span><text:span text:style-name="T446">‘b’</text:span><text:span text:style-name="T447">,</text:span><text:span text:style-name="T448">2</text:span><text:span text:style-name="T447">),(</text:span><text:span text:style-name="T446">‘c’</text:span><text:span text:style-name="T447">,</text:span><text:span text:style-name="T448">3</text:span><text:span text:style-name="T445">),(</text:span><text:span text:style-name="T446">‘d’</text:span><text:span text:style-name="T447">,</text:span><text:span text:style-name="T448">4</text:span><text:span text:style-name="T445">)]</text:span><text:span text:style-name="T209">:</text:span></text:p>
            <text:p text:style-name="P42"><text:span text:style-name="T209"><text:tab/></text:span><text:span text:style-name="T209"><text:tab/></text:span><text:span text:style-name="T210">print</text:span><text:span text:style-name="T445">(x)</text:span></text:p>
            <text:p text:style-name="P42"><text:span text:style-name="T449"><text:tab/></text:span><text:span text:style-name="T449"><text:tab/></text:span><text:span text:style-name="T210">print</text:span><text:span text:style-name="T445">(y)</text:span></text:p>
          </draw:text-box>
        </draw:frame>
        <presentation:notes draw:style-name="dp4">
          <draw:frame draw:name="Rectangle 123" presentation:style-name="pr26" draw:text-style-name="P60" draw:layer="layout" svg:width="9.355cm" svg:height="1.4cm" svg:x="12.229cm" svg:y="26.538cm" presentation:class="page-number" presentation:user-transformed="true">
            <draw:text-box>
              <text:p text:style-name="P59"><text:span text:style-name="T196"><text:page-number>&lt;number&gt;</text:page-number></text:span></text:p>
            </draw:text-box>
          </draw:frame>
          <draw:page-thumbnail draw:name="Rectangle 124" draw:style-name="gr1" draw:layer="layout" svg:width="17.271cm" svg:height="9.429cm" svg:x="2.159cm" svg:y="3.492cm" draw:page-number="87" presentation:class="page"/>
          <draw:frame draw:name="Rectangle 125" presentation:style-name="pr56" draw:text-style-name="P38" draw:layer="layout" svg:width="17.271cm" svg:height="11cm" svg:x="2.159cm" svg:y="13.446cm" presentation:class="notes" presentation:placeholder="true" presentation:user-transformed="true">
            <draw:text-box/>
          </draw:frame>
        </presentation:notes>
      </draw:page>
      <draw:page draw:name="Bitwise Operation on Integers" draw:style-name="dp3" draw:master-page-name="Title_20_and_20_Content_5f_" presentation:presentation-page-layout-name="AL2T11">
        <office:forms form:automatic-focus="false" form:apply-design-mode="false"/>
        <draw:frame draw:name="Title 112" presentation:style-name="pr4" draw:text-style-name="P12" draw:layer="layout" svg:width="27.939cm" svg:height="2.757cm" svg:x="0cm" svg:y="0cm" presentation:class="title" presentation:user-transformed="true">
          <draw:text-box>
            <text:p text:style-name="P6"><text:span text:style-name="T3">Bitwise </text:span><text:span text:style-name="T3">Operation on </text:span><text:span text:style-name="T3">Integers</text:span></text:p>
          </draw:text-box>
        </draw:frame>
        <draw:frame draw:name="Content Placeholder 66" presentation:style-name="pr5" draw:text-style-name="P10" draw:layer="layout" svg:width="26.368cm" svg:height="15.927cm" svg:x="0.64cm" svg:y="3.517cm" presentation:class="outline" presentation:user-transformed="true">
          <draw:text-box>
            <text:list text:style-name="L2">
              <text:list-item>
                <text:p text:style-name="P31"><text:span text:style-name="T5">Operations: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2">AND: </text:span><text:span text:style-name="T450">x &amp; y</text:span></text:p>
                  </text:list-item>
                  <text:list-item>
                    <text:p text:style-name="P32"><text:span text:style-name="T2">OR: <text:s/></text:span><text:span text:style-name="T450">x | y</text:span></text:p>
                  </text:list-item>
                  <text:list-item>
                    <text:p text:style-name="P32"><text:span text:style-name="T2">exclusive OR (XOR): </text:span><text:span text:style-name="T450">x ˆ y</text:span></text:p>
                  </text:list-item>
                  <text:list-item>
                    <text:p text:style-name="P32"><text:span text:style-name="T2">invert: </text:span><text:span text:style-name="T450">~x</text:span></text:p>
                  </text:list-item>
                  <text:list-item>
                    <text:p text:style-name="P32"><text:span text:style-name="T2">shift right n bits: </text:span><text:span text:style-name="T450">x &gt;&gt; n</text:span></text:p>
                  </text:list-item>
                  <text:list-item>
                    <text:p text:style-name="P32"><text:span text:style-name="T2">shift left n bits: </text:span><text:span text:style-name="T450">x &lt;&lt; n</text:span></text:p>
                  </text:list-item>
                </text:list>
              </text:list-item>
            </text:list>
            <text:p text:style-name="P45"><text:span text:style-name="T2"/></text:p>
            <text:list text:style-name="L14">
              <text:list-item>
                <text:p text:style-name="P43"><text:span text:style-name="T5">Use bin(x) to get binary representation string of x .</text:span></text:p>
              </text:list-item>
            </text:list>
          </draw:text-box>
        </draw:frame>
        <presentation:notes draw:style-name="dp2">
          <draw:page-thumbnail draw:style-name="gr1" draw:layer="layout" svg:width="19.19cm" svg:height="10.476cm" svg:x="1.199cm" svg:y="2.123cm" draw:page-number="88" presentation:class="page"/>
          <draw:frame presentation:style-name="pr6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oogle Sans" svg:font-family="'Google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swiss" style:font-pitch="variable"/>
    <style:font-face style:name="Lucida Sans Typewriter" svg:font-family="'Lucida Sans Typewriter'" style:font-family-generic="modern" style:font-pitch="fixed"/>
    <style:font-face style:name="Menlo" svg:font-family="Menlo" style:font-family-generic="modern" style:font-pitch="fixed"/>
    <style:font-face style:name="Menlo1" svg:font-family="Menlo" style:font-family-generic="decorative" style:font-pitch="variable"/>
    <style:font-face style:name="NimbusSanL" svg:font-family="NimbusSanL"/>
    <style:font-face style:name="Noto Sans" svg:font-family="'Noto Sans'" style:font-family-generic="roman" style:font-pitch="variable"/>
    <style:font-face style:name="SFTT1095" svg:font-family="SFTT1095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fixed"/>
    <style:font-face style:name="Wingdings" svg:font-family="Wingdings" style:font-pitch="variable"/>
    <style:font-face style:name="ＭＳ Ｐゴシック" svg:font-family="'ＭＳ Ｐゴシック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9_20_26" draw:display-name="msArrowOpenEnd 9 26" svg:viewBox="0 0 550 550" svg:d="M275 0l275 522-28 28-229-448v448h-37v-448l-229 448-27-2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Aptos" fo:font-family="Aptos" style:font-family-generic="swiss" style:font-pitch="variable" fo:font-size="12pt" fo:language="en" fo:country="US" style:letter-kerning="true" style:font-name-asian="Aptos" style:font-family-asian="Aptos" style:font-family-generic-asian="swiss" style:font-pitch-asian="variable" style:font-size-asian="12pt" style:language-asian="en" style:country-asian="US" style:font-name-complex="Aptos" style:font-family-complex="Aptos" style:font-family-generic-complex="swiss" style:font-pitch-complex="variable" style:font-size-complex="12pt" style:language-complex="ar" style:country-complex="SA"/>
    </style:style>
    <style:style style:name="EmailStyle15" style:family="graphic">
      <style:paragraph-properties style:text-autospace="none"/>
      <style:text-properties style:use-window-font-color="true" loext:opacity="0%" style:font-name="Aptos" fo:font-family="Aptos" style:font-family-generic="swiss" style:font-pitch="variable" fo:font-size="12pt" style:font-name-asian="Aptos" style:font-family-asian="Aptos" style:font-family-generic-asian="swiss" style:font-pitch-asian="variable" style:font-size-asian="12pt" style:font-name-complex="Aptos" style:font-family-complex="Aptos" style:font-family-generic-complex="swiss" style:font-pitch-complex="variable" style:font-size-complex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Arial Unicode MS" style:font-family-complex="'Arial Unicode M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Arial Unicode MS" style:font-family-complex="'Arial Unicode M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 style:writing-mode="lr-tb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and_20_Content-outline2" style:display-name="1_Title and Content-outline2" style:family="presentation" style:parent-style-name="_31__5f_Title_20_and_20_Content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3" style:display-name="1_Title and Content-outline3" style:family="presentation" style:parent-style-name="_31__5f_Title_20_and_20_Content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4" style:display-name="1_Title and Content-outline4" style:family="presentation" style:parent-style-name="_31__5f_Title_20_and_20_Content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 style:writing-mode="lr-tb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9pt" style:font-style-asian="normal" style:font-weight-asian="normal" style:font-name-complex="Arial Unicode MS" style:font-family-complex="'Arial Unicode M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false" style:shrink-to-fit="true" style:writing-mode="lr-tb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1.700000762939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_5f_-outline2" style:display-name="Two Content_-outline2" style:family="presentation" style:parent-style-name="Two_20_Content_5f_-outline1">
      <style:graphic-properties style:writing-mode="lr-tb"/>
      <style:paragraph-properties fo:margin-left="0cm" fo:margin-right="0cm" fo:margin-top="0.45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700000762939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_5f_-outline3" style:display-name="Two Content_-outline3" style:family="presentation" style:parent-style-name="Two_20_Content_5f_-outline2">
      <style:graphic-properties style:writing-mode="lr-tb"/>
      <style:paragraph-properties fo:margin-left="0cm" fo:margin-right="0cm" fo:margin-top="0.33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5f_-outline4" style:display-name="Two Content_-outline4" style:family="presentation" style:parent-style-name="Two_20_Content_5f_-outline3">
      <style:graphic-properties style:writing-mode="lr-tb"/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.3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_5f_-outline5" style:display-name="Two Content_-outline5" style:family="presentation" style:parent-style-name="Two_20_Content_5f_-outline4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left="0cm" fo:margin-right="0cm" fo:margin-top="0.113cm" fo:margin-bottom="0cm" fo:text-indent="0cm"/>
      <style:text-properties fo:font-size="22.7000007629395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 style:writing-mode="lr-tb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3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Title_20_and_20_Content_5f_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itle_20_and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8" style:family="presentation" style:parent-style-name="_31__5f_Title_20_and_20_Content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_31__5f_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_31__5f_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1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2" style:family="presentation" style:parent-style-name="Two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Two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Two_20_Content_5f_-title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Two_20_Content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Two_20_Content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loext:graphic-properties draw:fill="solid" draw:fill-color="#eeeee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0.954cm" svg:height="7.515cm" svg:x="3.491cm" svg:y="3.53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5.145cm" svg:height="12.521cm" svg:x="1.395cm" svg:y="5.05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4.097cm" svg:height="4.172cm" svg:x="1.919cm" svg:y="1.14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4.097cm" svg:height="13.697cm" svg:x="1.919cm" svg:y="5.74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6.024cm" svg:height="18.295cm" svg:x="19.994cm" svg:y="1.149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Vertical Text Placeholder 2" presentation:style-name="Mpr11" draw:text-style-name="MP15" draw:layer="backgroundobjects" svg:width="17.723cm" svg:height="18.295cm" svg:x="1.919cm" svg:y="1.14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<text:list>
                            <text:list-item>
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4.097cm" svg:height="4.172cm" svg:x="1.919cm" svg:y="1.14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4.097cm" svg:height="13.697cm" svg:x="1.919cm" svg:y="5.74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4.097cm" svg:height="8.979cm" svg:x="1.905cm" svg:y="5.382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4.097cm" svg:height="4.721cm" svg:x="1.905cm" svg:y="14.4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4.097cm" svg:height="4.172cm" svg:x="1.919cm" svg:y="1.14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1.874cm" svg:height="13.697cm" svg:x="1.919cm" svg:y="5.74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1.874cm" svg:height="13.697cm" svg:x="14.144cm" svg:y="5.74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4.097cm" svg:height="4.172cm" svg:x="1.923cm" svg:y="1.14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1.819cm" svg:height="2.593cm" svg:x="1.923cm" svg:y="5.292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1.819cm" svg:height="11.599cm" svg:x="1.923cm" svg:y="7.886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1.878cm" svg:height="2.593cm" svg:x="14.144cm" svg:y="5.292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1.878cm" svg:height="11.599cm" svg:x="14.144cm" svg:y="7.886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4.097cm" svg:height="4.172cm" svg:x="1.919cm" svg:y="1.14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25.145cm" svg:height="12.521cm" svg:x="1.396cm" svg:y="5.051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25.145cm" svg:height="3.604cm" svg:x="1.396cm" svg:y="0.861cm" presentation:class="title" presentation:placeholder="true">
        <draw:text-box/>
      </draw:frame>
      <draw:frame presentation:style-name="Blank-outline1" draw:layer="backgroundobjects" svg:width="25.145cm" svg:height="12.521cm" svg:x="1.396cm" svg:y="5.051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9.011cm" svg:height="5.037cm" svg:x="1.923cm" svg:y="1.439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4.143cm" svg:height="15.342cm" svg:x="11.877cm" svg:y="3.108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9.011cm" svg:height="11.999cm" svg:x="1.923cm" svg:y="6.477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9.011cm" svg:height="5.037cm" svg:x="1.923cm" svg:y="1.439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4.143cm" svg:height="15.342cm" svg:x="11.877cm" svg:y="3.108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9.011cm" svg:height="11.999cm" svg:x="1.923cm" svg:y="6.477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6.286cm" svg:height="1.148cm" svg:x="1.919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6.286cm" svg:height="1.148cm" svg:x="19.731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3" draw:text-style-name="MP20" draw:layer="backgroundobjects" svg:width="27.939cm" svg:height="2.757cm" svg:x="0cm" svg:y="0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54" draw:text-style-name="MP15" draw:layer="backgroundobjects" svg:width="26.368cm" svg:height="15.927cm" svg:x="0.64cm" svg:y="3.51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5" draw:text-style-name="MP8" draw:layer="backgroundobjects" svg:width="6.286cm" svg:height="1.148cm" svg:x="1.92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55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55" draw:text-style-name="MP8" draw:layer="backgroundobjects" svg:width="6.286cm" svg:height="1.148cm" svg:x="19.732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336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5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8" draw:text-style-name="MP20" draw:layer="backgroundobjects" svg:width="27.939cm" svg:height="9.075cm" svg:x="0cm" svg:y="5.277cm" presentation:class="title" presentation:user-transformed="true">
        <draw:text-box>
          <text:p text:style-name="MP5"><text:span text:style-name="MT4">Click to edit Master title style</text:span></text:p>
        </draw:text-box>
      </draw:frame>
      <draw:frame draw:name="Date Placeholder 3" presentation:style-name="Mpr59" draw:text-style-name="MP8" draw:layer="backgroundobjects" svg:width="6.286cm" svg:height="1.148cm" svg:x="1.92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59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59" draw:text-style-name="MP8" draw:layer="backgroundobjects" svg:width="6.286cm" svg:height="1.148cm" svg:x="19.732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_31__5f_Title_20_and_20_Content-outline1" draw:layer="backgroundobjects" svg:width="25.145cm" svg:height="12.521cm" svg:x="1.396cm" svg:y="5.051cm" presentation:class="outline" presentation:placeholder="true">
        <draw:text-box/>
      </draw:frame>
      <presentation:notes style:page-layout-name="PM0">
        <draw:page-thumbnail presentation:style-name="_31__5f_Title_20_and_20_Content-title" draw:layer="backgroundobjects" svg:width="0.001cm" svg:height="0.001cm" svg:x="0cm" svg:y="2.336cm" presentation:class="page"/>
        <draw:frame presentation:style-name="_31__5f_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60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Content Placeholder 2" presentation:style-name="Mpr62" draw:text-style-name="MP15" draw:layer="backgroundobjects" svg:width="13.271cm" svg:height="15.846cm" svg:x="0.523cm" svg:y="3.598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2" draw:text-style-name="MP15" draw:layer="backgroundobjects" svg:width="13.271cm" svg:height="15.846cm" svg:x="14.144cm" svg:y="3.59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3" draw:text-style-name="MP8" draw:layer="backgroundobjects" svg:width="6.286cm" svg:height="1.148cm" svg:x="1.92cm" svg:y="20.011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63" draw:text-style-name="MP8" draw:layer="backgroundobjects" svg:width="9.429cm" svg:height="1.148cm" svg:x="9.254cm" svg:y="20.011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63" draw:text-style-name="MP8" draw:layer="backgroundobjects" svg:width="6.286cm" svg:height="1.148cm" svg:x="19.732cm" svg:y="20.011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Title 1" presentation:style-name="Mpr64" draw:text-style-name="MP20" draw:layer="backgroundobjects" svg:width="27.939cm" svg:height="2.757cm" svg:x="0cm" svg:y="0cm" presentation:class="title" presentation:user-transformed="true">
        <draw:text-box>
          <text:p text:style-name="MP11"><text:span text:style-name="MT4">Click to edit Master title style</text:span></text:p>
        </draw:text-box>
      </draw:frame>
      <presentation:notes style:page-layout-name="PM0">
        <draw:page-thumbnail presentation:style-name="Two_20_Content_5f_-title" draw:layer="backgroundobjects" svg:width="0.001cm" svg:height="0.001cm" svg:x="0cm" svg:y="2.336cm" presentation:class="page"/>
        <draw:frame presentation:style-name="Two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6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yd Fletcher</meta:initial-creator>
    <meta:editing-cycles>343</meta:editing-cycles>
    <meta:creation-date>2024-11-16T04:06:25</meta:creation-date>
    <dc:date>2025-01-27T23:13:17.977740039</dc:date>
    <meta:editing-duration>P1DT8H44M26S</meta:editing-duration>
    <meta:generator>LibreOffice/24.8.3.2$MacOSX_AARCH64 LibreOffice_project/48a6bac9e7e268aeb4c3483fcf825c94556d9f92</meta:generator>
    <meta:print-date>2025-01-18T21:04:05.151724415</meta:print-date>
    <meta:printed-by>PDF files</meta:printed-by>
    <meta:document-statistic meta:object-count="594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